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D00000029142456B3DE8B4FEA.png" manifest:media-type="image/png"/>
  <manifest:file-entry manifest:full-path="Pictures/10000167000002FF0000043D7FBBAEB6AD7A03D5.svg" manifest:media-type="image/svg+xml"/>
  <manifest:file-entry manifest:full-path="Pictures/100000BA000000B9000003B8FCAC203DB60FA8CA.svg" manifest:media-type="image/svg+xml"/>
  <manifest:file-entry manifest:full-path="Pictures/1000020100000007000000249BE333ABB78A3D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monospace" svg:font-family="monospace, monospace"/>
    <style:font-face style:name="scandia-web" svg:font-family="scandia-web, sans-serif"/>
    <style:font-face style:name="source-code-pro" svg:font-family="source-code-pr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BoutrosAsma" svg:font-family="BoutrosAsma" style:font-pitch="variable"/>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loext:graphic-properties draw:fill="solid" draw:fill-color="#fbfbfd" draw:opacity="100%"/>
      <style:paragraph-properties fo:margin-left="0in" fo:margin-right="0in" fo:margin-top="0in" fo:margin-bottom="0.1965in" loext:contextual-spacing="false" fo:line-height="200%" fo:text-align="start" style:justify-single-word="false" fo:orphans="2" fo:widows="2" fo:text-indent="0in" style:auto-text-indent="false" fo:background-color="#fbfbfd"/>
    </style:style>
    <style:style style:name="P2" style:family="paragraph" style:parent-style-name="Heading_20_1">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scandia-web" fo:letter-spacing="normal" fo:font-style="normal" style:text-underline-style="none" fo:font-weight="bold"/>
    </style:style>
    <style:style style:name="P3" style:family="paragraph" style:parent-style-name="Heading_20_1">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scandia-web" fo:font-size="24pt" fo:letter-spacing="normal" fo:font-style="normal" style:text-underline-style="none" fo:font-weight="bold" style:font-size-asian="24pt" style:font-size-complex="24pt"/>
    </style:style>
    <style:style style:name="P4" style:family="paragraph" style:parent-style-name="Heading_20_1">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FreeSans" fo:font-size="24pt" fo:letter-spacing="normal" fo:font-style="normal" style:text-underline-style="none" fo:font-weight="bold" style:font-size-asian="24pt" style:font-size-complex="24pt"/>
    </style:style>
    <style:style style:name="P5" style:family="paragraph" style:parent-style-name="Heading_20_1">
      <style:paragraph-properties fo:margin-left="0in" fo:margin-right="0in" fo:margin-top="0in" fo:margin-bottom="0.0972in" loext:contextual-spacing="false" fo:line-height="200%" fo:text-align="start" style:justify-single-word="false" fo:orphans="2" fo:widows="2" fo:text-indent="0in" style:auto-text-indent="false"/>
    </style:style>
    <style:style style:name="P6" style:family="paragraph" style:parent-style-name="Heading_20_1">
      <loext:graphic-properties draw:fill="solid" draw:fill-color="#fbfbfd" draw:opacity="100%"/>
      <style:paragraph-properties fo:margin-left="0in" fo:margin-right="0in" fo:margin-top="0in" fo:margin-bottom="0.0972in" loext:contextual-spacing="false" fo:line-height="200%" fo:text-align="center" style:justify-single-word="false" fo:orphans="2" fo:widows="2" fo:text-indent="0in" style:auto-text-indent="false" fo:background-color="#fbfbfd"/>
      <style:text-properties officeooo:paragraph-rsid="002aa30e"/>
    </style:style>
    <style:style style:name="P7" style:family="paragraph" style:parent-style-name="Heading_20_1">
      <loext:graphic-properties draw:fill="solid" draw:fill-color="#fbfbfd" draw:opacity="100%"/>
      <style:paragraph-properties fo:margin-top="0in" fo:margin-bottom="0.1965in" loext:contextual-spacing="false" fo:line-height="200%" fo:text-align="start" style:justify-single-word="false" fo:orphans="2" fo:widows="2" fo:background-color="#fbfbfd"/>
      <style:text-properties style:text-underline-style="none" officeooo:paragraph-rsid="002863d3"/>
    </style:style>
    <style:style style:name="P8" style:family="paragraph" style:parent-style-name="Heading_20_1">
      <loext:graphic-properties draw:fill="solid" draw:fill-color="#fbfbfd" draw:opacity="100%"/>
      <style:paragraph-properties fo:margin-top="0in" fo:margin-bottom="0.1965in" loext:contextual-spacing="false" fo:line-height="200%" fo:text-align="start" style:justify-single-word="false" fo:orphans="2" fo:widows="2" fo:background-color="#fbfbfd"/>
      <style:text-properties officeooo:paragraph-rsid="002863d3"/>
    </style:style>
    <style:style style:name="P9" style:family="paragraph" style:parent-style-name="Heading_20_1">
      <loext:graphic-properties draw:fill="solid" draw:fill-color="#fbfbfd" draw:opacity="100%"/>
      <style:paragraph-properties fo:margin-top="0in" fo:margin-bottom="0.1965in" loext:contextual-spacing="false" fo:line-height="200%" fo:text-align="start" style:justify-single-word="false" fo:orphans="2" fo:widows="2" fo:background-color="#fbfbfd"/>
    </style:style>
    <style:style style:name="P10" style:family="paragraph" style:parent-style-name="Heading_20_1">
      <style:paragraph-properties fo:margin-left="0in" fo:margin-right="0.3937in" fo:margin-top="0in" fo:margin-bottom="0.0972in" loext:contextual-spacing="false" fo:line-height="200%" fo:orphans="2" fo:widows="2" fo:text-indent="0in" style:auto-text-indent="false"/>
      <style:text-properties fo:font-variant="normal" fo:text-transform="none" fo:color="#090910" style:font-name="scandia-web" fo:letter-spacing="normal" fo:font-style="normal" style:text-underline-style="none" fo:font-weight="bold" fo:background-color="#ffffff"/>
    </style:style>
    <style:style style:name="P11" style:family="paragraph" style:parent-style-name="Standard">
      <style:paragraph-properties fo:line-height="200%"/>
      <style:text-properties style:font-name="FreeSans" style:text-underline-style="none"/>
    </style:style>
    <style:style style:name="P12" style:family="paragraph" style:parent-style-name="Text_20_body">
      <style:paragraph-properties fo:line-height="200%"/>
    </style:style>
    <style:style style:name="P13" style:family="paragraph" style:parent-style-name="Text_20_body" style:list-style-name="L1">
      <style:paragraph-properties fo:margin-left="0.25in" fo:margin-right="0in" fo:margin-top="0in" fo:margin-bottom="0in" loext:contextual-spacing="false" fo:line-height="200%" fo:text-indent="0in" style:auto-text-indent="false" fo:padding="0in" fo:border="none"/>
      <style:text-properties style:font-name="FreeSans" fo:font-size="16pt" style:text-underline-style="none" fo:font-weight="bold" officeooo:paragraph-rsid="002738ae" style:font-size-asian="16pt" style:font-weight-asian="bold" style:font-size-complex="16pt" style:font-weight-complex="bold" loext:padding="0in" loext:border="none"/>
    </style:style>
    <style:style style:name="P14" style:family="paragraph" style:parent-style-name="Text_20_body">
      <style:paragraph-properties fo:margin-left="0.25in" fo:margin-right="0in" fo:margin-top="0in" fo:margin-bottom="0in" loext:contextual-spacing="false" fo:line-height="200%" fo:text-indent="0in" style:auto-text-indent="false" fo:padding="0in" fo:border="none"/>
      <style:text-properties style:font-name="FreeSans" style:text-underline-style="none" loext:padding="0in" loext:border="none"/>
    </style:style>
    <style:style style:name="P15" style:family="paragraph" style:parent-style-name="Text_20_body">
      <style:paragraph-properties fo:margin-left="0.5in" fo:margin-right="0in" fo:margin-top="0in" fo:margin-bottom="0in" loext:contextual-spacing="false" fo:line-height="200%" fo:text-indent="0in" style:auto-text-indent="false" fo:padding="0in" fo:border="none"/>
      <style:text-properties style:font-name="FreeSans" style:text-underline-style="none" loext:padding="0in" loext:border="none"/>
    </style:style>
    <style:style style:name="P16"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6pt" fo:language="en" fo:country="US" fo:font-style="normal" style:text-underline-style="none" fo:font-weight="bold" style:font-size-asian="16pt" style:font-style-asian="normal" style:font-weight-asian="bold" style:font-size-complex="16pt" style:font-style-complex="normal" style:font-weight-complex="bold" loext:padding="0in" loext:border="none"/>
    </style:style>
    <style:style style:name="P17" style:family="paragraph" style:parent-style-name="Text_20_body">
      <style:paragraph-properties fo:margin-left="0in" fo:margin-right="0in" fo:margin-top="0in" fo:margin-bottom="0in" loext:contextual-spacing="false" fo:line-height="200%" fo:text-align="start" style:justify-single-word="false" fo:text-indent="0in" style:auto-text-indent="false" fo:padding="0in" fo:border="none"/>
      <style:text-properties style:font-name="FreeSans" fo:font-size="16pt" fo:language="en" fo:country="US" fo:font-style="normal" style:text-underline-style="none" fo:font-weight="bold" officeooo:paragraph-rsid="001d11b0" style:font-size-asian="16pt" style:font-style-asian="normal" style:font-weight-asian="bold" style:font-size-complex="16pt" style:font-style-complex="normal" style:font-weight-complex="bold" loext:padding="0in" loext:border="none"/>
    </style:style>
    <style:style style:name="P18"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fo:language="en" fo:country="US" style:text-underline-style="none" style:font-size-asian="15pt" style:font-size-complex="15pt" loext:padding="0in" loext:border="none"/>
    </style:style>
    <style:style style:name="P19"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fo:language="en" fo:country="US" style:text-underline-style="none" officeooo:paragraph-rsid="001d11b0" style:font-size-asian="15pt" style:font-size-complex="15pt" loext:padding="0in" loext:border="none"/>
    </style:style>
    <style:style style:name="P20"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fo:language="en" fo:country="US" style:text-underline-style="none" fo:background-color="#f1f1f1" style:font-size-asian="15pt" style:font-size-complex="15pt" loext:padding="0in" loext:border="none"/>
    </style:style>
    <style:style style:name="P21"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fo:language="en" fo:country="US" style:text-underline-style="none" officeooo:paragraph-rsid="001d11b0" fo:background-color="#f1f1f1" style:font-size-asian="15pt" style:font-size-complex="15pt" loext:padding="0in" loext:border="none"/>
    </style:style>
    <style:style style:name="P22"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style:text-underline-style="none" style:font-size-asian="15pt" style:font-size-complex="15pt" loext:padding="0in" loext:border="none"/>
    </style:style>
    <style:style style:name="P23"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style:text-underline-style="none" officeooo:paragraph-rsid="001d11b0" style:font-size-asian="15pt" style:font-size-complex="15pt" loext:padding="0in" loext:border="none"/>
    </style:style>
    <style:style style:name="P24"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7pt" fo:language="en" fo:country="US" style:text-underline-style="none" fo:font-weight="bold" style:font-size-asian="15pt" style:font-weight-asian="bold" style:font-size-complex="15pt" style:font-weight-complex="bold" loext:padding="0in" loext:border="none"/>
    </style:style>
    <style:style style:name="P25"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ab-stops>
          <style:tab-stop style:position="3.3146in"/>
        </style:tab-stops>
      </style:paragraph-properties>
      <style:text-properties style:font-name="FreeSans" fo:font-size="48pt" fo:language="en" fo:country="US" style:text-underline-style="none" fo:font-weight="normal" style:font-size-asian="72pt" style:font-weight-asian="normal" style:font-size-complex="72pt" style:font-weight-complex="normal" loext:padding="0in" loext:border="none"/>
    </style:style>
    <style:style style:name="P26"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ab-stops>
          <style:tab-stop style:position="3.3146in"/>
        </style:tab-stops>
      </style:paragraph-properties>
      <style:text-properties style:font-name="FreeSans" fo:font-size="48pt" fo:language="en" fo:country="US" style:text-underline-style="none" fo:font-weight="normal" officeooo:paragraph-rsid="001dd463" style:font-size-asian="72pt" style:font-weight-asian="normal" style:font-size-complex="72pt" style:font-weight-complex="normal" loext:padding="0in" loext:border="none"/>
    </style:style>
    <style:style style:name="P27"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style:text-underline-style="none" loext:padding="0in" loext:border="none"/>
    </style:style>
    <style:style style:name="P28"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ext-properties style:font-name="FreeSans" style:text-underline-style="none" officeooo:paragraph-rsid="001d11b0" loext:padding="0in" loext:border="none"/>
    </style:style>
    <style:style style:name="P29" style:family="paragraph" style:parent-style-name="Text_20_body">
      <style:paragraph-properties fo:margin-left="0in" fo:margin-right="0in" fo:margin-top="0in" fo:margin-bottom="0in" loext:contextual-spacing="false" fo:line-height="200%" fo:text-align="start" style:justify-single-word="false" fo:text-indent="0in" style:auto-text-indent="false" fo:padding="0in" fo:border="none"/>
      <style:text-properties style:font-name="FreeSans" style:text-underline-style="none" officeooo:paragraph-rsid="002738ae" loext:padding="0in" loext:border="none"/>
    </style:style>
    <style:style style:name="P30"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text-underline-style="none"/>
    </style:style>
    <style:style style:name="P31"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text-underline-style="none" officeooo:paragraph-rsid="001d11b0"/>
    </style:style>
    <style:style style:name="P32" style:family="paragraph" style:parent-style-name="Text_20_body">
      <style:paragraph-properties fo:margin-left="0in" fo:margin-right="0in" fo:margin-top="0in" fo:margin-bottom="0in" loext:contextual-spacing="false" fo:line-height="200%" fo:text-align="start" style:justify-single-word="false" fo:text-indent="0in" style:auto-text-indent="false" fo:padding="0in" fo:border="none">
        <style:tab-stops>
          <style:tab-stop style:position="3.3146in"/>
        </style:tab-stops>
      </style:paragraph-properties>
      <style:text-properties style:text-underline-style="none" officeooo:paragraph-rsid="001dd463"/>
    </style:style>
    <style:style style:name="P33" style:family="paragraph" style:parent-style-name="Text_20_body" style:list-style-name="L6">
      <style:paragraph-properties fo:margin-left="0in" fo:margin-right="0in" fo:margin-top="0in" fo:margin-bottom="0in" loext:contextual-spacing="false" fo:line-height="200%" fo:orphans="2" fo:widows="2" fo:text-indent="0in" style:auto-text-indent="false" fo:padding="0in" fo:border="none"/>
      <style:text-properties style:text-underline-style="none"/>
    </style:style>
    <style:style style:name="P34" style:family="paragraph" style:parent-style-name="Text_20_body">
      <style:paragraph-properties fo:margin-left="0in" fo:margin-right="0in" fo:margin-top="0in" fo:margin-bottom="0in" loext:contextual-spacing="false" fo:line-height="200%" fo:text-indent="0in" style:auto-text-indent="false" fo:padding="0in" fo:border="none"/>
      <style:text-properties style:font-name="FreeSans" fo:font-size="15pt" style:text-underline-style="none" style:font-size-asian="15pt" style:font-size-complex="15pt"/>
    </style:style>
    <style:style style:name="P35" style:family="paragraph" style:parent-style-name="Text_20_body">
      <style:paragraph-properties fo:margin-left="0in" fo:margin-right="0in" fo:margin-top="0in" fo:margin-bottom="0in" loext:contextual-spacing="false" fo:line-height="200%" fo:text-indent="0in" style:auto-text-indent="false" fo:padding="0in" fo:border="none"/>
    </style:style>
    <style:style style:name="P36" style:family="paragraph" style:parent-style-name="Text_20_body">
      <style:paragraph-properties fo:margin-left="0in" fo:margin-right="0in" fo:margin-top="0in" fo:margin-bottom="0in" loext:contextual-spacing="false" fo:line-height="200%" fo:text-indent="0in" style:auto-text-indent="false" fo:padding="0in" fo:border="none"/>
      <style:text-properties officeooo:paragraph-rsid="001d11b0"/>
    </style:style>
    <style:style style:name="P37" style:family="paragraph" style:parent-style-name="Text_20_body">
      <style:paragraph-properties fo:margin-left="0in" fo:margin-right="0in" fo:margin-top="0in" fo:margin-bottom="0in" loext:contextual-spacing="false" fo:line-height="200%" fo:text-align="start" style:justify-single-word="false" fo:text-indent="0in" style:auto-text-indent="false" fo:padding="0in" fo:border="none">
        <style:tab-stops>
          <style:tab-stop style:position="3.3146in"/>
        </style:tab-stops>
      </style:paragraph-properties>
      <style:text-properties officeooo:paragraph-rsid="001dd463"/>
    </style:style>
    <style:style style:name="P38" style:family="paragraph" style:parent-style-name="Text_20_body" style:list-style-name="L7">
      <style:paragraph-properties fo:margin-left="0in" fo:margin-right="0in" fo:margin-top="0in" fo:margin-bottom="0in" loext:contextual-spacing="false" fo:line-height="200%" fo:orphans="2" fo:widows="2" fo:text-indent="0in" style:auto-text-indent="false" fo:padding="0in" fo:border="none"/>
    </style:style>
    <style:style style:name="P39" style:family="paragraph" style:parent-style-name="Text_20_body">
      <style:paragraph-properties fo:margin-left="0in" fo:margin-right="0in" fo:margin-top="0in" fo:margin-bottom="0.0972in" loext:contextual-spacing="false" fo:line-height="200%" fo:orphans="2" fo:widows="2" fo:text-indent="0in" style:auto-text-indent="false"/>
      <style:text-properties fo:font-variant="normal" fo:text-transform="none" style:font-name="scandia-web" fo:font-size="12pt" fo:letter-spacing="normal" fo:font-style="normal" style:text-underline-style="none" fo:font-weight="normal"/>
    </style:style>
    <style:style style:name="P40" style:family="paragraph" style:parent-style-name="Text_20_body">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scandia-web" fo:font-size="30pt" fo:letter-spacing="normal" fo:font-style="normal" style:text-underline-style="none" fo:font-weight="bold" style:font-size-asian="24pt" style:font-weight-asian="bold" style:font-size-complex="24pt" style:font-weight-complex="bold"/>
    </style:style>
    <style:style style:name="P41" style:family="paragraph" style:parent-style-name="Text_20_body">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scandia-web" fo:letter-spacing="normal" fo:font-style="normal" style:text-underline-style="none" fo:font-weight="bold"/>
    </style:style>
    <style:style style:name="P42" style:family="paragraph" style:parent-style-name="Text_20_body">
      <style:paragraph-properties fo:margin-left="0in" fo:margin-right="0in" fo:margin-top="0in" fo:margin-bottom="0.0972in" loext:contextual-spacing="false" fo:line-height="200%" fo:orphans="2" fo:widows="2" fo:text-indent="0in" style:auto-text-indent="false"/>
      <style:text-properties fo:font-variant="normal" fo:text-transform="none" fo:color="#090910" style:font-name="FreeSans" fo:font-size="14pt" fo:letter-spacing="normal" fo:font-style="normal" style:text-underline-style="none" fo:font-weight="bold" style:font-size-asian="14pt" style:font-size-complex="14pt"/>
    </style:style>
    <style:style style:name="P43" style:family="paragraph" style:parent-style-name="Text_20_body">
      <style:paragraph-properties fo:margin-left="0in" fo:margin-right="0in" fo:margin-top="0in" fo:margin-bottom="0.0972in" loext:contextual-spacing="false" fo:line-height="200%" fo:orphans="2" fo:widows="2" fo:text-indent="0in" style:auto-text-indent="false"/>
      <style:text-properties fo:font-variant="normal" fo:text-transform="none" style:font-name="FreeSans" fo:font-size="14pt" fo:letter-spacing="normal" fo:font-style="normal" style:text-underline-style="none" fo:font-weight="normal" style:font-size-asian="14pt" style:font-size-complex="14pt"/>
    </style:style>
    <style:style style:name="P44" style:family="paragraph" style:parent-style-name="Text_20_body">
      <style:paragraph-properties fo:margin-left="0in" fo:margin-right="0in" fo:margin-top="0in" fo:margin-bottom="0.0972in" loext:contextual-spacing="false" fo:line-height="200%" fo:orphans="2" fo:widows="2" fo:text-indent="0in" style:auto-text-indent="false"/>
      <style:text-properties fo:font-variant="normal" fo:text-transform="none" style:font-name="FreeSans" fo:font-size="15pt" fo:letter-spacing="normal" fo:font-style="normal" style:text-underline-style="none" fo:font-weight="normal" style:font-size-asian="15pt" style:font-size-complex="15pt"/>
    </style:style>
    <style:style style:name="P45" style:family="paragraph" style:parent-style-name="Text_20_body">
      <style:paragraph-properties fo:margin-left="0in" fo:margin-right="0in" fo:margin-top="0in" fo:margin-bottom="0.0972in" loext:contextual-spacing="false" fo:line-height="200%" fo:text-align="start" style:justify-single-word="false" fo:orphans="2" fo:widows="2" fo:text-indent="0in" style:auto-text-indent="false"/>
      <style:text-properties style:text-underline-style="none"/>
    </style:style>
    <style:style style:name="P46" style:family="paragraph" style:parent-style-name="Text_20_body">
      <style:paragraph-properties fo:margin-left="0in" fo:margin-right="0in" fo:margin-top="0in" fo:margin-bottom="0.0972in" loext:contextual-spacing="false" fo:line-height="200%" fo:orphans="2" fo:widows="2" fo:text-indent="0in" style:auto-text-indent="false"/>
      <style:text-properties style:text-underline-style="none"/>
    </style:style>
    <style:style style:name="P47" style:family="paragraph" style:parent-style-name="Text_20_body">
      <style:paragraph-properties fo:margin-left="0in" fo:margin-right="0in" fo:margin-top="0in" fo:margin-bottom="0.0972in" loext:contextual-spacing="false" fo:line-height="200%" fo:text-align="start" style:justify-single-word="false" fo:orphans="2" fo:widows="2" fo:text-indent="0in" style:auto-text-indent="false"/>
    </style:style>
    <style:style style:name="P48" style:family="paragraph" style:parent-style-name="Text_20_body">
      <style:paragraph-properties fo:margin-left="0in" fo:margin-right="0in" fo:margin-top="0in" fo:margin-bottom="0.0972in" loext:contextual-spacing="false" fo:line-height="200%" fo:orphans="2" fo:widows="2" fo:text-indent="0in" style:auto-text-indent="false"/>
    </style:style>
    <style:style style:name="P49" style:family="paragraph" style:parent-style-name="Text_20_body">
      <style:paragraph-properties fo:margin-left="0in" fo:margin-right="0in" fo:margin-top="0in" fo:margin-bottom="0.0972in" loext:contextual-spacing="false" fo:line-height="200%" fo:orphans="2" fo:widows="2" fo:text-indent="0in" style:auto-text-indent="false"/>
      <style:text-properties officeooo:paragraph-rsid="002c7acc"/>
    </style:style>
    <style:style style:name="P50" style:family="paragraph" style:parent-style-name="Text_20_body">
      <loext:graphic-properties draw:fill="solid" draw:fill-color="#fbfbfd" draw:opacity="100%"/>
      <style:paragraph-properties fo:margin-left="0in" fo:margin-right="0in" fo:margin-top="0in" fo:margin-bottom="0.1965in" loext:contextual-spacing="false" fo:line-height="200%" fo:text-align="start" style:justify-single-word="false" fo:orphans="2" fo:widows="2" fo:text-indent="0in" style:auto-text-indent="false" fo:background-color="#fbfbfd"/>
    </style:style>
    <style:style style:name="P51" style:family="paragraph" style:parent-style-name="Text_20_body">
      <style:paragraph-properties fo:margin-left="0.3937in" fo:margin-right="0.3937in" fo:margin-top="0in" fo:margin-bottom="0in" loext:contextual-spacing="false" fo:line-height="200%" fo:orphans="2" fo:widows="2" fo:text-indent="0in" style:auto-text-indent="false"/>
    </style:style>
    <style:style style:name="P52" style:family="paragraph" style:parent-style-name="Text_20_body">
      <style:paragraph-properties fo:margin-left="0.3937in" fo:margin-right="0.3937in" fo:margin-top="0in" fo:margin-bottom="0in" loext:contextual-spacing="false" fo:line-height="200%" fo:orphans="2" fo:widows="2" fo:text-indent="0in" style:auto-text-indent="false"/>
      <style:text-properties fo:font-variant="normal" fo:text-transform="none" fo:color="#090910" style:font-name="scandia-web" fo:font-size="12pt" fo:letter-spacing="normal" fo:font-style="normal" style:text-underline-style="none" fo:font-weight="normal" fo:background-color="#ffffff"/>
    </style:style>
    <style:style style:name="P53" style:family="paragraph" style:parent-style-name="Text_20_body">
      <style:paragraph-properties fo:margin-left="0in" fo:margin-right="0.3937in" fo:margin-top="0in" fo:margin-bottom="0in" loext:contextual-spacing="false" fo:line-height="200%" fo:orphans="2" fo:widows="2" fo:text-indent="0in" style:auto-text-indent="false"/>
      <style:text-properties fo:font-variant="normal" fo:text-transform="none" fo:color="#090910" style:font-name="scandia-web" fo:font-size="12pt" fo:letter-spacing="normal" fo:font-style="normal" style:text-underline-style="none" fo:font-weight="normal" fo:background-color="#ffffff"/>
    </style:style>
    <style:style style:name="P54" style:family="paragraph" style:parent-style-name="Text_20_body">
      <style:paragraph-properties fo:margin-left="0in" fo:margin-right="0.3937in" fo:margin-top="0in" fo:margin-bottom="0in" loext:contextual-spacing="false" fo:line-height="200%" fo:orphans="2" fo:widows="2" fo:text-indent="0in" style:auto-text-indent="false"/>
      <style:text-properties fo:font-variant="normal" fo:text-transform="none" fo:color="#090910" style:font-name="FreeSans" fo:font-size="14pt" fo:letter-spacing="normal" fo:font-style="normal" style:text-underline-style="none" fo:font-weight="normal" fo:background-color="#ffffff" style:font-size-asian="14pt" style:font-size-complex="14pt"/>
    </style:style>
    <style:style style:name="P55" style:family="paragraph" style:parent-style-name="Text_20_body">
      <style:paragraph-properties fo:margin-left="0in" fo:margin-right="0.3937in" fo:margin-top="0in" fo:margin-bottom="0in" loext:contextual-spacing="false" fo:line-height="200%" fo:orphans="2" fo:widows="2" fo:text-indent="0in" style:auto-text-indent="false"/>
      <style:text-properties fo:font-variant="normal" fo:text-transform="none" fo:color="#090910" style:font-name="FreeSans" fo:font-size="15pt" fo:letter-spacing="normal" fo:font-style="normal" style:text-underline-style="none" fo:font-weight="normal" fo:background-color="#ffffff" style:font-size-asian="15pt" style:font-size-complex="15pt"/>
    </style:style>
    <style:style style:name="P56" style:family="paragraph" style:parent-style-name="Text_20_body">
      <style:paragraph-properties fo:margin-left="0in" fo:margin-right="0.3937in" fo:margin-top="0in" fo:margin-bottom="0in" loext:contextual-spacing="false" fo:line-height="200%" fo:orphans="2" fo:widows="2" fo:text-indent="0in" style:auto-text-indent="false"/>
      <style:text-properties style:text-underline-style="none"/>
    </style:style>
    <style:style style:name="P57" style:family="paragraph" style:parent-style-name="Text_20_body">
      <style:paragraph-properties fo:margin-left="0in" fo:margin-right="0.3937in" fo:margin-top="0in" fo:margin-bottom="0in" loext:contextual-spacing="false" fo:line-height="200%" fo:orphans="2" fo:widows="2" fo:text-indent="0in" style:auto-text-indent="false"/>
    </style:style>
    <style:style style:name="P58" style:family="paragraph" style:parent-style-name="Text_20_body">
      <loext:graphic-properties draw:fill="solid" draw:fill-color="#fbfbfd" draw:opacity="100%"/>
      <style:paragraph-properties fo:margin-top="0in" fo:margin-bottom="0.1965in" loext:contextual-spacing="false" fo:line-height="200%" fo:text-align="start" style:justify-single-word="false" fo:orphans="2" fo:widows="2" fo:background-color="#fbfbfd"/>
    </style:style>
    <style:style style:name="P59" style:family="paragraph" style:parent-style-name="Text_20_body">
      <style:paragraph-properties fo:margin-left="0in" fo:margin-right="0.3937in" fo:margin-top="0in" fo:margin-bottom="0.0972in" loext:contextual-spacing="false" fo:line-height="200%" fo:orphans="2" fo:widows="2" fo:text-indent="0in" style:auto-text-indent="false"/>
      <style:text-properties fo:background-color="#ffffff"/>
    </style:style>
    <style:style style:name="P60" style:family="paragraph" style:parent-style-name="Text_20_body">
      <style:paragraph-properties fo:margin-left="0in" fo:margin-right="0.3937in" fo:margin-top="0in" fo:margin-bottom="0.0972in" loext:contextual-spacing="false" fo:line-height="200%" fo:orphans="2" fo:widows="2" fo:text-indent="0in" style:auto-text-indent="false"/>
      <style:text-properties style:text-underline-style="none" fo:background-color="#ffffff"/>
    </style:style>
    <style:style style:name="P61" style:family="paragraph" style:parent-style-name="Text_20_body" style:list-style-name="L7">
      <style:paragraph-properties fo:margin-top="0in" fo:margin-bottom="0in" loext:contextual-spacing="false" fo:line-height="200%" fo:orphans="2" fo:widows="2" fo:padding="0in" fo:border="none"/>
      <style:text-properties fo:font-variant="normal" fo:text-transform="none" fo:color="#090910" style:font-name="scandia-web" fo:font-size="12pt" fo:letter-spacing="normal" fo:font-style="normal" style:text-underline-style="none" fo:font-weight="normal"/>
    </style:style>
    <style:style style:name="P62" style:family="paragraph" style:parent-style-name="Text_20_body" style:list-style-name="L8">
      <style:paragraph-properties fo:margin-top="0in" fo:margin-bottom="0in" loext:contextual-spacing="false" fo:line-height="200%" fo:padding="0in" fo:border="none"/>
      <style:text-properties style:text-underline-style="none" officeooo:paragraph-rsid="002738ae"/>
    </style:style>
    <style:style style:name="P63" style:family="paragraph" style:parent-style-name="Text_20_body">
      <style:paragraph-properties fo:margin-top="0in" fo:margin-bottom="0in" loext:contextual-spacing="false" fo:line-height="200%" fo:padding="0in" fo:border="none"/>
      <style:text-properties style:text-underline-style="none" officeooo:paragraph-rsid="002738ae"/>
    </style:style>
    <style:style style:name="P64" style:family="paragraph" style:parent-style-name="Text_20_body" style:list-style-name="L8">
      <style:paragraph-properties fo:margin-top="0in" fo:margin-bottom="0in" loext:contextual-spacing="false" fo:line-height="200%" fo:padding="0in" fo:border="none"/>
    </style:style>
    <style:style style:name="P65" style:family="paragraph" style:parent-style-name="Text_20_body" style:list-style-name="L8">
      <style:paragraph-properties fo:margin-top="0in" fo:margin-bottom="0in" loext:contextual-spacing="false" fo:line-height="200%" fo:padding="0in" fo:border="none"/>
      <style:text-properties officeooo:paragraph-rsid="002738ae"/>
    </style:style>
    <style:style style:name="P66" style:family="paragraph" style:parent-style-name="Text_20_body" style:list-style-name="L7">
      <style:paragraph-properties fo:margin-top="0in" fo:margin-bottom="0in" loext:contextual-spacing="false" fo:line-height="200%" fo:orphans="2" fo:widows="2" fo:padding="0in" fo:border="none"/>
    </style:style>
    <style:style style:name="P67" style:family="paragraph" style:parent-style-name="Heading_20_2">
      <style:paragraph-properties fo:margin-left="0in" fo:margin-right="0in" fo:margin-top="0in" fo:margin-bottom="0.0972in" loext:contextual-spacing="false" fo:line-height="200%" fo:text-align="start" style:justify-single-word="false" fo:orphans="2" fo:widows="2" fo:text-indent="0in" style:auto-text-indent="false"/>
      <style:text-properties fo:font-variant="normal" fo:text-transform="none" fo:color="#090910" style:font-name="scandia-web" fo:letter-spacing="normal" fo:font-style="normal" fo:font-weight="bold"/>
    </style:style>
    <style:style style:name="P68" style:family="paragraph" style:parent-style-name="Heading_20_2">
      <style:paragraph-properties fo:margin-left="0in" fo:margin-right="0in" fo:margin-top="0in" fo:margin-bottom="0.0972in" loext:contextual-spacing="false" fo:line-height="200%" fo:orphans="2" fo:widows="2" fo:text-indent="0in" style:auto-text-indent="false"/>
    </style:style>
    <style:style style:name="P69" style:family="paragraph" style:parent-style-name="Heading_20_2">
      <style:paragraph-properties fo:margin-left="0in" fo:margin-right="0in" fo:margin-top="0in" fo:margin-bottom="0in" loext:contextual-spacing="false" fo:line-height="200%" fo:text-indent="0in" style:auto-text-indent="false" fo:padding="0in" fo:border="none"/>
    </style:style>
    <style:style style:name="P70" style:family="paragraph" style:parent-style-name="Heading_20_2">
      <loext:graphic-properties draw:fill="solid" draw:fill-color="#fbfbfd" draw:opacity="100%"/>
      <style:paragraph-properties fo:margin-left="0in" fo:margin-right="0in" fo:margin-top="0in" fo:margin-bottom="0.1965in" loext:contextual-spacing="false" fo:line-height="200%" fo:text-align="start" style:justify-single-word="false" fo:orphans="2" fo:widows="2" fo:text-indent="0in" style:auto-text-indent="false" fo:background-color="#fbfbfd"/>
    </style:style>
    <style:style style:name="P71" style:family="paragraph" style:parent-style-name="Heading_20_2">
      <loext:graphic-properties draw:fill="solid" draw:fill-color="#fbfbfd" draw:opacity="100%"/>
      <style:paragraph-properties fo:margin-top="0in" fo:margin-bottom="0.1965in" loext:contextual-spacing="false" fo:line-height="200%" fo:text-align="start" style:justify-single-word="false" fo:orphans="2" fo:widows="2" fo:background-color="#fbfbfd"/>
    </style:style>
    <style:style style:name="P72" style:family="paragraph" style:parent-style-name="Quotations">
      <style:paragraph-properties fo:margin-left="0.3937in" fo:margin-right="0.3937in" fo:margin-top="0in" fo:margin-bottom="0.0972in" loext:contextual-spacing="false" fo:line-height="200%" fo:orphans="2" fo:widows="2" fo:text-indent="0in" style:auto-text-indent="false"/>
      <style:text-properties style:text-underline-style="none" fo:background-color="#ffffff"/>
    </style:style>
    <style:style style:name="P73" style:family="paragraph" style:parent-style-name="Quotations">
      <style:paragraph-properties fo:margin-left="0in" fo:margin-right="0.3937in" fo:margin-top="0in" fo:margin-bottom="0.0972in" loext:contextual-spacing="false" fo:line-height="200%" fo:orphans="2" fo:widows="2" fo:text-indent="0in" style:auto-text-indent="false"/>
      <style:text-properties fo:background-color="#ffffff"/>
    </style:style>
    <style:style style:name="P74" style:family="paragraph" style:parent-style-name="Quotations">
      <style:paragraph-properties fo:margin-left="0in" fo:margin-right="0.3937in" fo:margin-top="0in" fo:margin-bottom="0.0972in" loext:contextual-spacing="false" fo:line-height="200%" fo:orphans="2" fo:widows="2" fo:text-indent="0in" style:auto-text-indent="false"/>
      <style:text-properties fo:font-size="14pt" style:text-underline-style="none" officeooo:paragraph-rsid="00233471" fo:background-color="#f1f1f1" style:font-size-asian="14pt" style:font-size-complex="14pt"/>
    </style:style>
    <style:style style:name="P75" style:family="paragraph" style:parent-style-name="Quotations">
      <style:paragraph-properties fo:margin-left="0in" fo:margin-right="0.3937in" fo:margin-top="0in" fo:margin-bottom="0.0972in" loext:contextual-spacing="false" fo:line-height="200%" fo:orphans="2" fo:widows="2" fo:text-indent="0in" style:auto-text-indent="false"/>
      <style:text-properties style:text-underline-style="none" fo:background-color="#ffffff"/>
    </style:style>
    <style:style style:name="P76" style:family="paragraph" style:parent-style-name="Quotations">
      <style:paragraph-properties fo:margin-left="0in" fo:margin-right="0.3937in" fo:margin-top="0in" fo:margin-bottom="0.0972in" loext:contextual-spacing="false" fo:line-height="200%" fo:text-align="center" style:justify-single-word="false" fo:orphans="2" fo:widows="2" fo:text-indent="0in" style:auto-text-indent="false"/>
      <style:text-properties officeooo:paragraph-rsid="00233471"/>
    </style:style>
    <style:style style:name="P77" style:family="paragraph" style:parent-style-name="Heading_20_3">
      <style:paragraph-properties fo:margin-left="0in" fo:margin-right="0in" fo:margin-top="0in" fo:margin-bottom="0.0972in" loext:contextual-spacing="false" fo:line-height="200%" fo:orphans="2" fo:widows="2" fo:text-indent="0in" style:auto-text-indent="false"/>
    </style:style>
    <style:style style:name="P78" style:family="paragraph" style:parent-style-name="Heading_20_3">
      <style:paragraph-properties fo:margin-left="0in" fo:margin-right="0.3937in" fo:margin-top="0in" fo:margin-bottom="0.0972in" loext:contextual-spacing="false" fo:line-height="200%" fo:orphans="2" fo:widows="2" fo:text-indent="0in" style:auto-text-indent="false"/>
      <style:text-properties fo:background-color="#ffffff"/>
    </style:style>
    <style:style style:name="P79" style:family="paragraph" style:parent-style-name="Preformatted_20_Text">
      <loext:graphic-properties draw:fill="solid" draw:fill-color="#fbfbfd" draw:opacity="100%"/>
      <style:paragraph-properties fo:line-height="200%" fo:text-align="start" style:justify-single-word="false" fo:orphans="2" fo:widows="2" fo:background-color="#fbfbfd"/>
      <style:text-properties style:text-underline-style="none" fo:background-color="#f1f1f1"/>
    </style:style>
    <style:style style:name="P80" style:family="paragraph" style:parent-style-name="Preformatted_20_Text">
      <loext:graphic-properties draw:fill="solid" draw:fill-color="#fbfbfd" draw:opacity="100%"/>
      <style:paragraph-properties fo:line-height="200%" fo:text-align="start" style:justify-single-word="false" fo:orphans="2" fo:widows="2" fo:background-color="#fbfbfd"/>
      <style:text-properties style:text-underline-style="none"/>
    </style:style>
    <style:style style:name="P81" style:family="paragraph" style:parent-style-name="Preformatted_20_Text">
      <loext:graphic-properties draw:fill="solid" draw:fill-color="#fbfbfd" draw:opacity="100%"/>
      <style:paragraph-properties fo:line-height="200%" fo:text-align="start" style:justify-single-word="false" fo:orphans="2" fo:widows="2" fo:background-color="#fbfbfd"/>
    </style:style>
    <style:style style:name="P82" style:family="paragraph" style:parent-style-name="Preformatted_20_Text">
      <loext:graphic-properties draw:fill="solid" draw:fill-color="#fbfbfd" draw:opacity="100%"/>
      <style:paragraph-properties fo:line-height="200%" fo:text-align="start" style:justify-single-word="false" fo:orphans="2" fo:widows="2" fo:background-color="#fbfbfd"/>
      <style:text-properties officeooo:paragraph-rsid="002a1169"/>
    </style:style>
    <style:style style:name="P83" style:family="paragraph" style:parent-style-name="Preformatted_20_Text">
      <loext:graphic-properties draw:fill="solid" draw:fill-color="#fbfbfd" draw:opacity="100%"/>
      <style:paragraph-properties fo:margin-left="0in" fo:margin-right="0in" fo:line-height="200%" fo:text-align="start" style:justify-single-word="false" fo:orphans="2" fo:widows="2" fo:text-indent="0in" style:auto-text-indent="false" fo:background-color="#fbfbfd"/>
    </style:style>
    <style:style style:name="P84" style:family="paragraph" style:parent-style-name="Preformatted_20_Text">
      <loext:graphic-properties draw:fill="solid" draw:fill-color="#fbfbfd" draw:opacity="100%"/>
      <style:paragraph-properties fo:margin-left="0in" fo:margin-right="0in" fo:margin-top="0in" fo:margin-bottom="0.1965in" loext:contextual-spacing="false" fo:line-height="200%" fo:text-align="start" style:justify-single-word="false" fo:orphans="2" fo:widows="2" fo:text-indent="0in" style:auto-text-indent="false" fo:background-color="#fbfbfd"/>
    </style:style>
    <style:style style:name="P85" style:family="paragraph" style:parent-style-name="Preformatted_20_Text">
      <loext:graphic-properties draw:fill="solid" draw:fill-color="#fbfbfd" draw:opacity="100%"/>
      <style:paragraph-properties fo:margin-top="0in" fo:margin-bottom="0.1965in" loext:contextual-spacing="false" fo:line-height="200%" fo:text-align="start" style:justify-single-word="false" fo:orphans="2" fo:widows="2" fo:background-color="#fbfbfd"/>
    </style:style>
    <style:style style:name="P86" style:family="paragraph" style:parent-style-name="Preformatted_20_Text">
      <loext:graphic-properties draw:fill="solid" draw:fill-color="#fbfbfd" draw:opacity="100%"/>
      <style:paragraph-properties fo:margin-top="0in" fo:margin-bottom="0.1965in" loext:contextual-spacing="false" fo:line-height="200%" fo:text-align="start" style:justify-single-word="false" fo:orphans="2" fo:widows="2" fo:background-color="#fbfbfd"/>
      <style:text-properties officeooo:paragraph-rsid="001efefd"/>
    </style:style>
    <style:style style:name="P87" style:family="paragraph" style:parent-style-name="Preformatted_20_Text">
      <loext:graphic-properties draw:fill="solid" draw:fill-color="#fbfbfd" draw:opacity="100%"/>
      <style:paragraph-properties fo:margin-top="0in" fo:margin-bottom="0.1965in" loext:contextual-spacing="false" fo:line-height="200%" fo:text-align="start" style:justify-single-word="false" fo:orphans="2" fo:widows="2" fo:background-color="#fbfbfd"/>
      <style:text-properties officeooo:paragraph-rsid="0023abd0"/>
    </style:style>
    <style:style style:name="P88" style:family="paragraph" style:parent-style-name="Preformatted_20_Text">
      <loext:graphic-properties draw:fill="solid" draw:fill-color="#fbfbfd" draw:opacity="100%"/>
      <style:paragraph-properties fo:margin-top="0in" fo:margin-bottom="0.1965in" loext:contextual-spacing="false" fo:line-height="200%" fo:text-align="start" style:justify-single-word="false" fo:orphans="2" fo:widows="2" fo:background-color="#fbfbfd"/>
      <style:text-properties officeooo:paragraph-rsid="002aa30e"/>
    </style:style>
    <style:style style:name="P89" style:family="paragraph" style:parent-style-name="Heading_20_4">
      <style:paragraph-properties fo:margin-left="0in" fo:margin-right="0in" fo:margin-top="0in" fo:margin-bottom="0.0972in" loext:contextual-spacing="false" fo:line-height="200%" fo:orphans="2" fo:widows="2" fo:text-indent="0in" style:auto-text-indent="false"/>
      <style:text-properties fo:font-variant="normal" fo:text-transform="none" fo:color="#090910" style:font-name="scandia-web" fo:font-size="12pt" fo:letter-spacing="normal" fo:font-style="normal" style:text-underline-style="none" fo:font-weight="bold"/>
    </style:style>
    <style:style style:name="P90" style:family="paragraph" style:parent-style-name="Heading_20_4">
      <style:paragraph-properties fo:margin-left="0in" fo:margin-right="0in" fo:margin-top="0in" fo:margin-bottom="0.0972in" loext:contextual-spacing="false" fo:line-height="200%" fo:orphans="2" fo:widows="2" fo:text-indent="0in" style:auto-text-indent="false"/>
      <style:text-properties fo:font-variant="normal" fo:text-transform="none" fo:color="#090910" style:font-name="FreeSans" fo:font-size="14pt" fo:letter-spacing="normal" fo:font-style="normal" style:text-underline-style="none" fo:font-weight="bold"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1f1f1" loext:char-shading-value="0"/>
    </style:style>
    <style:style style:name="T4" style:family="text">
      <style:text-properties loext:padding="0in" loext:border="none"/>
    </style:style>
    <style:style style:name="T5" style:family="text">
      <style:text-properties style:text-underline-style="none"/>
    </style:style>
    <style:style style:name="T6" style:family="text">
      <style:text-properties style:font-name="FreeSans" style:text-underline-style="none" loext:padding="0in" loext:border="none"/>
    </style:style>
    <style:style style:name="T7" style:family="text">
      <style:text-properties style:font-name="FreeSans" fo:font-size="15pt" style:text-underline-style="none" style:font-size-asian="15pt" style:font-size-complex="15pt" loext:padding="0in" loext:border="none"/>
    </style:style>
    <style:style style:name="T8" style:family="text">
      <style:text-properties style:font-name="FreeSans" fo:font-size="15pt" style:text-underline-style="none" fo:background-color="#f1f1f1" loext:char-shading-value="0" style:font-size-asian="15pt" style:font-size-complex="15pt" loext:padding="0in" loext:border="none"/>
    </style:style>
    <style:style style:name="T9" style:family="text">
      <style:text-properties style:font-name="FreeSans" fo:font-size="15pt" fo:language="en" fo:country="US" style:text-underline-style="none" style:font-size-asian="15pt" style:font-size-complex="15pt" loext:padding="0in" loext:border="none"/>
    </style:style>
    <style:style style:name="T10" style:family="text">
      <style:text-properties style:font-name="FreeSans" fo:font-size="15pt" fo:language="en" fo:country="US" style:text-underline-style="none" officeooo:rsid="002738ae" style:font-size-asian="15pt" style:font-size-complex="15pt" loext:padding="0in" loext:border="none"/>
    </style:style>
    <style:style style:name="T11" style:family="text">
      <style:text-properties style:font-name="FreeSans" fo:font-size="15pt" fo:language="en" fo:country="US" style:text-underline-style="none" fo:background-color="#f1f1f1" loext:char-shading-value="0" style:font-size-asian="15pt" style:font-size-complex="15pt" loext:padding="0in" loext:border="none"/>
    </style:style>
    <style:style style:name="T12" style:family="text">
      <style:text-properties style:font-name="FreeSans" fo:font-size="15pt" fo:language="en" fo:country="US" style:font-size-asian="15pt" style:font-size-complex="15pt" loext:padding="0in" loext:border="none"/>
    </style:style>
    <style:style style:name="T13" style:family="text">
      <style:text-properties style:font-name="FreeSans" fo:font-size="15pt" fo:language="en" fo:country="US" fo:background-color="#f1f1f1" loext:char-shading-value="0" style:font-size-asian="15pt" style:font-size-complex="15pt" loext:padding="0in" loext:border="none"/>
    </style:style>
    <style:style style:name="T14" style:family="text">
      <style:text-properties style:font-name="FreeSans" fo:font-size="15pt" style:font-size-asian="15pt" style:font-size-complex="15pt" loext:padding="0in" loext:border="none"/>
    </style:style>
    <style:style style:name="T15" style:family="text">
      <style:text-properties style:font-name="FreeSans" loext:padding="0in" loext:border="none"/>
    </style:style>
    <style:style style:name="T16" style:family="text">
      <style:text-properties fo:font-size="28pt" fo:language="en" fo:country="US" style:font-size-asian="28pt" style:font-size-complex="28pt"/>
    </style:style>
    <style:style style:name="T17" style:family="text">
      <style:text-properties fo:font-size="16pt" fo:language="en" fo:country="US" fo:font-style="normal" fo:font-weight="bold" style:font-size-asian="16pt" style:font-style-asian="normal" style:font-weight-asian="bold" style:font-size-complex="16pt" style:font-style-complex="normal" style:font-weight-complex="bold"/>
    </style:style>
    <style:style style:name="T18" style:family="text">
      <style:text-properties fo:font-size="16pt" style:text-underline-style="none" fo:font-weight="bold" officeooo:rsid="00233471" fo:background-color="#ffffff" loext:char-shading-value="0" style:font-size-asian="16pt" style:font-weight-asian="bold" style:font-size-complex="16pt" style:font-weight-complex="bold"/>
    </style:style>
    <style:style style:name="T19" style:family="text">
      <style:text-properties fo:font-size="16pt" style:text-underline-style="none" fo:font-weight="bold" officeooo:rsid="002aa30e" fo:background-color="#ffffff" loext:char-shading-value="0" style:font-size-asian="16pt" style:font-weight-asian="bold" style:font-size-complex="16pt" style:font-weight-complex="bold"/>
    </style:style>
    <style:style style:name="T20" style:family="text">
      <style:text-properties fo:font-size="16pt" style:text-underline-style="none" fo:font-weight="bold" style:font-size-asian="16pt" style:font-weight-asian="bold" style:font-size-complex="16pt" style:font-weight-complex="bold"/>
    </style:style>
    <style:style style:name="T21" style:family="text">
      <style:text-properties fo:font-size="16pt" style:text-underline-style="none" fo:font-weight="bold" officeooo:rsid="002aa30e" style:font-size-asian="16pt" style:font-weight-asian="bold" style:font-size-complex="16pt" style:font-weight-complex="bold"/>
    </style:style>
    <style:style style:name="T22" style:family="text">
      <style:text-properties fo:font-size="17pt" fo:language="en" fo:country="US" fo:font-weight="bold" style:font-weight-asian="bold" style:font-weight-complex="bold"/>
    </style:style>
    <style:style style:name="T23" style:family="text">
      <style:text-properties fo:color="#000000" style:font-name="FreeSans" fo:font-size="16pt" fo:language="en" fo:country="US" style:text-underline-style="none" fo:font-weight="bold" style:font-size-asian="16pt" style:font-weight-asian="bold" style:font-size-complex="16pt" style:font-weight-complex="bold" loext:padding="0in" loext:border="none"/>
    </style:style>
    <style:style style:name="T24" style:family="text">
      <style:text-properties fo:color="#000000" style:font-name="FreeSans" fo:font-size="15pt" fo:language="en" fo:country="US" style:text-underline-style="none" fo:font-weight="bold" style:font-size-asian="15pt" style:font-weight-asian="bold" style:font-size-complex="15pt" style:font-weight-complex="bold" loext:padding="0in" loext:border="none"/>
    </style:style>
    <style:style style:name="T25" style:family="text">
      <style:text-properties fo:color="#000000" style:font-name="FreeSans" fo:font-size="15pt" fo:language="en" fo:country="US" style:text-underline-style="none" style:font-size-asian="15pt" style:font-size-complex="15pt" loext:padding="0in" loext:border="none"/>
    </style:style>
    <style:style style:name="T26" style:family="text">
      <style:text-properties fo:color="#000000" style:font-name="FreeSans" fo:font-size="15pt" fo:language="en" fo:country="US" style:text-underline-style="none" fo:font-weight="normal" style:font-size-asian="15pt" style:font-weight-asian="normal" style:font-size-complex="15pt" style:font-weight-complex="normal" loext:padding="0in" loext:border="none"/>
    </style:style>
    <style:style style:name="T27" style:family="text">
      <style:text-properties fo:color="#000000" style:font-name="FreeSans" fo:font-size="25pt" fo:language="en" fo:country="US" fo:font-weight="bold" officeooo:rsid="001dd463" style:font-size-asian="15pt" style:font-weight-asian="bold" style:font-size-complex="15pt" style:font-weight-complex="bold" loext:padding="0in" loext:border="none"/>
    </style:style>
    <style:style style:name="T28" style:family="text">
      <style:text-properties fo:color="#000000" style:font-name="FreeSans" fo:font-size="24pt" fo:language="en" fo:country="US" style:text-underline-style="none" fo:font-weight="bold" officeooo:rsid="001dd463" style:font-size-asian="24pt" style:font-weight-asian="bold" style:font-size-complex="24pt" style:font-weight-complex="bold" loext:padding="0in" loext:border="none"/>
    </style:style>
    <style:style style:name="T29" style:family="text">
      <style:text-properties fo:color="#000000" style:font-name="FreeSans" fo:font-size="24pt" fo:language="en" fo:country="US" style:text-underline-style="none" fo:font-weight="bold" style:font-size-asian="24pt" style:font-weight-asian="bold" style:font-size-complex="24pt" style:font-weight-complex="bold" loext:padding="0in" loext:border="none"/>
    </style:style>
    <style:style style:name="T30" style:family="text">
      <style:text-properties fo:color="#000000" style:text-line-through-style="none" style:text-line-through-type="none" fo:font-size="18pt" style:text-underline-style="none" style:text-blinking="false" fo:background-color="transparent" loext:char-shading-value="0" style:font-size-asian="18pt" style:font-weight-asian="bold" style:font-size-complex="18pt" style:font-weight-complex="bold"/>
    </style:style>
    <style:style style:name="T31" style:family="text">
      <style:text-properties fo:font-size="14pt" style:font-size-asian="14pt" style:font-size-complex="14pt"/>
    </style:style>
    <style:style style:name="T32" style:family="text">
      <style:text-properties style:text-line-through-style="none" style:text-line-through-type="none" style:text-underline-style="none" fo:font-weight="normal" style:text-blinking="false" fo:background-color="transparent" loext:char-shading-value="0"/>
    </style:style>
    <style:style style:name="T33" style:family="text">
      <style:text-properties style:text-line-through-style="none" style:text-line-through-type="none" fo:font-size="30pt" style:text-underline-style="none" fo:font-weight="normal" style:text-blinking="false" fo:background-color="transparent" loext:char-shading-value="0"/>
    </style:style>
    <style:style style:name="T34" style:family="text">
      <style:text-properties style:text-line-through-style="none" style:text-line-through-type="none" fo:font-size="14pt" style:text-underline-style="none" fo:font-weight="normal" style:text-blinking="false" fo:background-color="transparent" loext:char-shading-value="0" style:font-size-asian="14pt" style:font-size-complex="14pt"/>
    </style:style>
    <style:style style:name="T35" style:family="text">
      <style:text-properties style:text-line-through-style="none" style:text-line-through-type="none" fo:font-size="14pt" style:text-underline-style="none" style:text-blinking="false" fo:background-color="transparent" loext:char-shading-value="0" style:font-size-asian="14pt" style:font-size-complex="14pt"/>
    </style:style>
    <style:style style:name="T36" style:family="text">
      <style:text-properties style:text-line-through-style="none" style:text-line-through-type="none" fo:font-size="14pt" style:text-underline-style="none" style:text-blinking="false" fo:background-color="transparent" loext:char-shading-value="0" style:font-size-asian="14pt" style:font-weight-asian="bold" style:font-size-complex="14pt" style:font-weight-complex="bold"/>
    </style:style>
    <style:style style:name="T37" style:family="text">
      <style:text-properties fo:font-variant="normal" fo:text-transform="none" fo:color="#090910" style:text-line-through-style="none" style:text-line-through-type="none" style:font-name="scandia-web"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090910" style:text-line-through-style="none" style:text-line-through-type="none" style:font-name="scandia-web" fo:letter-spacing="normal"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90910" style:text-line-through-style="none" style:text-line-through-type="none" style:font-name="scandia-web" fo:letter-spacing="normal" fo:font-style="normal" style:text-underline-style="none" fo:font-weight="bold" style:text-blinking="false" fo:background-color="transparent" loext:char-shading-value="0"/>
    </style:style>
    <style:style style:name="T40" style:family="text">
      <style:text-properties fo:font-variant="normal" fo:text-transform="none" fo:color="#090910" style:text-line-through-style="none" style:text-line-through-type="none" style:font-name="scandia-web" fo:letter-spacing="normal" fo:font-style="normal" style:text-underline-style="none" fo:font-weight="bold" officeooo:rsid="002863d3" style:text-blinking="false" fo:background-color="transparent" loext:char-shading-value="0"/>
    </style:style>
    <style:style style:name="T41" style:family="text">
      <style:text-properties fo:font-variant="normal" fo:text-transform="none" fo:color="#090910" style:text-line-through-style="none" style:text-line-through-type="none" style:font-name="scandia-web" fo:letter-spacing="normal" fo:font-style="normal" fo:font-weight="bold" style:text-blinking="false" fo:background-color="transparent" loext:char-shading-value="0"/>
    </style:style>
    <style:style style:name="T42" style:family="text">
      <style:text-properties fo:font-variant="normal" fo:text-transform="none" fo:color="#090910" style:text-line-through-style="none" style:text-line-through-type="none" style:font-name="scandia-web" fo:font-size="12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90910" style:text-line-through-style="none" style:text-line-through-type="none" style:font-name="scandia-web" fo:font-size="14pt" fo:letter-spacing="normal" fo:font-style="normal" style:text-underline-style="none" fo:font-weight="normal" style:text-blinking="false" fo:background-color="transparent" loext:char-shading-value="0" style:font-size-asian="14pt" style:font-size-complex="14pt"/>
    </style:style>
    <style:style style:name="T44" style:family="text">
      <style:text-properties fo:font-variant="normal" fo:text-transform="none" fo:color="#090910" style:text-line-through-style="none" style:text-line-through-type="none" style:font-name="scandia-web" fo:font-size="14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45" style:family="text">
      <style:text-properties fo:font-variant="normal" fo:text-transform="none" fo:color="#090910" style:text-line-through-style="none" style:text-line-through-type="none" style:font-name="scandia-web" fo:font-size="14pt" fo:letter-spacing="normal" fo:font-style="normal" style:text-underline-style="none" fo:font-weight="bold" style:text-blinking="false" fo:background-color="transparent" loext:char-shading-value="0" style:font-size-asian="14pt" style:font-size-complex="14pt"/>
    </style:style>
    <style:style style:name="T46" style:family="text">
      <style:text-properties fo:font-variant="normal" fo:text-transform="none" fo:color="#090910" style:text-line-through-style="none" style:text-line-through-type="none" style:font-name="scandia-web" fo:font-size="20pt" fo:letter-spacing="normal" fo:font-style="normal" style:text-underline-style="none" fo:font-weight="normal" style:text-blinking="false" fo:background-color="transparent" loext:char-shading-value="0" style:font-size-asian="20pt" style:font-size-complex="20pt"/>
    </style:style>
    <style:style style:name="T47" style:family="text">
      <style:text-properties fo:font-variant="normal" fo:text-transform="none" fo:color="#090910" style:text-line-through-style="none" style:text-line-through-type="none" style:font-name="scandia-web" fo:font-size="30pt"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090910" style:text-line-through-style="none" style:text-line-through-type="none" style:font-name="scandia-web" fo:font-size="24pt" fo:letter-spacing="normal" fo:font-style="normal" style:text-underline-style="none" fo:font-weight="normal" style:text-blinking="false" fo:background-color="transparent" loext:char-shading-value="0" style:font-size-asian="24pt" style:font-size-complex="24pt"/>
    </style:style>
    <style:style style:name="T49" style:family="text">
      <style:text-properties fo:font-variant="normal" fo:text-transform="none" fo:color="#09091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style:style>
    <style:style style:name="T50" style:family="text">
      <style:text-properties fo:font-variant="normal" fo:text-transform="none" fo:color="#090910" style:text-line-through-style="none" style:text-line-through-type="none" fo:font-size="14pt" fo:letter-spacing="normal" fo:font-style="normal" style:text-underline-style="none" fo:font-weight="bold" style:text-blinking="false" fo:background-color="transparent" loext:char-shading-value="0" style:font-size-asian="14pt" style:font-size-complex="14pt"/>
    </style:style>
    <style:style style:name="T51" style:family="text">
      <style:text-properties fo:font-variant="normal" fo:text-transform="none" fo:color="#090910" style:text-line-through-style="none" style:text-line-through-type="none" style:font-name="FreeSans" fo:font-size="14pt" fo:letter-spacing="normal" fo:font-style="normal" style:text-underline-style="none" fo:font-weight="normal" style:text-blinking="false" fo:background-color="transparent" loext:char-shading-value="0" style:font-size-asian="14pt" style:font-size-complex="14pt"/>
    </style:style>
    <style:style style:name="T52" style:family="text">
      <style:text-properties fo:font-variant="normal" fo:text-transform="none" fo:color="#090910" style:text-line-through-style="none" style:text-line-through-type="none" style:font-name="FreeSans" fo:font-size="14pt" fo:letter-spacing="normal" fo:font-style="normal" style:text-underline-style="none" fo:font-weight="bold" style:text-blinking="false" fo:background-color="transparent" loext:char-shading-value="0" style:font-size-asian="14pt" style:font-size-complex="14pt"/>
    </style:style>
    <style:style style:name="T53" style:family="text">
      <style:text-properties fo:font-variant="normal" fo:text-transform="none" fo:color="#090910" style:text-line-through-style="none" style:text-line-through-type="none" style:font-name="FreeSans"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54" style:family="text">
      <style:text-properties fo:font-variant="normal" fo:text-transform="none" fo:color="#090910" style:text-line-through-style="none" style:text-line-through-type="none" style:font-name="FreeSans" fo:font-size="15pt" fo:letter-spacing="normal" fo:font-style="normal" style:text-underline-style="none" fo:font-weight="bold" style:text-blinking="false" fo:background-color="transparent" loext:char-shading-value="0" style:font-size-asian="15pt" style:font-size-complex="15pt"/>
    </style:style>
    <style:style style:name="T55" style:family="text">
      <style:text-properties fo:font-variant="normal" fo:text-transform="none" fo:color="#090910" style:text-line-through-style="none" style:text-line-through-type="none" style:font-name="FreeSans" fo:font-size="15pt" fo:letter-spacing="normal" fo:font-style="normal" style:text-underline-style="none" fo:font-weight="bold" style:text-blinking="false" fo:background-color="transparent" loext:char-shading-value="0" style:font-size-asian="15pt" style:font-weight-asian="bold" style:font-size-complex="15pt" style:font-weight-complex="bold"/>
    </style:style>
    <style:style style:name="T56" style:family="text">
      <style:text-properties fo:font-variant="normal" fo:text-transform="none" fo:color="#090910" style:text-line-through-style="none" style:text-line-through-type="none" style:font-name="FreeSans" fo:font-size="15pt" fo:letter-spacing="normal" fo:font-style="normal" style:text-underline-style="none" fo:font-weight="bold" style:text-blinking="false" fo:background-color="transparent" loext:char-shading-value="0" style:font-size-asian="15pt" style:font-weight-asian="bold" style:font-size-complex="15pt" style:font-weight-complex="bold" loext:padding="0in" loext:border="none"/>
    </style:style>
    <style:style style:name="T57" style:family="text">
      <style:text-properties fo:font-variant="normal" fo:text-transform="none" fo:color="#090910" style:text-line-through-style="none" style:text-line-through-type="none" style:font-name="FreeSans" fo:font-size="15pt" fo:letter-spacing="normal" fo:font-style="normal" fo:font-weight="bold" style:text-blinking="false" fo:background-color="transparent" loext:char-shading-value="0" style:font-size-asian="15pt" style:font-weight-asian="bold" style:font-size-complex="15pt" style:font-weight-complex="bold"/>
    </style:style>
    <style:style style:name="T58" style:family="text">
      <style:text-properties fo:font-variant="normal" fo:text-transform="none" fo:color="#090910" style:text-line-through-style="none" style:text-line-through-type="none" style:font-name="FreeSans" fo:font-size="15pt" fo:letter-spacing="normal" fo:font-style="normal" fo:font-weight="bold" style:text-blinking="false" fo:background-color="transparent" loext:char-shading-value="0" style:font-size-asian="15pt" style:font-weight-asian="bold" style:font-size-complex="15pt" style:font-weight-complex="bold" loext:padding="0in" loext:border="none"/>
    </style:style>
    <style:style style:name="T59" style:family="text">
      <style:text-properties fo:font-variant="normal" fo:text-transform="none" fo:color="#090910" style:text-line-through-style="none" style:text-line-through-type="none" style:font-name="FreeSans" fo:font-size="15pt" fo:letter-spacing="normal" fo:font-style="normal" fo:font-weight="bold" style:text-blinking="false" fo:background-color="transparent" loext:char-shading-value="0" style:font-size-asian="15pt" style:font-size-complex="15pt"/>
    </style:style>
    <style:style style:name="T60" style:family="text">
      <style:text-properties fo:font-variant="normal" fo:text-transform="none" fo:color="#090910" style:text-line-through-style="none" style:text-line-through-type="none" style:font-name="FreeSans" fo:font-size="24pt" fo:letter-spacing="normal" fo:font-style="normal" style:text-underline-style="none" fo:font-weight="bold" style:text-blinking="false" fo:background-color="transparent" loext:char-shading-value="0" style:font-size-asian="24pt" style:font-size-complex="24pt"/>
    </style:style>
    <style:style style:name="T61" style:family="text">
      <style:text-properties fo:font-variant="normal" fo:text-transform="none" fo:color="#090910" style:text-line-through-style="none" style:text-line-through-type="none" style:font-name="FreeSans" fo:font-size="24pt" fo:letter-spacing="normal" fo:font-style="normal" style:text-underline-style="none" fo:font-weight="bold" officeooo:rsid="002aa30e" style:text-blinking="false" fo:background-color="transparent" loext:char-shading-value="0" style:font-size-asian="24pt" style:font-size-complex="24pt"/>
    </style:style>
    <style:style style:name="T62" style:family="text">
      <style:text-properties fo:font-variant="normal" fo:text-transform="none" fo:color="#090910" style:text-line-through-style="none" style:text-line-through-type="none" fo:letter-spacing="normal" fo:font-style="normal" fo:font-weight="bold" style:text-blinking="false" fo:background-color="transparent" loext:char-shading-value="0" style:font-weight-asian="bold" style:font-weight-complex="bold" loext:padding="0in" loext:border="none"/>
    </style:style>
    <style:style style:name="T63" style:family="text">
      <style:text-properties fo:font-variant="normal" fo:text-transform="none" fo:color="#090910" style:font-name="source-code-pro" fo:font-size="12pt" fo:letter-spacing="normal" fo:font-style="normal" fo:font-weight="bold"/>
    </style:style>
    <style:style style:name="T64" style:family="text">
      <style:text-properties fo:font-variant="normal" fo:text-transform="none" fo:color="#090910" style:font-name="source-code-pro" fo:font-size="12pt" fo:letter-spacing="normal" fo:font-style="normal" style:text-underline-style="none" fo:font-weight="bold"/>
    </style:style>
    <style:style style:name="T65" style:family="text">
      <style:text-properties fo:font-variant="normal" fo:text-transform="none" fo:color="#090910" style:font-name="source-code-pro" fo:font-size="12pt" fo:letter-spacing="normal" fo:font-style="normal" style:text-underline-style="none" fo:font-weight="bold" fo:background-color="#f1f1f1" loext:char-shading-value="0"/>
    </style:style>
    <style:style style:name="T66" style:family="text">
      <style:text-properties fo:font-variant="normal" fo:text-transform="none" fo:color="#090910" style:font-name="source-code-pro" fo:font-size="12pt" fo:letter-spacing="normal" fo:font-style="normal" style:text-underline-style="none" fo:font-weight="bold" fo:background-color="#f1f1f1" loext:char-shading-value="0" style:font-size-asian="12pt" style:font-size-complex="12pt"/>
    </style:style>
    <style:style style:name="T67" style:family="text">
      <style:text-properties fo:font-variant="normal" fo:text-transform="none" fo:color="#090910" style:font-name="source-code-pro" fo:font-size="12pt" fo:letter-spacing="normal" fo:font-style="normal" style:text-underline-style="none" fo:font-weight="bold" officeooo:rsid="0023abd0" fo:background-color="#f1f1f1" loext:char-shading-value="0" style:font-size-asian="12pt" style:font-size-complex="12pt"/>
    </style:style>
    <style:style style:name="T68" style:family="text">
      <style:text-properties fo:font-variant="normal" fo:text-transform="none" fo:color="#090910" style:font-name="source-code-pro" fo:font-size="12pt" fo:letter-spacing="normal" fo:font-style="normal" style:text-underline-style="none" fo:font-weight="bold" officeooo:rsid="0023abd0" fo:background-color="#f1f1f1" loext:char-shading-value="0" style:font-size-asian="12pt" style:font-size-complex="12pt"/>
    </style:style>
    <style:style style:name="T69" style:family="text">
      <style:text-properties fo:font-variant="normal" fo:text-transform="none" fo:color="#090910" style:font-name="source-code-pro" fo:font-size="12pt" fo:letter-spacing="normal" fo:font-style="normal" style:text-underline-style="none" fo:font-weight="bold" fo:background-color="#f1f1f1" loext:char-shading-value="0" style:font-size-asian="12pt" style:font-size-complex="12pt"/>
    </style:style>
    <style:style style:name="T70" style:family="text">
      <style:text-properties fo:font-variant="normal" fo:text-transform="none" fo:color="#090910" style:font-name="source-code-pro" fo:font-size="12pt" fo:letter-spacing="normal" fo:font-style="normal" style:text-underline-style="none" fo:font-weight="bold" fo:background-color="#fbfbfd" loext:char-shading-value="0" loext:padding="0in" loext:border="none"/>
    </style:style>
    <style:style style:name="T71" style:family="text">
      <style:text-properties fo:font-variant="normal" fo:text-transform="none" fo:color="#090910" style:font-name="source-code-pro" fo:font-size="12pt" fo:letter-spacing="normal" fo:font-style="normal" style:text-underline-style="none" fo:font-weight="bold" officeooo:rsid="001efefd"/>
    </style:style>
    <style:style style:name="T72" style:family="text">
      <style:text-properties fo:font-variant="normal" fo:text-transform="none" fo:color="#090910" style:font-name="source-code-pro" fo:font-size="12pt" fo:letter-spacing="normal" fo:font-style="normal" style:text-underline-style="none" fo:font-weight="bold" style:font-size-asian="10pt" style:font-size-complex="10pt"/>
    </style:style>
    <style:style style:name="T73" style:family="text">
      <style:text-properties fo:font-variant="normal" fo:text-transform="none" fo:color="#090910" style:font-name="source-code-pro" fo:font-size="12pt" fo:letter-spacing="normal" fo:font-style="normal" style:text-underline-style="none" fo:font-weight="bold" style:font-size-asian="12pt" style:font-size-complex="12pt"/>
    </style:style>
    <style:style style:name="T74" style:family="text">
      <style:text-properties fo:font-variant="normal" fo:text-transform="none" fo:color="#090910" style:font-name="source-code-pro" fo:font-size="12pt" fo:letter-spacing="normal" fo:font-style="normal" style:text-underline-style="none" fo:font-weight="bold" officeooo:rsid="0023abd0" style:font-size-asian="12pt" style:font-size-complex="12pt"/>
    </style:style>
    <style:style style:name="T75" style:family="text">
      <style:text-properties fo:font-variant="normal" fo:text-transform="none" fo:color="#090910" style:font-name="source-code-pro" fo:letter-spacing="normal" fo:font-style="normal"/>
    </style:style>
    <style:style style:name="T76" style:family="text">
      <style:text-properties fo:font-variant="normal" fo:text-transform="none" fo:color="#090910" style:font-name="source-code-pro" fo:letter-spacing="normal" fo:font-style="normal" style:text-underline-style="none" fo:font-weight="bold"/>
    </style:style>
    <style:style style:name="T77" style:family="text">
      <style:text-properties fo:font-variant="normal" fo:text-transform="none" fo:color="#090910" style:font-name="source-code-pro" fo:letter-spacing="normal" fo:font-style="normal" style:text-underline-style="none" fo:font-weight="bold" fo:background-color="#fbfbfd" loext:char-shading-value="0" loext:padding="0in" loext:border="none"/>
    </style:style>
    <style:style style:name="T78" style:family="text">
      <style:text-properties fo:font-variant="normal" fo:text-transform="none" fo:color="#090910" style:font-name="source-code-pro" fo:letter-spacing="normal" fo:font-style="normal" style:text-underline-style="none" fo:font-weight="bold" officeooo:rsid="0023abd0"/>
    </style:style>
    <style:style style:name="T79" style:family="text">
      <style:text-properties fo:font-variant="normal" fo:text-transform="none" fo:color="#090910" style:font-name="source-code-pro" fo:letter-spacing="normal" fo:font-style="normal" style:text-underline-style="none" fo:font-weight="bold" fo:background-color="#f1f1f1" loext:char-shading-value="0"/>
    </style:style>
    <style:style style:name="T80" style:family="text">
      <style:text-properties fo:font-variant="normal" fo:text-transform="none" fo:color="#090910" style:font-name="source-code-pro" fo:font-size="14pt" fo:letter-spacing="normal" fo:font-style="normal" style:text-underline-style="none" fo:font-weight="bold" fo:background-color="#fbfbfd" loext:char-shading-value="0" style:font-size-asian="14pt" style:font-size-complex="14pt" loext:padding="0in" loext:border="none"/>
    </style:style>
    <style:style style:name="T81" style:family="text">
      <style:text-properties fo:font-variant="normal" fo:text-transform="none" fo:color="#090910" style:font-name="source-code-pro" fo:font-size="14pt" fo:letter-spacing="normal" fo:font-style="normal" style:text-underline-style="none" fo:font-weight="bold" style:font-size-asian="14pt" style:font-size-complex="14pt"/>
    </style:style>
    <style:style style:name="T82" style:family="text">
      <style:text-properties fo:font-variant="normal" fo:text-transform="none" fo:color="#090910" style:font-name="source-code-pro" fo:font-size="14pt" fo:letter-spacing="normal" fo:font-style="normal" style:text-underline-style="none" fo:font-weight="bold" fo:background-color="#f1f1f1" loext:char-shading-value="0" style:font-size-asian="14pt" style:font-size-complex="14pt"/>
    </style:style>
    <style:style style:name="T83" style:family="text">
      <style:text-properties fo:font-variant="normal" fo:text-transform="none" fo:color="#090910" style:font-name="source-code-pro" fo:font-size="8pt" fo:letter-spacing="normal" fo:font-style="normal" style:text-underline-style="none" fo:font-weight="bold" fo:background-color="#f1f1f1" loext:char-shading-value="0" style:font-size-asian="8pt" style:font-size-complex="8pt"/>
    </style:style>
    <style:style style:name="T84" style:family="text">
      <style:text-properties fo:font-variant="normal" fo:text-transform="none" fo:color="#090910" style:font-name="source-code-pro" fo:font-size="8pt" fo:letter-spacing="normal" fo:font-style="normal" style:text-underline-style="none" fo:font-weight="bold" fo:background-color="#f1f1f1" loext:char-shading-value="0" style:font-size-asian="8pt" style:font-size-complex="8pt"/>
    </style:style>
    <style:style style:name="T85" style:family="text">
      <style:text-properties fo:font-variant="normal" fo:text-transform="none" fo:color="#090910" style:font-name="source-code-pro" fo:font-size="8pt" fo:letter-spacing="normal" fo:font-style="normal" style:text-underline-style="none" fo:font-weight="bold" style:font-size-asian="8pt" style:font-size-complex="8pt"/>
    </style:style>
    <style:style style:name="T86" style:family="text">
      <style:text-properties fo:font-variant="normal" fo:text-transform="none" fo:color="#090910" style:font-name="source-code-pro" fo:font-size="8pt" fo:letter-spacing="normal" fo:font-style="normal" style:text-underline-style="none" fo:font-weight="bold" officeooo:rsid="0023abd0" style:font-size-asian="8pt" style:font-size-complex="8pt"/>
    </style:style>
    <style:style style:name="T87" style:family="text">
      <style:text-properties fo:font-variant="normal" fo:text-transform="none" fo:color="#090910" style:font-name="source-code-pro" fo:font-size="24pt" fo:letter-spacing="normal" fo:font-style="normal" style:text-underline-style="none" fo:font-weight="bold" style:font-size-asian="24pt" style:font-size-complex="24pt"/>
    </style:style>
    <style:style style:name="T88" style:family="text">
      <style:text-properties fo:font-variant="normal" fo:text-transform="none" fo:color="#090910" style:font-name="source-code-pro" fo:font-size="24pt" fo:letter-spacing="normal" fo:font-style="normal" style:text-underline-style="none" fo:font-weight="bold" fo:background-color="#fbfbfd" loext:char-shading-value="0" style:font-size-asian="24pt" style:font-size-complex="24pt" loext:padding="0in" loext:border="none"/>
    </style:style>
    <style:style style:name="T89" style:family="text">
      <style:text-properties fo:font-variant="normal" fo:text-transform="none" fo:color="#090910" fo:letter-spacing="normal" fo:font-style="normal" fo:font-weight="bold"/>
    </style:style>
    <style:style style:name="T90" style:family="text">
      <style:text-properties fo:font-variant="normal" fo:text-transform="none" fo:color="#090910" fo:letter-spacing="normal" style:text-underline-style="none"/>
    </style:style>
    <style:style style:name="T91" style:family="text">
      <style:text-properties fo:font-variant="normal" fo:text-transform="none" fo:color="#090910" fo:letter-spacing="normal" style:text-underline-style="none" fo:background-color="#f1f1f1" loext:char-shading-value="0"/>
    </style:style>
    <style:style style:name="T92" style:family="text">
      <style:text-properties fo:font-variant="normal" fo:text-transform="none" fo:color="#090910" style:font-name="scandia-web" fo:font-size="12pt" fo:letter-spacing="normal" fo:font-style="normal" fo:font-weight="normal" fo:background-color="#ffffff" loext:char-shading-value="0"/>
    </style:style>
    <style:style style:name="T93" style:family="text">
      <style:text-properties fo:font-variant="normal" fo:text-transform="none" fo:color="#090910" style:font-name="scandia-web" fo:font-size="12pt" fo:letter-spacing="normal" fo:font-style="normal" style:text-underline-style="none" fo:font-weight="normal"/>
    </style:style>
    <style:style style:name="T94" style:family="text">
      <style:text-properties fo:font-variant="normal" fo:text-transform="none" fo:color="#090910" style:font-name="scandia-web" fo:font-size="12pt" fo:letter-spacing="normal" fo:font-style="normal" style:text-underline-style="none" fo:font-weight="normal" fo:background-color="#ffffff" loext:char-shading-value="0"/>
    </style:style>
    <style:style style:name="T95" style:family="text">
      <style:text-properties fo:font-variant="normal" fo:text-transform="none" fo:color="#090910" style:font-name="scandia-web" fo:letter-spacing="normal" fo:font-style="normal" style:text-underline-style="none" fo:font-weight="bold" officeooo:rsid="002aa30e"/>
    </style:style>
    <style:style style:name="T96" style:family="text">
      <style:text-properties fo:font-variant="normal" fo:text-transform="none" fo:color="#090910" style:font-name="scandia-web" fo:font-size="20pt" fo:letter-spacing="normal" fo:font-style="normal" fo:font-weight="bold" style:font-size-asian="24pt" style:font-size-complex="24pt"/>
    </style:style>
    <style:style style:name="T97" style:family="text">
      <style:text-properties fo:font-variant="normal" fo:text-transform="none" fo:color="#090910" style:font-name="scandia-web" fo:font-size="20pt" fo:letter-spacing="normal" fo:font-style="normal" style:text-underline-style="none" fo:font-weight="bold" style:font-size-asian="24pt" style:font-size-complex="24pt"/>
    </style:style>
    <style:style style:name="T98" style:family="text">
      <style:text-properties fo:font-variant="normal" fo:text-transform="none" fo:color="#090910" style:font-name="scandia-web" fo:font-size="20pt" fo:letter-spacing="normal" fo:font-style="normal" style:text-underline-style="none" fo:font-weight="bold" officeooo:rsid="002a1169" style:font-size-asian="24pt" style:font-size-complex="24pt"/>
    </style:style>
    <style:style style:name="T99" style:family="text">
      <style:text-properties fo:font-variant="normal" fo:text-transform="none" fo:color="#090910" style:font-name="scandia-web" fo:font-size="20pt" fo:letter-spacing="normal" fo:font-style="normal" style:text-underline-style="none" fo:font-weight="bold" officeooo:rsid="002aa30e" style:font-size-asian="24pt" style:font-size-complex="24pt"/>
    </style:style>
    <style:style style:name="T100" style:family="text">
      <style:text-properties fo:font-variant="normal" fo:text-transform="none" fo:color="#090910" style:font-name="scandia-web" fo:font-size="24pt" fo:letter-spacing="normal" fo:font-style="normal" style:text-underline-style="none" fo:font-weight="bold" style:font-size-asian="24pt" style:font-size-complex="24pt"/>
    </style:style>
    <style:style style:name="T101" style:family="text">
      <style:text-properties fo:font-variant="normal" fo:text-transform="none" fo:color="#090910" style:font-name="scandia-web" fo:font-size="30pt" fo:letter-spacing="normal" fo:font-style="normal" fo:font-weight="bold"/>
    </style:style>
    <style:style style:name="T102" style:family="text">
      <style:text-properties fo:font-variant="normal" fo:text-transform="none" fo:color="#090910" style:font-name="scandia-web" fo:font-size="30pt" fo:letter-spacing="normal" fo:font-style="normal" style:text-underline-style="none" fo:font-weight="bold"/>
    </style:style>
    <style:style style:name="T103" style:family="text">
      <style:text-properties fo:font-variant="normal" fo:text-transform="none" fo:color="#090910" style:font-name="scandia-web" fo:font-size="30pt" fo:letter-spacing="normal" fo:font-style="normal" style:text-underline-style="none" fo:font-weight="bold" style:font-size-asian="24pt" style:font-weight-asian="bold" style:font-size-complex="24pt" style:font-weight-complex="bold"/>
    </style:style>
    <style:style style:name="T104" style:family="text">
      <style:text-properties fo:font-variant="normal" fo:text-transform="none" fo:color="#090910" style:font-name="scandia-web" fo:font-size="30pt" fo:letter-spacing="normal" fo:font-style="normal" style:text-underline-style="none" fo:font-weight="bold" fo:background-color="#f1f1f1" loext:char-shading-value="0"/>
    </style:style>
    <style:style style:name="T105" style:family="text">
      <style:text-properties fo:font-variant="normal" fo:text-transform="none" fo:color="#090910" style:font-name="scandia-web" fo:font-size="30pt" fo:letter-spacing="normal" fo:font-style="normal" style:text-underline-style="none" fo:font-weight="bold" fo:background-color="#f1f1f1" loext:char-shading-value="0"/>
    </style:style>
    <style:style style:name="T106" style:family="text">
      <style:text-properties fo:font-variant="normal" fo:text-transform="none" fo:color="#090910" style:font-name="scandia-web" fo:font-size="30pt" fo:letter-spacing="normal" fo:font-style="normal" style:text-underline-style="none" fo:font-weight="bold" fo:background-color="#ffffff"/>
    </style:style>
    <style:style style:name="T107" style:family="text">
      <style:text-properties fo:font-variant="normal" fo:text-transform="none" fo:color="#090910" fo:font-size="12pt" fo:letter-spacing="normal" style:text-underline-style="none" style:font-size-asian="12pt" style:font-size-complex="12pt"/>
    </style:style>
    <style:style style:name="T108" style:family="text">
      <style:text-properties fo:font-variant="normal" fo:text-transform="none" fo:color="#090910" fo:font-size="12pt" fo:letter-spacing="normal" style:text-underline-style="none" fo:background-color="#f1f1f1" loext:char-shading-value="0" style:font-size-asian="12pt" style:font-size-complex="12pt"/>
    </style:style>
    <style:style style:name="T109" style:family="text">
      <style:text-properties fo:font-variant="normal" fo:text-transform="none" fo:color="#090910" fo:font-size="12pt" fo:letter-spacing="normal" style:text-underline-style="none" fo:background-color="#f1f1f1" loext:char-shading-value="0" style:font-size-asian="12pt" style:font-size-complex="12pt"/>
    </style:style>
    <style:style style:name="T110" style:family="text">
      <style:text-properties fo:font-variant="normal" fo:text-transform="none" fo:color="#090910" fo:font-size="14pt" fo:letter-spacing="normal" fo:font-style="normal" style:text-underline-style="none" fo:font-weight="bold" fo:background-color="#fbfbfd" loext:char-shading-value="0" style:font-size-asian="14pt" style:font-size-complex="14pt" loext:padding="0in" loext:border="none"/>
    </style:style>
    <style:style style:name="T111" style:family="text">
      <style:text-properties fo:font-variant="normal" fo:text-transform="none" fo:color="#090910" fo:font-size="14pt" fo:letter-spacing="normal" fo:font-style="normal" style:text-underline-style="none" fo:font-weight="bold" style:font-size-asian="14pt" style:font-size-complex="14pt"/>
    </style:style>
    <style:style style:name="T112" style:family="text">
      <style:text-properties fo:font-variant="normal" fo:text-transform="none" fo:color="#090910" fo:font-size="14pt" fo:letter-spacing="normal" style:text-underline-style="none" fo:background-color="#f1f1f1" loext:char-shading-value="0" style:font-size-asian="14pt" style:font-size-complex="14pt"/>
    </style:style>
    <style:style style:name="T113" style:family="text">
      <style:text-properties fo:font-variant="normal" fo:text-transform="none" fo:color="#090910" fo:font-size="8pt" fo:letter-spacing="normal" style:text-underline-style="none" fo:background-color="#f1f1f1" loext:char-shading-value="0" style:font-size-asian="8pt" style:font-size-complex="8pt"/>
    </style:style>
    <style:style style:name="T114" style:family="text">
      <style:text-properties fo:font-variant="normal" fo:text-transform="none" fo:color="#090910" fo:font-size="8pt" fo:letter-spacing="normal" style:text-underline-style="none" fo:background-color="#f1f1f1" loext:char-shading-value="0" style:font-size-asian="8pt" style:font-size-complex="8pt"/>
    </style:style>
    <style:style style:name="T115" style:family="text">
      <style:text-properties fo:font-variant="normal" fo:text-transform="none" fo:color="#090910" fo:font-size="8pt" fo:letter-spacing="normal" style:text-underline-style="none" style:font-size-asian="8pt" style:font-size-complex="8pt"/>
    </style:style>
    <style:style style:name="T116" style:family="text">
      <style:text-properties fo:font-variant="normal" fo:text-transform="none" fo:color="#090910" style:font-name="FreeSans" fo:font-size="14pt" fo:letter-spacing="normal" fo:font-style="normal" style:text-underline-style="none" fo:font-weight="bold" fo:background-color="#fbfbfd" loext:char-shading-value="0" style:font-size-asian="14pt" style:font-size-complex="14pt" loext:padding="0in" loext:border="none"/>
    </style:style>
    <style:style style:name="T117" style:family="text">
      <style:text-properties fo:font-variant="normal" fo:text-transform="none" fo:color="#090910" style:font-name="FreeSans" fo:font-size="14pt" fo:letter-spacing="normal" fo:font-style="normal" style:text-underline-style="none" fo:font-weight="bold" style:font-size-asian="14pt" style:font-size-complex="14pt"/>
    </style:style>
    <style:style style:name="T118" style:family="text">
      <style:text-properties fo:font-variant="normal" fo:text-transform="none" fo:color="#090910" style:font-name="FreeSans" fo:font-size="14pt" fo:letter-spacing="normal" fo:font-style="normal" style:text-underline-style="none" fo:font-weight="normal" fo:background-color="#ffffff" loext:char-shading-value="0" style:font-size-asian="14pt" style:font-size-complex="14pt"/>
    </style:style>
    <style:style style:name="T119" style:family="text">
      <style:text-properties fo:font-variant="normal" fo:text-transform="none" fo:color="#090910" style:font-name="FreeSans" fo:font-size="14pt" fo:letter-spacing="normal" fo:font-style="normal" style:text-underline-style="none" fo:font-weight="normal" style:font-size-asian="14pt" style:font-size-complex="14pt"/>
    </style:style>
    <style:style style:name="T120" style:family="text">
      <style:text-properties fo:font-variant="normal" fo:text-transform="none" fo:color="#090910" style:font-name="FreeSans" fo:font-size="15pt" fo:letter-spacing="normal" fo:font-style="normal" style:text-underline-style="none" fo:font-weight="bold" fo:background-color="#fbfbfd" loext:char-shading-value="0" style:font-size-asian="15pt" style:font-size-complex="15pt" loext:padding="0in" loext:border="none"/>
    </style:style>
    <style:style style:name="T121" style:family="text">
      <style:text-properties fo:font-variant="normal" fo:text-transform="none" fo:color="#090910" style:font-name="FreeSans" fo:font-size="24pt" fo:letter-spacing="normal" fo:font-style="normal" style:text-underline-style="none" fo:font-weight="bold" style:font-size-asian="24pt" style:font-size-complex="24pt"/>
    </style:style>
    <style:style style:name="T122" style:family="text">
      <style:text-properties fo:font-variant="normal" fo:text-transform="none" fo:color="#090910" style:font-name="FreeSans" fo:font-size="24pt" fo:letter-spacing="normal" fo:font-style="normal" style:text-underline-style="none" fo:font-weight="bold" officeooo:rsid="002a1169" style:font-size-asian="24pt" style:font-size-complex="24pt"/>
    </style:style>
    <style:style style:name="T123" style:family="text">
      <style:text-properties fo:font-variant="normal" fo:text-transform="none" fo:color="#090910" style:font-name="FreeSans" fo:font-size="24pt" fo:letter-spacing="normal" fo:font-style="normal" style:text-underline-style="none" fo:font-weight="bold" style:font-size-asian="24pt" style:font-weight-asian="bold" style:font-size-complex="24pt" style:font-weight-complex="bold"/>
    </style:style>
    <style:style style:name="T124" style:family="text">
      <style:text-properties fo:font-variant="normal" fo:text-transform="none" fo:color="#090910" style:font-name="FreeSans" fo:font-size="24pt" fo:letter-spacing="normal" fo:font-style="normal" style:text-underline-style="none" fo:font-weight="bold" officeooo:rsid="002aa30e" style:font-size-asian="24pt" style:font-weight-asian="bold" style:font-size-complex="24pt" style:font-weight-complex="bold"/>
    </style:style>
    <style:style style:name="T125" style:family="text">
      <style:text-properties fo:font-variant="normal" fo:text-transform="none" style:font-name="scandia-web" fo:font-size="12pt" fo:letter-spacing="normal" fo:font-style="normal" fo:font-weight="normal"/>
    </style:style>
    <style:style style:name="T126" style:family="text">
      <style:text-properties fo:font-variant="normal" fo:text-transform="none" style:font-name="scandia-web" fo:font-size="12pt" fo:letter-spacing="normal" fo:font-style="normal" style:text-underline-style="none" fo:font-weight="normal"/>
    </style:style>
    <style:style style:name="T127" style:family="text">
      <style:text-properties fo:font-variant="normal" fo:text-transform="none" style:font-name="scandia-web" fo:font-size="12pt" fo:letter-spacing="normal" fo:font-style="normal" style:text-underline-style="none" fo:font-weight="normal" fo:background-color="#f1f1f1" loext:char-shading-value="0"/>
    </style:style>
    <style:style style:name="T128" style:family="text">
      <style:text-properties fo:font-variant="normal" fo:text-transform="none" style:font-name="scandia-web" fo:font-size="12pt" fo:letter-spacing="normal" fo:language="en" fo:country="US" fo:font-style="normal" style:text-underline-style="none" fo:font-weight="normal" style:font-size-asian="15pt" style:font-size-complex="15pt" loext:padding="0in" loext:border="none"/>
    </style:style>
    <style:style style:name="T129" style:family="text">
      <style:text-properties fo:font-variant="normal" fo:text-transform="none" style:font-name="scandia-web" fo:letter-spacing="normal" fo:font-style="normal" style:text-underline-style="none" fo:font-weight="normal"/>
    </style:style>
    <style:style style:name="T130" style:family="text">
      <style:text-properties fo:font-variant="normal" fo:text-transform="none" style:font-name="scandia-web" fo:font-size="14pt" fo:letter-spacing="normal" fo:font-style="normal" fo:font-weight="normal" style:font-size-asian="14pt" style:font-size-complex="14pt"/>
    </style:style>
    <style:style style:name="T131" style:family="text">
      <style:text-properties fo:font-variant="normal" fo:text-transform="none" style:font-name="scandia-web" fo:font-size="14pt" fo:letter-spacing="normal" fo:font-style="normal" style:text-underline-style="none" fo:font-weight="normal" style:font-size-asian="14pt" style:font-size-complex="14pt"/>
    </style:style>
    <style:style style:name="T132" style:family="text">
      <style:text-properties fo:font-variant="normal" fo:text-transform="none" style:font-name="scandia-web" fo:font-size="14pt" fo:letter-spacing="normal" fo:font-style="normal" style:text-underline-style="none" fo:font-weight="bold" style:font-size-asian="14pt" style:font-size-complex="14pt"/>
    </style:style>
    <style:style style:name="T133" style:family="text">
      <style:text-properties fo:font-variant="normal" fo:text-transform="none" style:font-name="scandia-web" fo:font-size="24pt" fo:letter-spacing="normal" fo:font-style="normal" style:text-underline-style="none" fo:font-weight="normal" style:font-size-asian="24pt" style:font-size-complex="24pt"/>
    </style:style>
    <style:style style:name="T134" style:family="text">
      <style:text-properties fo:font-variant="normal" fo:text-transform="none" fo:color="#ca473f" style:font-name="source-code-pro" fo:font-size="12pt" fo:letter-spacing="normal" fo:font-style="normal" fo:font-weight="bold" fo:background-color="#fbfbfd" loext:char-shading-value="0"/>
    </style:style>
    <style:style style:name="T135" style:family="text">
      <style:text-properties fo:font-variant="normal" fo:text-transform="none" fo:color="#ca473f" style:font-name="source-code-pro" fo:font-size="12pt" fo:letter-spacing="normal" fo:font-style="normal" style:text-underline-style="none" fo:font-weight="bold"/>
    </style:style>
    <style:style style:name="T136" style:family="text">
      <style:text-properties fo:font-variant="normal" fo:text-transform="none" fo:color="#ca473f" style:font-name="source-code-pro" fo:font-size="12pt" fo:letter-spacing="normal" fo:font-style="normal" style:text-underline-style="none" fo:font-weight="bold" fo:background-color="#f1f1f1" loext:char-shading-value="0"/>
    </style:style>
    <style:style style:name="T137" style:family="text">
      <style:text-properties fo:font-variant="normal" fo:text-transform="none" fo:color="#ca473f" style:font-name="source-code-pro" fo:font-size="12pt" fo:letter-spacing="normal" fo:font-style="normal" style:text-underline-style="none" fo:font-weight="bold" fo:background-color="#f1f1f1" loext:char-shading-value="0" loext:padding="0in" loext:border="none"/>
    </style:style>
    <style:style style:name="T138" style:family="text">
      <style:text-properties fo:font-variant="normal" fo:text-transform="none" fo:color="#ca473f" style:font-name="source-code-pro" fo:font-size="12pt" fo:letter-spacing="normal" fo:font-style="normal" style:text-underline-style="none" fo:font-weight="bold" fo:background-color="#f1f1f1" loext:char-shading-value="0" style:font-size-asian="12pt" style:font-size-complex="12pt"/>
    </style:style>
    <style:style style:name="T139" style:family="text">
      <style:text-properties fo:font-variant="normal" fo:text-transform="none" fo:color="#ca473f" style:font-name="source-code-pro" fo:font-size="12pt" fo:letter-spacing="normal" fo:font-style="normal" style:text-underline-style="none" fo:font-weight="bold" officeooo:rsid="0023abd0" fo:background-color="#f1f1f1" loext:char-shading-value="0" style:font-size-asian="12pt" style:font-size-complex="12pt"/>
    </style:style>
    <style:style style:name="T140" style:family="text">
      <style:text-properties fo:font-variant="normal" fo:text-transform="none" fo:color="#ca473f" style:font-name="source-code-pro" fo:font-size="12pt" fo:letter-spacing="normal" fo:font-style="normal" style:text-underline-style="none" fo:font-weight="bold" officeooo:rsid="0023abd0" fo:background-color="#f1f1f1" loext:char-shading-value="0" style:font-size-asian="12pt" style:font-size-complex="12pt"/>
    </style:style>
    <style:style style:name="T141" style:family="text">
      <style:text-properties fo:font-variant="normal" fo:text-transform="none" fo:color="#ca473f" style:font-name="source-code-pro" fo:font-size="12pt" fo:letter-spacing="normal" fo:font-style="normal" style:text-underline-style="none" fo:font-weight="bold" fo:background-color="#f1f1f1" loext:char-shading-value="0" style:font-size-asian="12pt" style:font-size-complex="12pt"/>
    </style:style>
    <style:style style:name="T142" style:family="text">
      <style:text-properties fo:font-variant="normal" fo:text-transform="none" fo:color="#ca473f" style:font-name="source-code-pro" fo:font-size="12pt" fo:letter-spacing="normal" fo:font-style="normal" style:text-underline-style="none" fo:font-weight="bold" fo:background-color="#fbfbfd" loext:char-shading-value="0" loext:padding="0in" loext:border="none"/>
    </style:style>
    <style:style style:name="T143" style:family="text">
      <style:text-properties fo:font-variant="normal" fo:text-transform="none" fo:color="#ca473f" style:font-name="source-code-pro" fo:font-size="12pt" fo:letter-spacing="normal" fo:font-style="normal" style:text-underline-style="none" fo:font-weight="bold" style:font-size-asian="12pt" style:font-size-complex="12pt"/>
    </style:style>
    <style:style style:name="T144" style:family="text">
      <style:text-properties fo:font-variant="normal" fo:text-transform="none" fo:color="#ca473f" style:font-name="source-code-pro" fo:font-size="12pt" fo:letter-spacing="normal" fo:font-style="normal" style:text-underline-style="none" fo:font-weight="bold" officeooo:rsid="0023abd0" style:font-size-asian="12pt" style:font-size-complex="12pt"/>
    </style:style>
    <style:style style:name="T145" style:family="text">
      <style:text-properties fo:font-variant="normal" fo:text-transform="none" fo:color="#ca473f" style:font-name="source-code-pro" fo:font-size="12pt" fo:letter-spacing="normal" fo:language="en" fo:country="US" fo:font-style="normal" style:text-underline-style="none" fo:font-weight="bold" fo:background-color="#fbfbfd" loext:char-shading-value="0" style:font-size-asian="15pt" style:font-size-complex="15pt" loext:padding="0in" loext:border="none"/>
    </style:style>
    <style:style style:name="T146" style:family="text">
      <style:text-properties fo:font-variant="normal" fo:text-transform="none" fo:color="#ca473f" style:font-name="source-code-pro" fo:letter-spacing="normal" fo:font-style="normal" style:text-underline-style="none" fo:font-weight="bold"/>
    </style:style>
    <style:style style:name="T147" style:family="text">
      <style:text-properties fo:font-variant="normal" fo:text-transform="none" fo:color="#ca473f" style:font-name="source-code-pro" fo:letter-spacing="normal" fo:font-style="normal" style:text-underline-style="none" fo:font-weight="bold" fo:background-color="#fbfbfd" loext:char-shading-value="0" loext:padding="0in" loext:border="none"/>
    </style:style>
    <style:style style:name="T148" style:family="text">
      <style:text-properties fo:font-variant="normal" fo:text-transform="none" fo:color="#ca473f" style:font-name="source-code-pro" fo:letter-spacing="normal" fo:font-style="normal" style:text-underline-style="none" fo:font-weight="bold" officeooo:rsid="0023abd0"/>
    </style:style>
    <style:style style:name="T149" style:family="text">
      <style:text-properties fo:font-variant="normal" fo:text-transform="none" fo:color="#ca473f" style:font-name="source-code-pro" fo:letter-spacing="normal" fo:font-style="normal" style:text-underline-style="none" fo:font-weight="bold" fo:background-color="#f1f1f1" loext:char-shading-value="0"/>
    </style:style>
    <style:style style:name="T150" style:family="text">
      <style:text-properties fo:font-variant="normal" fo:text-transform="none" fo:color="#ca473f" style:font-name="source-code-pro" fo:font-size="14pt" fo:letter-spacing="normal" fo:font-style="normal" style:text-underline-style="none" fo:font-weight="bold" fo:background-color="#fbfbfd" loext:char-shading-value="0" style:font-size-asian="14pt" style:font-size-complex="14pt" loext:padding="0in" loext:border="none"/>
    </style:style>
    <style:style style:name="T151" style:family="text">
      <style:text-properties fo:font-variant="normal" fo:text-transform="none" fo:color="#ca473f" style:font-name="source-code-pro" fo:font-size="14pt" fo:letter-spacing="normal" fo:font-style="normal" style:text-underline-style="none" fo:font-weight="bold" fo:background-color="#f1f1f1" loext:char-shading-value="0" style:font-size-asian="14pt" style:font-size-complex="14pt"/>
    </style:style>
    <style:style style:name="T152" style:family="text">
      <style:text-properties fo:font-variant="normal" fo:text-transform="none" fo:color="#ca473f" style:font-name="source-code-pro" fo:font-size="8pt" fo:letter-spacing="normal" fo:font-style="normal" style:text-underline-style="none" fo:font-weight="bold" fo:background-color="#f1f1f1" loext:char-shading-value="0" style:font-size-asian="8pt" style:font-size-complex="8pt"/>
    </style:style>
    <style:style style:name="T153" style:family="text">
      <style:text-properties fo:font-variant="normal" fo:text-transform="none" fo:color="#ca473f" style:font-name="source-code-pro" fo:font-size="8pt" fo:letter-spacing="normal" fo:font-style="normal" style:text-underline-style="none" fo:font-weight="bold" fo:background-color="#f1f1f1" loext:char-shading-value="0" style:font-size-asian="8pt" style:font-size-complex="8pt"/>
    </style:style>
    <style:style style:name="T154" style:family="text">
      <style:text-properties fo:font-variant="normal" fo:text-transform="none" fo:color="#ca473f" style:font-name="source-code-pro" fo:font-size="8pt" fo:letter-spacing="normal" fo:font-style="normal" style:text-underline-style="none" fo:font-weight="bold" style:font-size-asian="8pt" style:font-size-complex="8pt"/>
    </style:style>
    <style:style style:name="T155" style:family="text">
      <style:text-properties fo:font-variant="normal" fo:text-transform="none" fo:color="#ca473f" style:font-name="source-code-pro" fo:font-size="8pt" fo:letter-spacing="normal" fo:font-style="normal" style:text-underline-style="none" fo:font-weight="bold" officeooo:rsid="0023abd0" style:font-size-asian="8pt" style:font-size-complex="8pt"/>
    </style:style>
    <style:style style:name="T156" style:family="text">
      <style:text-properties fo:font-variant="normal" fo:text-transform="none" fo:color="#ca473f" style:font-name="source-code-pro" fo:font-size="24pt" fo:letter-spacing="normal" fo:font-style="normal" style:text-underline-style="none" fo:font-weight="bold" fo:background-color="#fbfbfd" loext:char-shading-value="0" style:font-size-asian="24pt" style:font-size-complex="24pt" loext:padding="0in" loext:border="none"/>
    </style:style>
    <style:style style:name="T157" style:family="text">
      <style:text-properties fo:font-variant="normal" fo:text-transform="none" fo:color="#ca473f" fo:font-size="14pt" fo:letter-spacing="normal" fo:font-style="normal" style:text-underline-style="none" fo:font-weight="bold" fo:background-color="#fbfbfd" loext:char-shading-value="0" style:font-size-asian="14pt" style:font-size-complex="14pt" loext:padding="0in" loext:border="none"/>
    </style:style>
    <style:style style:name="T158" style:family="text">
      <style:text-properties fo:font-variant="normal" fo:text-transform="none" fo:color="#ca473f" style:font-name="FreeSans" fo:font-size="14pt" fo:letter-spacing="normal" fo:font-style="normal" style:text-underline-style="none" fo:font-weight="bold" fo:background-color="#fbfbfd" loext:char-shading-value="0" style:font-size-asian="14pt" style:font-size-complex="14pt" loext:padding="0in" loext:border="none"/>
    </style:style>
    <style:style style:name="T159" style:family="text">
      <style:text-properties fo:font-variant="normal" fo:text-transform="none" fo:color="#ca473f" style:font-name="FreeSans" fo:font-size="15pt" fo:letter-spacing="normal" fo:font-style="normal" style:text-underline-style="none" fo:font-weight="bold" fo:background-color="#fbfbfd" loext:char-shading-value="0" style:font-size-asian="15pt" style:font-size-complex="15pt" loext:padding="0in" loext:border="none"/>
    </style:style>
    <style:style style:name="T160" style:family="text">
      <style:text-properties fo:font-variant="normal" fo:text-transform="none" fo:color="#669900" style:font-name="source-code-pro" fo:font-size="12pt" fo:letter-spacing="normal" fo:font-style="normal" style:text-underline-style="none" fo:font-weight="bold"/>
    </style:style>
    <style:style style:name="T161" style:family="text">
      <style:text-properties fo:font-variant="normal" fo:text-transform="none" fo:color="#669900" style:font-name="source-code-pro" fo:font-size="12pt" fo:letter-spacing="normal" fo:font-style="normal" style:text-underline-style="none" fo:font-weight="bold" fo:background-color="#f1f1f1" loext:char-shading-value="0"/>
    </style:style>
    <style:style style:name="T162" style:family="text">
      <style:text-properties fo:font-variant="normal" fo:text-transform="none" fo:color="#669900" style:font-name="source-code-pro" fo:font-size="12pt" fo:letter-spacing="normal" fo:font-style="normal" style:text-underline-style="none" fo:font-weight="bold" fo:background-color="#f1f1f1" loext:char-shading-value="0" style:font-size-asian="12pt" style:font-size-complex="12pt"/>
    </style:style>
    <style:style style:name="T163" style:family="text">
      <style:text-properties fo:font-variant="normal" fo:text-transform="none" fo:color="#669900" style:font-name="source-code-pro" fo:font-size="12pt" fo:letter-spacing="normal" fo:font-style="normal" style:text-underline-style="none" fo:font-weight="bold" fo:background-color="#f1f1f1" loext:char-shading-value="0" style:font-size-asian="12pt" style:font-size-complex="12pt"/>
    </style:style>
    <style:style style:name="T164" style:family="text">
      <style:text-properties fo:font-variant="normal" fo:text-transform="none" fo:color="#669900" style:font-name="source-code-pro" fo:font-size="12pt" fo:letter-spacing="normal" fo:font-style="normal" style:text-underline-style="none" fo:font-weight="bold" style:font-size-asian="12pt" style:font-size-complex="12pt"/>
    </style:style>
    <style:style style:name="T165" style:family="text">
      <style:text-properties fo:font-variant="normal" fo:text-transform="none" fo:color="#669900" style:font-name="source-code-pro" fo:letter-spacing="normal" fo:font-style="normal" style:text-underline-style="none" fo:font-weight="bold"/>
    </style:style>
    <style:style style:name="T166" style:family="text">
      <style:text-properties fo:font-variant="normal" fo:text-transform="none" fo:color="#669900" style:font-name="source-code-pro" fo:letter-spacing="normal" fo:font-style="normal" style:text-underline-style="none" fo:font-weight="bold" fo:background-color="#f1f1f1" loext:char-shading-value="0"/>
    </style:style>
    <style:style style:name="T167" style:family="text">
      <style:text-properties fo:font-variant="normal" fo:text-transform="none" fo:color="#669900" style:font-name="source-code-pro" fo:font-size="14pt" fo:letter-spacing="normal" fo:font-style="normal" style:text-underline-style="none" fo:font-weight="bold" fo:background-color="#f1f1f1" loext:char-shading-value="0" style:font-size-asian="14pt" style:font-size-complex="14pt"/>
    </style:style>
    <style:style style:name="T168" style:family="text">
      <style:text-properties fo:font-variant="normal" fo:text-transform="none" fo:color="#669900" style:font-name="source-code-pro" fo:font-size="8pt" fo:letter-spacing="normal" fo:font-style="normal" style:text-underline-style="none" fo:font-weight="bold" fo:background-color="#f1f1f1" loext:char-shading-value="0" style:font-size-asian="8pt" style:font-size-complex="8pt"/>
    </style:style>
    <style:style style:name="T169" style:family="text">
      <style:text-properties fo:font-variant="normal" fo:text-transform="none" fo:color="#669900" style:font-name="source-code-pro" fo:font-size="8pt" fo:letter-spacing="normal" fo:font-style="normal" style:text-underline-style="none" fo:font-weight="bold" fo:background-color="#f1f1f1" loext:char-shading-value="0" style:font-size-asian="8pt" style:font-size-complex="8pt"/>
    </style:style>
    <style:style style:name="T170" style:family="text">
      <style:text-properties fo:font-variant="normal" fo:text-transform="none" fo:color="#669900" style:font-name="source-code-pro" fo:font-size="8pt" fo:letter-spacing="normal" fo:font-style="normal" style:text-underline-style="none" fo:font-weight="bold" style:font-size-asian="8pt" style:font-size-complex="8pt"/>
    </style:style>
    <style:style style:name="T171" style:family="text">
      <style:text-properties fo:font-variant="normal" fo:text-transform="none" fo:color="#055472" style:font-name="source-code-pro" fo:font-size="12pt" fo:letter-spacing="normal" fo:font-style="normal" style:text-underline-style="none" fo:font-weight="bold"/>
    </style:style>
    <style:style style:name="T172" style:family="text">
      <style:text-properties fo:font-variant="normal" fo:text-transform="none" fo:color="#055472" style:font-name="source-code-pro" fo:font-size="12pt" fo:letter-spacing="normal" fo:font-style="normal" style:text-underline-style="none" fo:font-weight="bold" fo:background-color="#f1f1f1" loext:char-shading-value="0"/>
    </style:style>
    <style:style style:name="T173" style:family="text">
      <style:text-properties fo:font-variant="normal" fo:text-transform="none" fo:color="#055472" style:font-name="source-code-pro" fo:font-size="12pt" fo:letter-spacing="normal" fo:font-style="normal" style:text-underline-style="none" fo:font-weight="bold" fo:background-color="#f1f1f1" loext:char-shading-value="0" loext:padding="0in" loext:border="none"/>
    </style:style>
    <style:style style:name="T174" style:family="text">
      <style:text-properties fo:font-variant="normal" fo:text-transform="none" fo:color="#055472" style:font-name="source-code-pro" fo:font-size="12pt" fo:letter-spacing="normal" fo:font-style="normal" style:text-underline-style="none" fo:font-weight="bold" fo:background-color="#f1f1f1" loext:char-shading-value="0" style:font-size-asian="12pt" style:font-size-complex="12pt"/>
    </style:style>
    <style:style style:name="T175" style:family="text">
      <style:text-properties fo:font-variant="normal" fo:text-transform="none" fo:color="#055472" style:font-name="source-code-pro" fo:font-size="12pt" fo:letter-spacing="normal" fo:font-style="normal" style:text-underline-style="none" fo:font-weight="bold" fo:background-color="#f1f1f1" loext:char-shading-value="0" style:font-size-asian="12pt" style:font-size-complex="12pt"/>
    </style:style>
    <style:style style:name="T176" style:family="text">
      <style:text-properties fo:font-variant="normal" fo:text-transform="none" fo:color="#055472" style:font-name="source-code-pro" fo:font-size="12pt" fo:letter-spacing="normal" fo:font-style="normal" style:text-underline-style="none" fo:font-weight="bold" fo:background-color="#fbfbfd" loext:char-shading-value="0" loext:padding="0in" loext:border="none"/>
    </style:style>
    <style:style style:name="T177" style:family="text">
      <style:text-properties fo:font-variant="normal" fo:text-transform="none" fo:color="#055472" style:font-name="source-code-pro" fo:font-size="12pt" fo:letter-spacing="normal" fo:font-style="normal" style:text-underline-style="none" fo:font-weight="bold" style:font-size-asian="12pt" style:font-size-complex="12pt"/>
    </style:style>
    <style:style style:name="T178" style:family="text">
      <style:text-properties fo:font-variant="normal" fo:text-transform="none" fo:color="#055472" style:font-name="source-code-pro" fo:letter-spacing="normal" fo:font-style="normal" style:text-underline-style="none" fo:font-weight="bold"/>
    </style:style>
    <style:style style:name="T179" style:family="text">
      <style:text-properties fo:font-variant="normal" fo:text-transform="none" fo:color="#055472" style:font-name="source-code-pro" fo:letter-spacing="normal" fo:font-style="normal" style:text-underline-style="none" fo:font-weight="bold" fo:background-color="#f1f1f1" loext:char-shading-value="0"/>
    </style:style>
    <style:style style:name="T180" style:family="text">
      <style:text-properties fo:font-variant="normal" fo:text-transform="none" fo:color="#055472" style:font-name="source-code-pro" fo:font-size="14pt" fo:letter-spacing="normal" fo:font-style="normal" style:text-underline-style="none" fo:font-weight="bold" fo:background-color="#f1f1f1" loext:char-shading-value="0" style:font-size-asian="14pt" style:font-size-complex="14pt"/>
    </style:style>
    <style:style style:name="T181" style:family="text">
      <style:text-properties fo:font-variant="normal" fo:text-transform="none" fo:color="#055472" style:font-name="source-code-pro" fo:font-size="8pt" fo:letter-spacing="normal" fo:font-style="normal" style:text-underline-style="none" fo:font-weight="bold" fo:background-color="#f1f1f1" loext:char-shading-value="0" style:font-size-asian="8pt" style:font-size-complex="8pt"/>
    </style:style>
    <style:style style:name="T182" style:family="text">
      <style:text-properties fo:font-variant="normal" fo:text-transform="none" fo:color="#055472" style:font-name="source-code-pro" fo:font-size="8pt" fo:letter-spacing="normal" fo:font-style="normal" style:text-underline-style="none" fo:font-weight="bold" officeooo:rsid="001efefd" fo:background-color="#f1f1f1" loext:char-shading-value="0" style:font-size-asian="8pt" style:font-size-complex="8pt"/>
    </style:style>
    <style:style style:name="T183" style:family="text">
      <style:text-properties fo:font-variant="normal" fo:text-transform="none" fo:color="#055472" style:font-name="source-code-pro" fo:font-size="8pt" fo:letter-spacing="normal" fo:font-style="normal" style:text-underline-style="none" fo:font-weight="bold" fo:background-color="#f1f1f1" loext:char-shading-value="0" style:font-size-asian="8pt" style:font-size-complex="8pt"/>
    </style:style>
    <style:style style:name="T184" style:family="text">
      <style:text-properties fo:font-variant="normal" fo:text-transform="none" fo:color="#055472" style:font-name="source-code-pro" fo:font-size="8pt" fo:letter-spacing="normal" fo:font-style="normal" style:text-underline-style="none" fo:font-weight="bold" style:font-size-asian="8pt" style:font-size-complex="8pt"/>
    </style:style>
    <style:style style:name="T185" style:family="text">
      <style:text-properties fo:font-variant="normal" fo:text-transform="none" fo:color="#055472" style:font-name="FreeSans" fo:font-size="14pt" fo:letter-spacing="normal" fo:font-style="normal" style:text-underline-style="none" fo:font-weight="bold" fo:background-color="#fbfbfd" loext:char-shading-value="0" style:font-size-asian="14pt" style:font-size-complex="14pt" loext:padding="0in" loext:border="none"/>
    </style:style>
    <style:style style:name="T186" style:family="text">
      <style:text-properties fo:font-variant="normal" fo:text-transform="none" fo:color="#055472" style:font-name="FreeSans" fo:font-size="15pt" fo:letter-spacing="normal" fo:font-style="normal" style:text-underline-style="none" fo:font-weight="bold" fo:background-color="#fbfbfd" loext:char-shading-value="0" style:font-size-asian="15pt" style:font-size-complex="15pt" loext:padding="0in" loext:border="none"/>
    </style:style>
    <style:style style:name="T187" style:family="text">
      <style:text-properties fo:font-variant="normal" fo:text-transform="none" fo:color="#93939e" style:font-name="source-code-pro" fo:font-size="12pt" fo:letter-spacing="normal" fo:font-style="normal" style:text-underline-style="none" fo:font-weight="bold"/>
    </style:style>
    <style:style style:name="T188" style:family="text">
      <style:text-properties fo:font-variant="normal" fo:text-transform="none" fo:color="#93939e" style:font-name="source-code-pro" fo:font-size="12pt" fo:letter-spacing="normal" fo:font-style="normal" style:text-underline-style="none" fo:font-weight="bold" fo:background-color="#f1f1f1" loext:char-shading-value="0"/>
    </style:style>
    <style:style style:name="T189" style:family="text">
      <style:text-properties fo:font-variant="normal" fo:text-transform="none" fo:color="#93939e" style:font-name="source-code-pro" fo:letter-spacing="normal" fo:font-style="normal" style:text-underline-style="none" fo:font-weight="bold"/>
    </style:style>
    <style:style style:name="T190" style:family="text">
      <style:text-properties fo:font-variant="normal" fo:text-transform="none" fo:color="#93939e" style:font-name="source-code-pro" fo:font-size="14pt" fo:letter-spacing="normal" fo:font-style="normal" style:text-underline-style="none" fo:font-weight="bold" style:font-size-asian="14pt" style:font-size-complex="14pt"/>
    </style:style>
    <style:style style:name="T191" style:family="text">
      <style:text-properties fo:font-variant="normal" fo:text-transform="none" fo:color="#93939e" fo:font-size="14pt" fo:letter-spacing="normal" fo:font-style="normal" style:text-underline-style="none" fo:font-weight="bold" style:font-size-asian="14pt" style:font-size-complex="14pt"/>
    </style:style>
    <style:style style:name="T192" style:family="text">
      <style:text-properties fo:font-variant="normal" fo:text-transform="none" fo:color="#93939e" style:font-name="FreeSans" fo:font-size="14pt" fo:letter-spacing="normal" fo:font-style="normal" style:text-underline-style="none" fo:font-weight="bold" style:font-size-asian="14pt" style:font-size-complex="14pt"/>
    </style:style>
    <style:style style:name="T193" style:family="text">
      <style:text-properties fo:font-variant="normal" fo:text-transform="none" fo:color="#0782b1" style:font-name="source-code-pro" fo:font-size="12pt" fo:letter-spacing="normal" fo:font-style="normal" style:text-underline-style="none" fo:font-weight="bold"/>
    </style:style>
    <style:style style:name="T194" style:family="text">
      <style:text-properties fo:font-variant="normal" fo:text-transform="none" fo:color="#0782b1" style:font-name="source-code-pro" fo:font-size="12pt" fo:letter-spacing="normal" fo:font-style="normal" style:text-underline-style="none" fo:font-weight="bold" fo:background-color="#fbfbfd" loext:char-shading-value="0" loext:padding="0in" loext:border="none"/>
    </style:style>
    <style:style style:name="T195" style:family="text">
      <style:text-properties fo:font-variant="normal" fo:text-transform="none" fo:color="#0782b1" style:font-name="source-code-pro" fo:font-size="12pt" fo:letter-spacing="normal" fo:font-style="normal" style:text-underline-style="none" fo:font-weight="bold" fo:background-color="#f1f1f1" loext:char-shading-value="0"/>
    </style:style>
    <style:style style:name="T196" style:family="text">
      <style:text-properties fo:font-variant="normal" fo:text-transform="none" fo:color="#0782b1" style:font-name="source-code-pro" fo:font-size="12pt" fo:letter-spacing="normal" fo:font-style="normal" style:text-underline-style="none" fo:font-weight="bold" fo:background-color="#f1f1f1" loext:char-shading-value="0" style:font-size-asian="12pt" style:font-size-complex="12pt"/>
    </style:style>
    <style:style style:name="T197" style:family="text">
      <style:text-properties fo:font-variant="normal" fo:text-transform="none" fo:color="#0782b1" style:font-name="source-code-pro" fo:font-size="12pt" fo:letter-spacing="normal" fo:font-style="normal" style:text-underline-style="none" fo:font-weight="bold" fo:background-color="#f1f1f1" loext:char-shading-value="0" style:font-size-asian="12pt" style:font-size-complex="12pt"/>
    </style:style>
    <style:style style:name="T198" style:family="text">
      <style:text-properties fo:font-variant="normal" fo:text-transform="none" fo:color="#0782b1" style:font-name="source-code-pro" fo:font-size="12pt" fo:letter-spacing="normal" fo:font-style="normal" style:text-underline-style="none" fo:font-weight="bold" style:font-size-asian="12pt" style:font-size-complex="12pt"/>
    </style:style>
    <style:style style:name="T199" style:family="text">
      <style:text-properties fo:font-variant="normal" fo:text-transform="none" fo:color="#0782b1" style:font-name="source-code-pro" fo:font-size="14pt" fo:letter-spacing="normal" fo:font-style="normal" style:text-underline-style="none" fo:font-weight="bold" fo:background-color="#f1f1f1" loext:char-shading-value="0" style:font-size-asian="14pt" style:font-size-complex="14pt"/>
    </style:style>
    <style:style style:name="T200" style:family="text">
      <style:text-properties fo:font-variant="normal" fo:text-transform="none" fo:color="#0782b1" style:font-name="source-code-pro" fo:letter-spacing="normal" fo:font-style="normal" style:text-underline-style="none" fo:font-weight="bold"/>
    </style:style>
    <style:style style:name="T201" style:family="text">
      <style:text-properties fo:font-variant="normal" fo:text-transform="none" fo:color="#0782b1" style:font-name="source-code-pro" fo:letter-spacing="normal" fo:font-style="normal" style:text-underline-style="none" fo:font-weight="bold" fo:background-color="#f1f1f1" loext:char-shading-value="0"/>
    </style:style>
    <style:style style:name="T202" style:family="text">
      <style:text-properties fo:font-variant="normal" fo:text-transform="none" fo:color="#0782b1" style:font-name="source-code-pro" fo:font-size="8pt" fo:letter-spacing="normal" fo:language="en" fo:country="US" fo:font-style="normal" style:text-underline-style="none" fo:font-weight="bold" officeooo:rsid="001efefd" fo:background-color="#cccccc" loext:char-shading-value="0" style:font-size-asian="8pt" style:font-size-complex="8pt" loext:padding="0in" loext:border="none"/>
    </style:style>
    <style:style style:name="T203" style:family="text">
      <style:text-properties fo:font-variant="normal" fo:text-transform="none" fo:color="#0782b1" style:font-name="source-code-pro" fo:font-size="8pt" fo:letter-spacing="normal" fo:font-style="normal" style:text-underline-style="none" fo:font-weight="bold" fo:background-color="#f1f1f1" loext:char-shading-value="0" style:font-size-asian="8pt" style:font-size-complex="8pt"/>
    </style:style>
    <style:style style:name="T204" style:family="text">
      <style:text-properties fo:font-variant="normal" fo:text-transform="none" fo:color="#0782b1" style:font-name="source-code-pro" fo:font-size="8pt" fo:letter-spacing="normal" fo:font-style="normal" style:text-underline-style="none" fo:font-weight="bold" fo:background-color="#f1f1f1" loext:char-shading-value="0" style:font-size-asian="8pt" style:font-size-complex="8pt"/>
    </style:style>
    <style:style style:name="T205" style:family="text">
      <style:text-properties fo:font-variant="normal" fo:text-transform="none" fo:color="#0782b1" style:font-name="source-code-pro" fo:font-size="8pt" fo:letter-spacing="normal" fo:font-style="normal" style:text-underline-style="none" fo:font-weight="bold" style:font-size-asian="8pt" style:font-size-complex="8pt"/>
    </style:style>
    <style:style style:name="T206" style:family="text">
      <style:text-properties fo:font-variant="normal" fo:text-transform="none" fo:color="#0782b1" style:font-name="FreeSans" fo:font-size="14pt" fo:letter-spacing="normal" fo:font-style="normal" style:text-underline-style="none" fo:font-weight="bold" fo:background-color="#fbfbfd" loext:char-shading-value="0" style:font-size-asian="14pt" style:font-size-complex="14pt" loext:padding="0in" loext:border="none"/>
    </style:style>
    <style:style style:name="T207" style:family="text">
      <style:text-properties fo:font-variant="normal" fo:text-transform="none" fo:color="#981d15" style:font-name="source-code-pro" fo:font-size="12pt" fo:letter-spacing="normal" fo:font-style="normal" style:text-underline-style="none" fo:font-weight="bold"/>
    </style:style>
    <style:style style:name="T208" style:family="text">
      <style:text-properties fo:font-variant="normal" fo:text-transform="none" fo:color="#981d15" style:font-name="source-code-pro" fo:font-size="12pt" fo:letter-spacing="normal" fo:font-style="normal" style:text-underline-style="none" fo:font-weight="bold" fo:background-color="#f1f1f1" loext:char-shading-value="0"/>
    </style:style>
    <style:style style:name="T209" style:family="text">
      <style:text-properties fo:font-variant="normal" fo:text-transform="none" fo:color="#981d15" style:font-name="source-code-pro" fo:font-size="12pt" fo:letter-spacing="normal" fo:font-style="normal" style:text-underline-style="none" fo:font-weight="bold" fo:background-color="#f1f1f1" loext:char-shading-value="0" style:font-size-asian="12pt" style:font-size-complex="12pt"/>
    </style:style>
    <style:style style:name="T210" style:family="text">
      <style:text-properties fo:font-variant="normal" fo:text-transform="none" fo:color="#981d15" style:font-name="source-code-pro" fo:font-size="12pt" fo:letter-spacing="normal" fo:font-style="normal" style:text-underline-style="none" fo:font-weight="bold" fo:background-color="#f1f1f1" loext:char-shading-value="0" style:font-size-asian="12pt" style:font-size-complex="12pt"/>
    </style:style>
    <style:style style:name="T211" style:family="text">
      <style:text-properties fo:font-variant="normal" fo:text-transform="none" fo:color="#981d15" style:font-name="source-code-pro" fo:font-size="12pt" fo:letter-spacing="normal" fo:font-style="normal" style:text-underline-style="none" fo:font-weight="bold" fo:background-color="#fbfbfd" loext:char-shading-value="0" loext:padding="0in" loext:border="none"/>
    </style:style>
    <style:style style:name="T212" style:family="text">
      <style:text-properties fo:font-variant="normal" fo:text-transform="none" fo:color="#981d15" style:font-name="source-code-pro" fo:font-size="12pt" fo:letter-spacing="normal" fo:font-style="normal" style:text-underline-style="none" fo:font-weight="bold" style:font-size-asian="12pt" style:font-size-complex="12pt"/>
    </style:style>
    <style:style style:name="T213" style:family="text">
      <style:text-properties fo:font-variant="normal" fo:text-transform="none" fo:color="#981d15" style:font-name="source-code-pro" fo:letter-spacing="normal" fo:font-style="normal" style:text-underline-style="none" fo:font-weight="bold"/>
    </style:style>
    <style:style style:name="T214" style:family="text">
      <style:text-properties fo:font-variant="normal" fo:text-transform="none" fo:color="#981d15" style:font-name="source-code-pro" fo:letter-spacing="normal" fo:font-style="normal" style:text-underline-style="none" fo:font-weight="bold" fo:background-color="#fbfbfd" loext:char-shading-value="0" loext:padding="0in" loext:border="none"/>
    </style:style>
    <style:style style:name="T215" style:family="text">
      <style:text-properties fo:font-variant="normal" fo:text-transform="none" fo:color="#981d15" style:font-name="source-code-pro" fo:letter-spacing="normal" fo:font-style="normal" style:text-underline-style="none" fo:font-weight="bold" fo:background-color="#f1f1f1" loext:char-shading-value="0"/>
    </style:style>
    <style:style style:name="T216" style:family="text">
      <style:text-properties fo:font-variant="normal" fo:text-transform="none" fo:color="#981d15" style:font-name="source-code-pro" fo:font-size="14pt" fo:letter-spacing="normal" fo:font-style="normal" style:text-underline-style="none" fo:font-weight="bold" style:font-size-asian="14pt" style:font-size-complex="14pt"/>
    </style:style>
    <style:style style:name="T217" style:family="text">
      <style:text-properties fo:font-variant="normal" fo:text-transform="none" fo:color="#981d15" style:font-name="source-code-pro" fo:font-size="14pt" fo:letter-spacing="normal" fo:font-style="normal" style:text-underline-style="none" fo:font-weight="bold" fo:background-color="#fbfbfd" loext:char-shading-value="0" style:font-size-asian="14pt" style:font-size-complex="14pt" loext:padding="0in" loext:border="none"/>
    </style:style>
    <style:style style:name="T218" style:family="text">
      <style:text-properties fo:font-variant="normal" fo:text-transform="none" fo:color="#981d15" style:font-name="source-code-pro" fo:font-size="14pt" fo:letter-spacing="normal" fo:font-style="normal" style:text-underline-style="none" fo:font-weight="bold" fo:background-color="#f1f1f1" loext:char-shading-value="0" style:font-size-asian="14pt" style:font-size-complex="14pt"/>
    </style:style>
    <style:style style:name="T219" style:family="text">
      <style:text-properties fo:font-variant="normal" fo:text-transform="none" fo:color="#981d15" style:font-name="source-code-pro" fo:font-size="8pt" fo:letter-spacing="normal" fo:font-style="normal" style:text-underline-style="none" fo:font-weight="bold" fo:background-color="#f1f1f1" loext:char-shading-value="0" style:font-size-asian="8pt" style:font-size-complex="8pt"/>
    </style:style>
    <style:style style:name="T220" style:family="text">
      <style:text-properties fo:font-variant="normal" fo:text-transform="none" fo:color="#981d15" style:font-name="source-code-pro" fo:font-size="8pt" fo:letter-spacing="normal" fo:font-style="normal" style:text-underline-style="none" fo:font-weight="bold" fo:background-color="#f1f1f1" loext:char-shading-value="0" style:font-size-asian="8pt" style:font-size-complex="8pt"/>
    </style:style>
    <style:style style:name="T221" style:family="text">
      <style:text-properties fo:font-variant="normal" fo:text-transform="none" fo:color="#981d15" style:font-name="source-code-pro" fo:font-size="8pt" fo:letter-spacing="normal" fo:font-style="normal" style:text-underline-style="none" fo:font-weight="bold" style:font-size-asian="8pt" style:font-size-complex="8pt"/>
    </style:style>
    <style:style style:name="T222" style:family="text">
      <style:text-properties fo:font-variant="normal" fo:text-transform="none" fo:color="#981d15" fo:font-size="14pt" fo:letter-spacing="normal" fo:font-style="normal" style:text-underline-style="none" fo:font-weight="bold" style:font-size-asian="14pt" style:font-size-complex="14pt"/>
    </style:style>
    <style:style style:name="T223" style:family="text">
      <style:text-properties fo:font-variant="normal" fo:text-transform="none" fo:color="#981d15" fo:font-size="14pt" fo:letter-spacing="normal" fo:font-style="normal" style:text-underline-style="none" fo:font-weight="bold" fo:background-color="#fbfbfd" loext:char-shading-value="0" style:font-size-asian="14pt" style:font-size-complex="14pt" loext:padding="0in" loext:border="none"/>
    </style:style>
    <style:style style:name="T224" style:family="text">
      <style:text-properties fo:font-variant="normal" fo:text-transform="none" fo:color="#981d15" style:font-name="FreeSans" fo:font-size="14pt" fo:letter-spacing="normal" fo:font-style="normal" style:text-underline-style="none" fo:font-weight="bold" fo:background-color="#fbfbfd" loext:char-shading-value="0" style:font-size-asian="14pt" style:font-size-complex="14pt" loext:padding="0in" loext:border="none"/>
    </style:style>
    <style:style style:name="T225" style:family="text">
      <style:text-properties fo:font-variant="normal" fo:text-transform="none" fo:color="#981d15" style:font-name="FreeSans" fo:font-size="14pt" fo:letter-spacing="normal" fo:font-style="normal" style:text-underline-style="none" fo:font-weight="bold" style:font-size-asian="14pt" style:font-size-complex="14pt"/>
    </style:style>
    <style:style style:name="T226" style:family="text">
      <style:text-properties fo:font-variant="normal" fo:text-transform="none" fo:color="#ff2d20" style:font-name="scandia-web" fo:font-size="12pt" fo:letter-spacing="normal" fo:font-style="normal" style:text-underline-style="none" fo:font-weight="normal" fo:background-color="transparent" loext:char-shading-value="0"/>
    </style:style>
    <style:style style:name="T227" style:family="text">
      <style:text-properties fo:font-variant="normal" fo:text-transform="none" fo:color="#ff2d20" style:font-name="scandia-web" fo:font-size="12pt" fo:letter-spacing="normal" fo:language="en" fo:country="US" fo:font-style="normal" style:text-underline-style="none" fo:font-weight="normal" fo:background-color="transparent" loext:char-shading-value="0" style:font-size-asian="15pt" style:font-size-complex="15pt" loext:padding="0in" loext:border="none"/>
    </style:style>
    <style:style style:name="T228" style:family="text">
      <style:text-properties fo:font-variant="normal" fo:text-transform="none" fo:color="#ff2d20" style:font-name="scandia-web" fo:letter-spacing="normal" fo:font-style="normal" style:text-underline-style="none" fo:font-weight="normal" fo:background-color="transparent" loext:char-shading-value="0"/>
    </style:style>
    <style:style style:name="T229" style:family="text">
      <style:text-properties fo:font-variant="normal" fo:text-transform="none" fo:color="#ff2d20" style:font-name="scandia-web" fo:font-size="14pt" fo:letter-spacing="normal" fo:font-style="normal" style:text-underline-style="none" fo:font-weight="normal" fo:background-color="transparent" loext:char-shading-value="0" style:font-size-asian="14pt" style:font-size-complex="14pt"/>
    </style:style>
    <style:style style:name="T230" style:family="text">
      <style:text-properties fo:font-variant="normal" fo:text-transform="none" fo:color="#ff2d20" style:font-name="scandia-web" fo:font-size="24pt" fo:letter-spacing="normal" fo:font-style="normal" style:text-underline-style="none" fo:font-weight="normal" fo:background-color="transparent" loext:char-shading-value="0" style:font-size-asian="24pt" style:font-size-complex="24pt"/>
    </style:style>
    <style:style style:name="T231" style:family="text">
      <style:text-properties fo:font-variant="normal" fo:text-transform="none" fo:color="#ff2d20" style:text-line-through-style="none" style:text-line-through-type="none" style:font-name="scandia-web" fo:font-size="12pt" fo:letter-spacing="normal" fo:font-style="normal" style:text-underline-style="none" fo:font-weight="normal" style:text-blinking="false" fo:background-color="transparent" loext:char-shading-value="0"/>
    </style:style>
    <style:style style:name="T232" style:family="text">
      <style:text-properties fo:font-variant="normal" fo:text-transform="none" fo:color="#ff2d20" fo:font-size="14pt" fo:letter-spacing="normal" fo:font-style="normal" style:text-underline-style="none" fo:font-weight="normal" fo:background-color="transparent" loext:char-shading-value="0" style:font-size-asian="14pt" style:font-size-complex="14pt"/>
    </style:style>
    <style:style style:name="T233" style:family="text">
      <style:text-properties fo:font-variant="normal" fo:text-transform="none" fo:color="#ff2d20" style:font-name="FreeSans" fo:font-size="14pt" fo:letter-spacing="normal" fo:font-style="normal" style:text-underline-style="none" fo:font-weight="normal" fo:background-color="transparent" loext:char-shading-value="0" style:font-size-asian="14pt" style:font-size-complex="14pt"/>
    </style:style>
    <style:style style:name="T234" style:family="text">
      <style:text-properties fo:font-variant="normal" fo:text-transform="none" style:font-name="FreeSans" fo:font-size="15pt" fo:letter-spacing="normal" fo:font-style="normal" style:text-underline-style="none" fo:font-weight="normal" style:font-size-asian="15pt" style:font-size-complex="15pt" loext:padding="0in" loext:border="none"/>
    </style:style>
    <style:style style:name="T235" style:family="text">
      <style:text-properties fo:font-variant="normal" fo:text-transform="none" fo:letter-spacing="normal" fo:font-style="normal" fo:font-weight="normal"/>
    </style:style>
    <style:style style:name="T236" style:family="text">
      <style:text-properties fo:font-variant="normal" fo:text-transform="none" fo:color="#000000" style:text-line-through-style="none" style:text-line-through-type="none" style:font-name="scandia-web" fo:font-size="18pt" fo:letter-spacing="normal" fo:font-style="normal" style:text-underline-style="none" fo:font-weight="bold" style:text-blinking="false" fo:background-color="transparent" loext:char-shading-value="0" style:font-size-asian="18pt" style:font-weight-asian="bold" style:font-size-complex="18pt" style:font-weight-complex="bold"/>
    </style:style>
    <style:style style:name="T237" style:family="text">
      <style:text-properties fo:font-variant="normal" fo:text-transform="none" fo:color="#000000" style:text-line-through-style="none" style:text-line-through-type="none" style:font-name="scandia-web" fo:font-size="18pt" fo:letter-spacing="normal" fo:font-style="normal" style:text-underline-style="none" fo:font-weight="bold" style:text-blinking="false" fo:background-color="transparent" loext:char-shading-value="0" style:font-size-asian="18pt" style:font-style-asian="normal" style:font-weight-asian="bold" style:font-size-complex="18pt" style:font-style-complex="normal" style:font-weight-complex="bold"/>
    </style:style>
    <style:style style:name="T238" style:family="text">
      <style:text-properties fo:font-variant="normal" fo:text-transform="none" fo:font-size="14pt" fo:letter-spacing="normal" fo:font-style="normal" style:text-underline-style="none" fo:font-weight="normal" style:font-size-asian="14pt" style:font-size-complex="14pt"/>
    </style:style>
    <style:style style:name="T239" style:family="text">
      <style:text-properties fo:font-variant="normal" fo:text-transform="none" style:font-name="FreeSans" fo:font-size="14pt" fo:letter-spacing="normal" fo:font-style="normal" fo:font-weight="normal" style:font-size-asian="14pt" style:font-size-complex="14pt"/>
    </style:style>
    <style:style style:name="T240" style:family="text">
      <style:text-properties fo:font-variant="normal" fo:text-transform="none" style:font-name="FreeSans" fo:font-size="14pt" fo:letter-spacing="normal" fo:font-style="normal" style:text-underline-style="none" fo:font-weight="normal" style:font-size-asian="14pt" style:font-size-complex="14pt"/>
    </style:style>
    <style:style style:name="T241" style:family="text">
      <style:text-properties fo:font-variant="normal" fo:text-transform="none" style:font-name="FreeSans" fo:font-size="14pt" fo:letter-spacing="normal" fo:font-style="normal" style:text-underline-style="none" fo:font-weight="bold" style:font-size-asian="14pt" style:font-size-complex="14pt"/>
    </style:style>
    <style:style style:name="T242" style:family="text">
      <style:text-properties fo:font-variant="normal" fo:text-transform="none" style:font-name="FreeSans" fo:font-size="14pt" fo:letter-spacing="normal" style:text-underline-style="none" style:font-size-asian="14pt" style:font-size-complex="14pt"/>
    </style:style>
    <style:style style:name="T243" style:family="text">
      <style:text-properties fo:font-variant="normal" fo:text-transform="none" style:font-name="FreeSans" fo:font-size="15pt" fo:letter-spacing="normal" fo:font-style="normal" fo:font-weight="normal" style:font-size-asian="15pt" style:font-size-complex="15pt"/>
    </style:style>
    <style:style style:name="T244" style:family="text">
      <style:text-properties fo:font-variant="normal" fo:text-transform="none" style:font-name="FreeSans" fo:font-size="15pt" fo:letter-spacing="normal" fo:font-style="normal" style:text-underline-style="none" fo:font-weight="normal" style:font-size-asian="15pt" style:font-size-complex="15pt"/>
    </style:style>
    <style:style style:name="T245" style:family="text">
      <style:text-properties fo:font-weight="bold" officeooo:rsid="002738ae" style:font-weight-asian="bold" style:font-weight-complex="bold"/>
    </style:style>
    <style:style style:name="T246" style:family="text">
      <style:text-properties fo:font-size="12pt" style:text-underline-style="none" style:font-size-asian="12pt" style:font-size-complex="12pt"/>
    </style:style>
    <style:style style:name="T247" style:family="text">
      <style:text-properties fo:font-size="12pt" style:text-underline-style="none" fo:background-color="#f1f1f1" loext:char-shading-value="0" style:font-size-asian="12pt" style:font-size-complex="12pt"/>
    </style:style>
    <style:style style:name="T248" style:family="text">
      <style:text-properties fo:font-size="12pt" style:text-underline-style="none" fo:background-color="#f1f1f1" loext:char-shading-value="0" style:font-size-asian="12pt" style:font-size-complex="12pt"/>
    </style:style>
    <style:style style:name="T249" style:family="text">
      <style:text-properties fo:font-size="18pt" style:font-size-asian="18pt" style:font-size-complex="18pt"/>
    </style:style>
    <style:style style:name="T250" style:family="text">
      <style:text-properties fo:font-size="24pt" style:font-size-asian="24pt" style:font-size-complex="24pt"/>
    </style:style>
    <style:style style:name="T251" style:family="text">
      <style:text-properties fo:font-size="24pt" officeooo:rsid="002c7acc" style:font-size-asian="24pt" style:font-size-complex="24pt"/>
    </style:style>
    <style:style style:name="T252" style:family="text">
      <style:text-properties fo:font-size="8pt" style:text-underline-style="none" style:font-size-asian="8pt" style:font-size-complex="8pt"/>
    </style:style>
    <style:style style:name="T253" style:family="text">
      <style:text-properties fo:font-size="30pt"/>
    </style:style>
    <style:style style:name="T254" style:family="text">
      <style:text-properties fo:font-size="30pt" style:font-size-asian="18pt" style:font-size-complex="18pt"/>
    </style:style>
    <style:style style:name="T255" style:family="text">
      <style:text-properties fo:font-size="30pt" officeooo:rsid="002c7acc" style:font-size-asian="18pt" style:font-size-complex="18pt"/>
    </style:style>
    <style:style style:name="T256" style:family="text">
      <style:text-properties fo:font-size="30pt" officeooo:rsid="002c7acc"/>
    </style:style>
    <style:style style:name="T257" style:family="text">
      <style:text-properties fo:font-size="30pt" fo:language="en" fo:country="US" style:font-size-asian="30pt" style:font-size-complex="30pt"/>
    </style:style>
    <style:style style:name="T258" style:family="text">
      <style:text-properties style:font-name="FreeSans" fo:font-size="14pt" style:font-size-asian="14pt" style:font-size-complex="14pt"/>
    </style:style>
    <style:style style:name="T259" style:family="text">
      <style:text-properties style:font-name="FreeSans" fo:font-size="24pt" style:font-size-asian="24pt" style:font-size-complex="24pt"/>
    </style:style>
    <style:style style:name="T260" style:family="text">
      <style:text-properties style:font-name="FreeSans" fo:font-size="24pt" officeooo:rsid="002c7acc" style:font-size-asian="24pt" style:font-size-complex="24pt"/>
    </style:style>
    <style:style style:name="T261" style:family="text">
      <style:text-properties officeooo:rsid="002a1169"/>
    </style:style>
    <style:style style:name="T262" style:family="text">
      <style:text-properties officeooo:rsid="002aa30e"/>
    </style:style>
    <style:style style:name="T263" style:family="text">
      <style:text-properties officeooo:rsid="002c7acc"/>
    </style:style>
    <style:style style:name="T264" style:family="text">
      <style:text-properties fo:font-size="32pt" fo:language="en" fo:country="US" style:font-size-asian="32pt" style:font-size-complex="32pt"/>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3752in" svg:y="0.3752in" svg:width="0.0728in" svg:height="0.3752in" draw:z-index="0">
        <draw:image xlink:href="Pictures/100000BA000000B9000003B8FCAC203DB60FA8CA.svg" xlink:type="simple" xlink:show="embed" xlink:actuate="onLoad" loext:mime-type="image/svg+xml"/>
        <draw:image xlink:href="Pictures/1000020100000007000000249BE333ABB78A3DF2.png" xlink:type="simple" xlink:show="embed" xlink:actuate="onLoad"/>
      </draw:frame>
      <draw:frame draw:style-name="fr1" draw:name="Image2" text:anchor-type="page" text:anchor-page-number="1" svg:x="0.3752in" svg:y="0.3752in" svg:width="0.302in" svg:height="0.4272in" draw:z-index="1">
        <draw:image xlink:href="Pictures/10000167000002FF0000043D7FBBAEB6AD7A03D5.svg" xlink:type="simple" xlink:show="embed" xlink:actuate="onLoad" loext:mime-type="image/svg+xml"/>
        <draw:image xlink:href="Pictures/100002010000001D00000029142456B3DE8B4FEA.png" xlink:type="simple" xlink:show="embed" xlink:actuate="onLoad"/>
      </draw:frame>
      <draw:frame draw:style-name="fr1" draw:name="Image4" text:anchor-type="page" text:anchor-page-number="1" svg:x="0.3752in" svg:y="0.3752in" svg:width="0.0728in" svg:height="0.3752in" draw:z-index="3">
        <draw:image xlink:href="Pictures/100000BA000000B9000003B8FCAC203DB60FA8CA.svg" xlink:type="simple" xlink:show="embed" xlink:actuate="onLoad" loext:mime-type="image/svg+xml"/>
        <draw:image xlink:href="Pictures/1000020100000007000000249BE333ABB78A3DF2.png" xlink:type="simple" xlink:show="embed" xlink:actuate="onLoad"/>
      </draw:frame>
      <draw:frame draw:style-name="fr1" draw:name="Image3" text:anchor-type="page" text:anchor-page-number="1" svg:x="0.3752in" svg:y="0.3752in" svg:width="0.302in" svg:height="0.4272in" draw:z-index="2">
        <draw:image xlink:href="Pictures/10000167000002FF0000043D7FBBAEB6AD7A03D5.svg" xlink:type="simple" xlink:show="embed" xlink:actuate="onLoad" loext:mime-type="image/svg+xml"/>
        <draw:image xlink:href="Pictures/100002010000001D00000029142456B3DE8B4FEA.png" xlink:type="simple" xlink:show="embed" xlink:actuate="onLoad"/>
      </draw:frame>
      <draw:frame draw:style-name="fr1" draw:name="Image5" text:anchor-type="page" text:anchor-page-number="1" svg:x="0.3752in" svg:y="0.3752in" svg:width="0.0728in" svg:height="0.3752in" draw:z-index="4">
        <draw:image xlink:href="Pictures/100000BA000000B9000003B8FCAC203DB60FA8CA.svg" xlink:type="simple" xlink:show="embed" xlink:actuate="onLoad" loext:mime-type="image/svg+xml"/>
        <draw:image xlink:href="Pictures/1000020100000007000000249BE333ABB78A3DF2.png" xlink:type="simple" xlink:show="embed" xlink:actuate="onLoad"/>
      </draw:frame>
      <draw:frame draw:style-name="fr1" draw:name="Image6" text:anchor-type="page" text:anchor-page-number="1" svg:x="0.3752in" svg:y="0.3752in" svg:width="0.302in" svg:height="0.4272in" draw:z-index="5">
        <draw:image xlink:href="Pictures/10000167000002FF0000043D7FBBAEB6AD7A03D5.svg" xlink:type="simple" xlink:show="embed" xlink:actuate="onLoad" loext:mime-type="image/svg+xml"/>
        <draw:image xlink:href="Pictures/100002010000001D00000029142456B3DE8B4FEA.png" xlink:type="simple" xlink:show="embed" xlink:actuate="onLoad"/>
      </draw:frame>
      <text:p text:style-name="P14"/>
      <text:list xml:id="list2816197000" text:style-name="L1">
        <text:list-item>
          <text:p text:style-name="P13"><text:span text:style-name="T1">Architecture Concepts</text:span><text:line-break/><text:span text:style-name="T1">1- Request Life Cycle</text:span><text:line-break/><text:span text:style-name="T1">2- Server Containers#</text:span><text:line-break/><text:span text:style-name="T1">3- Service Providers</text:span><text:line-break/><text:span text:style-name="T1">4- Facades#</text:span><text:line-break/><text:span text:style-name="T1">5- Contracts#</text:span><text:line-break/></text:p>
        </text:list-item>
        <text:list-item>
          <text:p text:style-name="P13"><text:span text:style-name="T1">Our backend modules</text:span><text:line-break/><text:span text:style-name="T1">1-Routing</text:span><text:line-break/><text:span text:style-name="T1">2-Middleware</text:span><text:line-break/><text:span text:style-name="T1">3- CSRF Protection</text:span><text:line-break/><text:span text:style-name="T1">4- Controllers</text:span><text:line-break/><text:span text:style-name="T1">5- Requests</text:span><text:line-break/><text:span text:style-name="T1">6- Responses</text:span><text:line-break/><text:span text:style-name="T1">7- Views</text:span><text:line-break/><text:span text:style-name="T1">8- URL Generation</text:span><text:line-break/><text:span text:style-name="T1">9- Sessions</text:span><text:line-break/><text:span text:style-name="T1">10- Validation</text:span><text:line-break/><text:span text:style-name="T1">11- Error Handling</text:span><text:line-break/><text:span text:style-name="T1">12- Logging</text:span></text:p>
          <text:p text:style-name="P13"><text:span text:style-name="T1"/></text:p>
        </text:list-item>
        <text:list-item>
          <text:p text:style-name="P13"><text:soft-page-break/><text:span text:style-name="T1">Our Frontend modules</text:span><text:line-break/><text:span text:style-name="T1">1- Blade Templates</text:span><text:line-break/><text:span text:style-name="T1">2-Localization</text:span><text:line-break/><text:span text:style-name="T1">3-Compiling Assets</text:span></text:p>
          <text:p text:style-name="P13"><text:span text:style-name="T1"/></text:p>
        </text:list-item>
        <text:list-item>
          <text:p text:style-name="P13"><text:span text:style-name="T1">Security</text:span><text:line-break/><text:span text:style-name="T1">1- Authentication</text:span><text:line-break/><text:span text:style-name="T1">2- Authorization</text:span><text:line-break/><text:span text:style-name="T1">3- Email Verification</text:span><text:line-break/><text:span text:style-name="T1">4- Encryption</text:span><text:line-break/><text:span text:style-name="T1">5- Hashing</text:span><text:line-break/><text:span text:style-name="T1">6- Password Reset<text:line-break/></text:span></text:p>
        </text:list-item>
        <text:list-item>
          <text:p text:style-name="P13"><text:span text:style-name="T1">Advanced [ we will use it in the future ]</text:span><text:line-break/><text:span text:style-name="T1">1- Artisan Console</text:span><text:line-break/><text:span text:style-name="T1">2- BroadCasting</text:span><text:line-break/><text:span text:style-name="T1">3- Cache</text:span><text:line-break/><text:span text:style-name="T1">4- Collections</text:span><text:line-break/><text:span text:style-name="T1">5- Events</text:span><text:line-break/><text:span text:style-name="T1">6- File Storage</text:span><text:line-break/><text:span text:style-name="T1">7- Helpers</text:span><text:line-break/><text:span text:style-name="T1">8- Mail</text:span><text:line-break/><text:soft-page-break/><text:span text:style-name="T1">9- Notifications</text:span><text:line-break/><text:span text:style-name="T1">10- Package Development</text:span><text:line-break/><text:span text:style-name="T1">11- Queues</text:span><text:line-break/><text:span text:style-name="T1">12- TaskScheduling</text:span></text:p>
          <text:p text:style-name="P13"><text:span text:style-name="T1"/></text:p>
        </text:list-item>
        <text:list-item>
          <text:p text:style-name="P13"><text:span text:style-name="T1">Database</text:span><text:line-break/><text:span text:style-name="T1">1- Query Builder</text:span><text:line-break/><text:span text:style-name="T1">2- pagination</text:span><text:line-break/><text:span text:style-name="T1">3- migrations</text:span><text:line-break/><text:span text:style-name="T1">4- seeders</text:span></text:p>
          <text:p text:style-name="P13"><text:span text:style-name="T1"/></text:p>
        </text:list-item>
        <text:list-item>
          <text:p text:style-name="P13"><text:span text:style-name="T1">Eloquent model</text:span><text:line-break/><text:span text:style-name="T1">1- Relationships</text:span><text:line-break/><text:span text:style-name="T1">2- collections</text:span><text:line-break/><text:span text:style-name="T1">3- mutators</text:span><text:line-break/><text:span text:style-name="T1">4-ApiResources</text:span><text:line-break/><text:span text:style-name="T1">5- Serialization</text:span></text:p>
          <text:p text:style-name="P13"><text:span text:style-name="T1"/></text:p>
          <text:p text:style-name="P13"><text:span text:style-name="T1"/></text:p>
        </text:list-item>
      </text:list>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28"><text:line-break/></text:p>
      <text:p text:style-name="P28"/>
      <text:p text:style-name="P28"><text:line-break/><text:line-break/><text:span text:style-name="T257">Architecture Concepts</text:span><text:line-break/><text:line-break/><text:line-break/><text:line-break/><text:line-break/><text:line-break/><text:line-break/><text:line-break/><text:line-break/><text:line-break/><text:line-break/><text:line-break/></text:p>
      <text:p text:style-name="P28"/>
      <text:p text:style-name="P29"><text:soft-page-break/><text:span text:style-name="T17">First Things</text:span></text:p>
      <text:p text:style-name="P17"/>
      <text:p text:style-name="P18">The entry point for all requests to a Laravel application is thepublic/index.php file. All requests are directed to this file by your web server (Apache / Nginx) configuration. The index.php file doesn't contain much code. Rather, it is a starting point for loading the rest of the framework.</text:p>
      <text:p text:style-name="P22"><text:line-break/><text:span text:style-name="T17">HTTP / Console Kernels</text:span></text:p>
      <text:p text:style-name="P16"/>
      <text:p text:style-name="P22"><text:span text:style-name="T1">Next, the incoming request is sent to either the HTTP kernel or the console kernel, depending on the type of request that is entering the application. These two kernels serve as the central location that all requests flow through. For now, let's just focus on the HTTP kernel, whichis located inapp/Http/Kernel.php.</text:span><text:line-break/><text:line-break/><text:span text:style-name="T22">Service Providers</text:span></text:p>
      <text:p text:style-name="P24"/>
      <text:p text:style-name="P36"><text:span text:style-name="T9">One of the most important Kernel bootstrapping actions is loading the </text:span><text:a xlink:type="simple" xlink:href="https://laravel.com/docs/7.x/providers" office:target-frame-name="_blank" xlink:show="new" text:style-name="Internet_20_link" text:visited-style-name="Visited_20_Internet_20_Link">s</text:a><text:span text:style-name="T10">ervice providers</text:span><text:span text:style-name="T9"> for your application .</text:span></text:p>
      <text:p text:style-name="P31"><text:span text:style-name="T12">All of the service providers for the application are configured in the config/ app.php configuration file's providers array.</text:span></text:p>
      <text:p text:style-name="P19">First, the register method will be called on all providers, then, once all providers have been registered, the boot method will be called.</text:p>
      <text:p text:style-name="P22"><text:soft-page-break/><text:span text:style-name="T1">Service providers are responsible for boot strapping all of the framework's various components, such as the database, queue, validation, and routing components. Since they bootstrap and configure every feature offered by the framework, service providers are the most important aspect of the entire Laravel bootstrap process.</text:span><text:line-break/></text:p>
      <text:p text:style-name="P36"><text:a xlink:type="simple" xlink:href="https://laravel.com/docs/7.x/lifecycle#focus-on-service-providers" office:target-frame-name="_blank" xlink:show="new" text:style-name="Internet_20_link" text:visited-style-name="Visited_20_Internet_20_Link"><text:span text:style-name="T23">Focus On Service Providers</text:span></text:a></text:p>
      <text:p text:style-name="P36"><text:a xlink:type="simple" xlink:href="https://laravel.com/docs/7.x/lifecycle#focus-on-service-providers" office:target-frame-name="_blank" xlink:show="new" text:style-name="Internet_20_link" text:visited-style-name="Visited_20_Internet_20_Link"><text:span text:style-name="T7"><text:line-break/></text:span></text:a><text:span text:style-name="T9">Having a firm grasp of how a Laravel application is built and bootstrapped via service providers is very valuable. Your application's default service providers are stored in theapp/Providersdirectory.</text:span><text:span text:style-name="T7"><text:line-break/><text:line-break/><text:line-break/></text:span></text:p>
      <text:p text:style-name="P22"><text:line-break/><text:span text:style-name="T2">Service Providers</text:span><text:line-break/></text:p>
      <text:p text:style-name="P18">Within a service provider, you always have access to the container via the$this-&gt;appproperty. We can register a binding using the bind method, passing the class or interface name that we wish to register along with a Closure that returns an instance of the class:</text:p>
      <text:p text:style-name="P18"/>
      <text:p text:style-name="P35"><text:soft-page-break/><text:span text:style-name="T11">$this-&gt;app-&gt;bind('HelpSpot\API',function($app) {returnnew\HelpSpot\API($app-&gt;make('HttpClient'));});</text:span><text:span text:style-name="T7"><text:line-break/><text:line-break/></text:span><text:a xlink:type="simple" xlink:href="https://laravel.com/docs/7.x/providers#the-register-method" office:target-frame-name="_blank" xlink:show="new" text:style-name="Internet_20_link" text:visited-style-name="Visited_20_Internet_20_Link"><text:span text:style-name="T24">The Register Method</text:span></text:a><text:a xlink:type="simple" xlink:href="https://laravel.com/docs/7.x/providers#the-register-method" office:target-frame-name="_blank" xlink:show="new" text:style-name="Internet_20_link" text:visited-style-name="Visited_20_Internet_20_Link"><text:span text:style-name="T7"><text:line-break/><text:line-break/></text:span></text:a><text:span text:style-name="T128">As mentioned previously, within the </text:span><text:span text:style-name="Source_20_Text"><text:span text:style-name="T145">register</text:span></text:span><text:span text:style-name="T128"> method, you should only bind things into the </text:span><text:a xlink:type="simple" xlink:href="https://laravel.com/docs/7.x/container" text:style-name="Internet_20_link" text:visited-style-name="Visited_20_Internet_20_Link"><text:span text:style-name="T227">service container</text:span></text:a><text:span text:style-name="T128">. You should never attempt to register any event listeners, routes, or any other piece of functionality within the </text:span><text:span text:style-name="Source_20_Text"><text:span text:style-name="T145">register</text:span></text:span><text:span text:style-name="T128"> method. Otherwise, you may accidentally use a service that is provided by a service provider which has not loaded yet.</text:span></text:p>
      <text:p text:style-name="P47"><text:span text:style-name="T126">Let's take a look at a basic service provider. Within any of your service provider methods, you always have access to the </text:span><text:span text:style-name="Source_20_Text"><text:span text:style-name="T194">$app</text:span></text:span><text:span text:style-name="T126"> property which provides access to the service container:</text:span></text:p>
      <text:p text:style-name="P47"><text:span text:style-name="Source_20_Text"><text:span text:style-name="T202"/></text:span></text:p>
      <text:p text:style-name="P81"><text:span text:style-name="Source_20_Text"><text:span text:style-name="T182">&lt;?php</text:span></text:span><text:span text:style-name="Source_20_Text"><text:span text:style-name="T183"><text:line-break/>namespace</text:span></text:span><text:span text:style-name="Source_20_Text"><text:span text:style-name="T84"> App\Providers;</text:span></text:span></text:p>
      <text:p text:style-name="P81"><text:span text:style-name="Source_20_Text"><text:span text:style-name="T183">use</text:span></text:span><text:span text:style-name="Source_20_Text"><text:span text:style-name="T84"> Illuminate\Support\ServiceProvider;</text:span></text:span></text:p>
      <text:p text:style-name="P81"><text:span text:style-name="Source_20_Text"><text:span text:style-name="T183">use</text:span></text:span><text:span text:style-name="Source_20_Text"><text:span text:style-name="T84"> Riak\Connection;</text:span></text:span></text:p>
      <text:p text:style-name="P81"><text:span text:style-name="Source_20_Text"><text:span text:style-name="T183">class</text:span></text:span><text:span text:style-name="Source_20_Text"><text:span text:style-name="T84"> </text:span></text:span><text:span text:style-name="Source_20_Text"><text:span text:style-name="T153">RiakServiceProvider</text:span></text:span><text:span text:style-name="Source_20_Text"><text:span text:style-name="T84"> </text:span></text:span><text:span text:style-name="Source_20_Text"><text:span text:style-name="T183">extends</text:span></text:span><text:span text:style-name="Source_20_Text"><text:span text:style-name="T84"> </text:span></text:span><text:span text:style-name="Source_20_Text"><text:span text:style-name="T153">ServiceProvider</text:span></text:span></text:p>
      <text:p text:style-name="P81"><text:span text:style-name="Source_20_Text"><text:span text:style-name="T84">{</text:span></text:span></text:p>
      <text:p text:style-name="P81"><text:span text:style-name="Source_20_Text"><text:span text:style-name="T114"><text:s text:c="4"/></text:span></text:span><text:span text:style-name="Source_20_Text"><text:span text:style-name="T183">public</text:span></text:span><text:span text:style-name="Source_20_Text"><text:span text:style-name="T84"> </text:span></text:span><text:span text:style-name="Source_20_Text"><text:span text:style-name="T183">function</text:span></text:span><text:span text:style-name="Source_20_Text"><text:span text:style-name="T84"> </text:span></text:span><text:span text:style-name="Source_20_Text"><text:span text:style-name="T153">register</text:span></text:span><text:span text:style-name="Source_20_Text"><text:span text:style-name="T84">()</text:span></text:span></text:p>
      <text:p text:style-name="P81"><text:span text:style-name="Source_20_Text"><text:span text:style-name="T114"><text:s text:c="4"/></text:span></text:span><text:span text:style-name="Source_20_Text"><text:span text:style-name="T84">{</text:span></text:span></text:p>
      <text:p text:style-name="P81"><text:span text:style-name="Source_20_Text"><text:span text:style-name="T114"><text:s text:c="8"/></text:span></text:span><text:span text:style-name="Source_20_Text"><text:span text:style-name="T204">$this</text:span></text:span><text:span text:style-name="Source_20_Text"><text:span text:style-name="T84">-&gt;</text:span></text:span><text:span text:style-name="Source_20_Text"><text:span text:style-name="T220">app</text:span></text:span><text:span text:style-name="Source_20_Text"><text:span text:style-name="T84">-&gt;</text:span></text:span><text:span text:style-name="Source_20_Text"><text:span text:style-name="T153">singleton</text:span></text:span><text:span text:style-name="Source_20_Text"><text:span text:style-name="T84">(Connection::</text:span></text:span><text:span text:style-name="Source_20_Text"><text:span text:style-name="T183">class</text:span></text:span><text:span text:style-name="Source_20_Text"><text:span text:style-name="T84">, </text:span></text:span><text:span text:style-name="Source_20_Text"><text:span text:style-name="T183">function</text:span></text:span><text:span text:style-name="Source_20_Text"><text:span text:style-name="T84"> (</text:span></text:span><text:span text:style-name="Source_20_Text"><text:span text:style-name="T204">$app</text:span></text:span><text:span text:style-name="Source_20_Text"><text:span text:style-name="T84">) {</text:span></text:span></text:p>
      <text:p text:style-name="P81"><text:span text:style-name="Source_20_Text"><text:span text:style-name="T114"><text:s text:c="12"/></text:span></text:span><text:span text:style-name="Source_20_Text"><text:span text:style-name="T183">return</text:span></text:span><text:span text:style-name="Source_20_Text"><text:span text:style-name="T84"> </text:span></text:span><text:span text:style-name="Source_20_Text"><text:span text:style-name="T183">new</text:span></text:span><text:span text:style-name="Source_20_Text"><text:span text:style-name="T84"> </text:span></text:span><text:span text:style-name="Source_20_Text"><text:span text:style-name="T153">Connection</text:span></text:span><text:span text:style-name="Source_20_Text"><text:span text:style-name="T84">(</text:span></text:span><text:span text:style-name="Source_20_Text"><text:span text:style-name="T153">config</text:span></text:span><text:span text:style-name="Source_20_Text"><text:span text:style-name="T84">(</text:span></text:span><text:span text:style-name="Source_20_Text"><text:span text:style-name="T169">'riak'</text:span></text:span><text:span text:style-name="Source_20_Text"><text:span text:style-name="T84">));</text:span></text:span></text:p>
      <text:p text:style-name="P81"><text:span text:style-name="Source_20_Text"><text:span text:style-name="T114"><text:s text:c="8"/></text:span></text:span><text:span text:style-name="Source_20_Text"><text:span text:style-name="T84">});</text:span></text:span></text:p>
      <text:p text:style-name="P81"><text:span text:style-name="Source_20_Text"><text:span text:style-name="T114"><text:s text:c="4"/></text:span></text:span><text:span text:style-name="Source_20_Text"><text:span text:style-name="T84">}</text:span></text:span></text:p>
      <text:p text:style-name="P85"><text:span text:style-name="Source_20_Text"><text:span text:style-name="T84">}</text:span></text:span></text:p>
      <text:p text:style-name="P22"/>
      <text:p text:style-name="P25"><text:soft-page-break/></text:p>
      <text:p text:style-name="P25"/>
      <text:p text:style-name="P26"/>
      <text:p text:style-name="P26">Our backend modules</text:p>
      <text:p text:style-name="P26"/>
      <text:p text:style-name="P26"/>
      <text:p text:style-name="P26"/>
      <text:p text:style-name="P37"><text:span text:style-name="T28">1- </text:span><text:a xlink:type="simple" xlink:href="https://laravel.com/docs/7.x/routing#basic-routing" office:target-frame-name="_blank" xlink:show="new" text:style-name="Internet_20_link" text:visited-style-name="Visited_20_Internet_20_Link"><text:span text:style-name="T29">Basic Routing</text:span></text:a></text:p>
      <text:p text:style-name="P22"><text:soft-page-break/><text:span text:style-name="T125">The most basic Laravel routes accept a URI and a </text:span><text:span text:style-name="Source_20_Text"><text:span text:style-name="T134">Closure</text:span></text:span><text:span text:style-name="T125">, providing a very simple and expressive method of defining routes:</text:span></text:p>
      <text:p text:style-name="P22"><text:span text:style-name="T125"/></text:p>
      <text:p text:style-name="P83"><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foo'</text:span></text:span><text:span text:style-name="Source_20_Text"><text:span text:style-name="T65">, </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172">return</text:span></text:span><text:span text:style-name="Source_20_Text"><text:span text:style-name="T65"> </text:span></text:span><text:span text:style-name="Source_20_Text"><text:span text:style-name="T161">'Hello World'</text:span></text:span><text:span text:style-name="Source_20_Text"><text:span text:style-name="T65">;</text:span></text:span></text:p>
      <text:p text:style-name="P85"><text:span text:style-name="Source_20_Text"><text:span text:style-name="T65">});</text:span></text:span></text:p>
      <text:h text:style-name="P89" text:outline-level="4">The Default Route Files</text:h>
      <text:p text:style-name="P47"><text:span text:style-name="T240">All Laravel routes are defined in your route files, which are located in the </text:span><text:span text:style-name="Source_20_Text"><text:span text:style-name="T158">routes</text:span></text:span><text:span text:style-name="T240"> directory. These files are automatically loaded by the framework. The </text:span><text:span text:style-name="Source_20_Text"><text:span text:style-name="T158">routes</text:span></text:span><text:span text:style-name="Source_20_Text"><text:span text:style-name="T116">/</text:span></text:span><text:span text:style-name="Source_20_Text"><text:span text:style-name="T158">web</text:span></text:span><text:span text:style-name="Source_20_Text"><text:span text:style-name="T116">.</text:span></text:span><text:span text:style-name="Source_20_Text"><text:span text:style-name="T158">php</text:span></text:span><text:span text:style-name="T240"> file defines routes that are for your web interface. These routes are assigned the </text:span><text:span text:style-name="Source_20_Text"><text:span text:style-name="T158">web</text:span></text:span><text:span text:style-name="T240"> middleware group, which provides features like session state and CSRF protection. The routes in </text:span><text:span text:style-name="Source_20_Text"><text:span text:style-name="T158">routes</text:span></text:span><text:span text:style-name="Source_20_Text"><text:span text:style-name="T116">/</text:span></text:span><text:span text:style-name="Source_20_Text"><text:span text:style-name="T158">api</text:span></text:span><text:span text:style-name="Source_20_Text"><text:span text:style-name="T116">.</text:span></text:span><text:span text:style-name="Source_20_Text"><text:span text:style-name="T158">php</text:span></text:span><text:span text:style-name="T240"> are stateless and are assigned the </text:span><text:span text:style-name="Source_20_Text"><text:span text:style-name="T158">api</text:span></text:span><text:span text:style-name="T240"> middleware group.</text:span></text:p>
      <text:p text:style-name="P47"><text:span text:style-name="T240">For most applications, you will begin by defining routes in your </text:span><text:span text:style-name="Source_20_Text"><text:span text:style-name="T158">routes</text:span></text:span><text:span text:style-name="Source_20_Text"><text:span text:style-name="T116">/</text:span></text:span><text:span text:style-name="Source_20_Text"><text:span text:style-name="T158">web</text:span></text:span><text:span text:style-name="Source_20_Text"><text:span text:style-name="T116">.</text:span></text:span><text:span text:style-name="Source_20_Text"><text:span text:style-name="T158">php</text:span></text:span><text:span text:style-name="T240"> file. The routes defined in </text:span><text:span text:style-name="Source_20_Text"><text:span text:style-name="T158">routes</text:span></text:span><text:span text:style-name="Source_20_Text"><text:span text:style-name="T116">/</text:span></text:span><text:span text:style-name="Source_20_Text"><text:span text:style-name="T158">web</text:span></text:span><text:span text:style-name="Source_20_Text"><text:span text:style-name="T116">.</text:span></text:span><text:span text:style-name="Source_20_Text"><text:span text:style-name="T158">php</text:span></text:span><text:span text:style-name="T240"> may be accessed by entering the defined route's URL in your browser</text:span><text:span text:style-name="T234"><text:line-break/></text:span></text:p>
      <text:p text:style-name="P22"><text:span text:style-name="T22">Available Router Methods</text:span><text:line-break/><text:span text:style-name="T1">The router allows you to register routes that respond to any HTTP verb:<text:line-break/></text:span></text:p>
      <text:p text:style-name="P20">Route::get($uri,$callback);</text:p>
      <text:p text:style-name="P20">Route::post($uri,$callback);</text:p>
      <text:p text:style-name="P20">Route::put($uri,$callback);</text:p>
      <text:p text:style-name="P20">Route::patch($uri,$callback);</text:p>
      <text:p text:style-name="P21"><text:soft-page-break/>Route::delete($uri,$callback); </text:p>
      <text:p text:style-name="P23"><text:span text:style-name="T3">Route::options($uri,$callback);</text:span><text:line-break/><text:line-break/><text:line-break/><text:span text:style-name="T245">2- </text:span><text:span text:style-name="T2">CSRF Protection</text:span></text:p>
      <text:p text:style-name="P35"><text:span text:style-name="T7"><text:line-break/></text:span><text:span text:style-name="T9">Any HTML forms pointing to POST,PUT,PATCH, or DELETE routes that are defined in the webroutes file should include a CSRF token field. Otherwise, the request will be rejected. You can read more about CSRF protection in the </text:span><text:a xlink:type="simple" xlink:href="https://laravel.com/docs/7.x/csrf" office:target-frame-name="_blank" xlink:show="new" text:style-name="Internet_20_link" text:visited-style-name="Visited_20_Internet_20_Link"><text:span text:style-name="T5">CSRF documentation</text:span></text:a><text:span text:style-name="T9">:</text:span><text:span text:style-name="T7"><text:line-break/><text:line-break/></text:span><text:span text:style-name="T11">&lt;form method="POST"action="/profile"&gt;</text:span><text:span text:style-name="T8"> </text:span><text:span text:style-name="T11">@csrf</text:span><text:span text:style-name="T8"> </text:span><text:span text:style-name="T11">...&lt;/form&gt;</text:span><text:span text:style-name="T7"><text:line-break/><text:line-break/></text:span></text:p>
      <text:list xml:id="list586302764" text:style-name="L8">
        <text:list-item>
          <text:list>
            <text:list-item>
              <text:p text:style-name="P64"><text:span text:style-name="T26">* </text:span><text:a xlink:type="simple" xlink:href="https://laravel.com/docs/7.x/routing#redirect-routes" office:target-frame-name="_blank" xlink:show="new" text:style-name="Internet_20_link" text:visited-style-name="Visited_20_Internet_20_Link">Redirect Routes</text:a><text:a xlink:type="simple" xlink:href="https://laravel.com/docs/7.x/routing#redirect-routes" office:target-frame-name="_blank" xlink:show="new" text:style-name="Internet_20_link" text:visited-style-name="Visited_20_Internet_20_Link"><text:span text:style-name="T7"><text:line-break/></text:span></text:a><text:span text:style-name="T11">Route::redirect('/here','/there',301);<text:line-break/></text:span></text:p>
            </text:list-item>
            <text:list-item>
              <text:p text:style-name="P65"><text:span text:style-name="T26">* </text:span><text:a xlink:type="simple" xlink:href="https://laravel.com/docs/7.x/routing#view-routes" office:target-frame-name="_blank" xlink:show="new" text:style-name="Internet_20_link" text:visited-style-name="Visited_20_Internet_20_Link"><text:span text:style-name="T25">View Routes</text:span></text:a><text:a xlink:type="simple" xlink:href="https://laravel.com/docs/7.x/routing#view-routes" office:target-frame-name="_blank" xlink:show="new" text:style-name="Internet_20_link" text:visited-style-name="Visited_20_Internet_20_Link"><text:span text:style-name="T7"><text:line-break/></text:span></text:a><text:span text:style-name="T11">Route::view('/welcome','welcome', ['name'=&gt;'Taylor']);<text:line-break/></text:span></text:p>
            </text:list-item>
            <text:list-item>
              <text:p text:style-name="P65"><text:span text:style-name="T26">* </text:span><text:a xlink:type="simple" xlink:href="https://laravel.com/docs/7.x/routing#required-parameters" office:target-frame-name="_blank" xlink:show="new" text:style-name="Internet_20_link" text:visited-style-name="Visited_20_Internet_20_Link"><text:span text:style-name="T9">Required Parameters</text:span></text:a></text:p>
              <text:p text:style-name="P62"><text:span text:style-name="T13">Route::get('posts/{post}/comments/{comment}',function($postId,$commentId) {//});</text:span><text:span text:style-name="T14"><text:line-break/></text:span></text:p>
            </text:list-item>
            <text:list-item>
              <text:p text:style-name="P65"><text:soft-page-break/><text:a xlink:type="simple" xlink:href="https://laravel.com/docs/7.x/routing#parameters-optional-parameters" office:target-frame-name="_blank" xlink:show="new" text:style-name="Internet_20_link" text:visited-style-name="Visited_20_Internet_20_Link"><text:span text:style-name="T9">Optional Parameters</text:span></text:a><text:a xlink:type="simple" xlink:href="https://laravel.com/docs/7.x/routing#parameters-optional-parameters" office:target-frame-name="_blank" xlink:show="new" text:style-name="Internet_20_link" text:visited-style-name="Visited_20_Internet_20_Link"><text:span text:style-name="T7"><text:line-break/></text:span></text:a><text:span text:style-name="T11">Route::get('user/{name?}',function($name=null) {return$name;});</text:span></text:p>
              <text:p text:style-name="P62"><text:span text:style-name="T13"/></text:p>
            </text:list-item>
            <text:list-item>
              <text:p text:style-name="P65"><text:a xlink:type="simple" xlink:href="https://laravel.com/docs/7.x/routing#rate-limiting" office:target-frame-name="_blank" xlink:show="new" text:style-name="Internet_20_link" text:visited-style-name="Visited_20_Internet_20_Link"><text:span text:style-name="T9">Rate Limiting</text:span></text:a><text:a xlink:type="simple" xlink:href="https://laravel.com/docs/7.x/routing#rate-limiting" office:target-frame-name="_blank" xlink:show="new" text:style-name="Internet_20_link" text:visited-style-name="Visited_20_Internet_20_Link"><text:span text:style-name="T7"><text:line-break/></text:span></text:a><text:span text:style-name="T11">Route::middleware('auth:api','throttle:rate_limit,1')-&gt;group(function() {Route::get('/user',function() {//</text:span><text:span text:style-name="T8"> </text:span><text:span text:style-name="T11">});});</text:span><text:span text:style-name="T6"><text:line-break/></text:span></text:p>
            </text:list-item>
          </text:list>
        </text:list-item>
      </text:list>
      <text:p text:style-name="P63"><text:span text:style-name="T15"/></text:p>
      <text:p text:style-name="P30"><text:span text:style-name="T15"/></text:p>
      <text:h text:style-name="P69" text:outline-level="2"><text:bookmark text:name="route-groups"/><text:a xlink:type="simple" xlink:href="https://laravel.com/docs/7.x/routing#route-groups" text:style-name="Internet_20_link" text:visited-style-name="Visited_20_Internet_20_Link"><text:span text:style-name="T56">Route Groups</text:span></text:a></text:h>
      <text:p text:style-name="P30"><text:span text:style-name="T58"/></text:p>
      <text:p text:style-name="P34"><text:span text:style-name="T62"/></text:p>
      <text:p text:style-name="P47"><text:span text:style-name="T244">Route groups allow you to share route attributes, such as middleware or namespaces, across a large number of routes without needing to define those attributes on each individual route. Shared attributes are specified in an array format as the first parameter to the </text:span><text:span text:style-name="Source_20_Text"><text:span text:style-name="T159">Route</text:span></text:span><text:span text:style-name="Source_20_Text"><text:span text:style-name="T120">::</text:span></text:span><text:span text:style-name="Source_20_Text"><text:span text:style-name="T159">group</text:span></text:span><text:span text:style-name="T244"> method.</text:span></text:p>
      <text:p text:style-name="P47"><text:span text:style-name="T244">Nested groups attempt to intelligently "merge" attributes with their parent group. Middleware and </text:span><text:span text:style-name="Source_20_Text"><text:span text:style-name="T159">where</text:span></text:span><text:span text:style-name="T244"> conditions are merged while names, namespaces, and prefixes are appended. Namespace delimiters and slashes in URI prefixes are automatically added where appropriate.</text:span></text:p>
      <text:p text:style-name="P45"><text:span text:style-name="T243"/></text:p>
      <text:h text:style-name="P77" text:outline-level="3"><text:bookmark text:name="route-group-middleware"/><text:span text:style-name="T40">3- </text:span><text:a xlink:type="simple" xlink:href="https://laravel.com/docs/7.x/routing#route-group-middleware" text:style-name="Internet_20_link" text:visited-style-name="Visited_20_Internet_20_Link"><text:span text:style-name="T39">Middleware</text:span></text:a></text:h>
      <text:p text:style-name="P46"><text:span text:style-name="T41"/></text:p>
      <text:p text:style-name="P47"><text:soft-page-break/><text:span text:style-name="T244">To assign middleware to all routes within a group, you may use the </text:span><text:span text:style-name="Source_20_Text"><text:span text:style-name="T159">middleware</text:span></text:span><text:span text:style-name="T244"> method before defining the group. Middleware are executed in the order they are listed in the array:</text:span></text:p>
      <text:p text:style-name="P83"><text:span text:style-name="Source_20_Text"><text:span text:style-name="T65">Route::</text:span></text:span><text:span text:style-name="Source_20_Text"><text:span text:style-name="T136">middleware</text:span></text:span><text:span text:style-name="Source_20_Text"><text:span text:style-name="T65">([</text:span></text:span><text:span text:style-name="Source_20_Text"><text:span text:style-name="T161">'first'</text:span></text:span><text:span text:style-name="Source_20_Text"><text:span text:style-name="T65">, </text:span></text:span><text:span text:style-name="Source_20_Text"><text:span text:style-name="T161">'second'</text:span></text:span><text:span text:style-name="Source_20_Text"><text:span text:style-name="T65">])-&gt;</text:span></text:span><text:span text:style-name="Source_20_Text"><text:span text:style-name="T136">group</text:span></text:span><text:span text:style-name="Source_20_Text"><text:span text:style-name="T65">(</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text:span></text:span><text:span text:style-name="Source_20_Text"><text:span text:style-name="T65">, </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65">});</text:span></text:span></text:p>
      <text:p text:style-name="P81"><text:span text:style-name="Source_20_Text"><text:span text:style-name="T91"><text:s text:c="4"/></text:span></text:span><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user/profile'</text:span></text:span><text:span text:style-name="Source_20_Text"><text:span text:style-name="T65">, </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h text:style-name="P77" text:outline-level="3"><text:bookmark text:name="route-group-namespaces"/><text:a xlink:type="simple" xlink:href="https://laravel.com/docs/7.x/routing#route-group-namespaces" text:style-name="Internet_20_link" text:visited-style-name="Visited_20_Internet_20_Link"><text:span text:style-name="T39">Namespaces</text:span></text:a></text:h>
      <text:p text:style-name="P47"><text:span text:style-name="T244">Another common use-case for route groups is assigning the same PHP namespace to a group of controllers using the </text:span><text:span text:style-name="Source_20_Text"><text:span text:style-name="T186">namespace</text:span></text:span><text:span text:style-name="T244"> method:</text:span></text:p>
      <text:p text:style-name="P83"><text:span text:style-name="Source_20_Text"><text:span text:style-name="T65">Route::</text:span></text:span><text:span text:style-name="Source_20_Text"><text:span text:style-name="T172">namespace</text:span></text:span><text:span text:style-name="Source_20_Text"><text:span text:style-name="T65">(</text:span></text:span><text:span text:style-name="Source_20_Text"><text:span text:style-name="T161">'Admin'</text:span></text:span><text:span text:style-name="Source_20_Text"><text:span text:style-name="T65">)-&gt;</text:span></text:span><text:span text:style-name="Source_20_Text"><text:span text:style-name="T136">group</text:span></text:span><text:span text:style-name="Source_20_Text"><text:span text:style-name="T65">(</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188">// Controllers Within The "App\Http\Controllers\Admin" Namespace</text:span></text:span></text:p>
      <text:p text:style-name="P85"><text:span text:style-name="Source_20_Text"><text:span text:style-name="T65">});</text:span></text:span></text:p>
      <text:p text:style-name="P47"><text:span text:style-name="T244">Remember, by default, the </text:span><text:span text:style-name="Source_20_Text"><text:span text:style-name="T159">RouteServiceProvider</text:span></text:span><text:span text:style-name="T244"> includes your route files within a namespace group, allowing you to register controller routes without specifying the full </text:span><text:span text:style-name="Source_20_Text"><text:span text:style-name="T159">App\Http</text:span></text:span><text:span text:style-name="Source_20_Text"><text:span text:style-name="T120">\</text:span></text:span><text:span text:style-name="Source_20_Text"><text:span text:style-name="T159">Controllers</text:span></text:span><text:span text:style-name="T244"> namespace prefix. So, you only need to specify the portion of the namespace that comes after the base </text:span><text:span text:style-name="Source_20_Text"><text:span text:style-name="T159">App\Http</text:span></text:span><text:span text:style-name="Source_20_Text"><text:span text:style-name="T120">\</text:span></text:span><text:span text:style-name="Source_20_Text"><text:span text:style-name="T159">Controllers</text:span></text:span><text:span text:style-name="T244"> namespace.</text:span></text:p>
      <text:h text:style-name="P77" text:outline-level="3"><text:bookmark text:name="route-group-subdomain-routing"/><text:a xlink:type="simple" xlink:href="https://laravel.com/docs/7.x/routing#route-group-subdomain-routing" text:style-name="Internet_20_link" text:visited-style-name="Visited_20_Internet_20_Link"><text:span text:style-name="T54">Subdomain Routing</text:span></text:a></text:h>
      <text:p text:style-name="P46"><text:span text:style-name="T59"/></text:p>
      <text:p text:style-name="P47"><text:soft-page-break/><text:span text:style-name="T244">Route groups may also be used to handle subdomain routing. Subdomains may be assigned route parameters just like route URIs, allowing you to capture a portion of the subdomain for usage in your route or controller. The subdomain may be specified by calling the </text:span><text:span text:style-name="Source_20_Text"><text:span text:style-name="T159">domain</text:span></text:span><text:span text:style-name="T244"> method before defining the group:</text:span></text:p>
      <text:p text:style-name="P83"><text:span text:style-name="Source_20_Text"><text:span text:style-name="T65">Route::</text:span></text:span><text:span text:style-name="Source_20_Text"><text:span text:style-name="T136">domain</text:span></text:span><text:span text:style-name="Source_20_Text"><text:span text:style-name="T65">(</text:span></text:span><text:span text:style-name="Source_20_Text"><text:span text:style-name="T161">'{account}.myapp.com'</text:span></text:span><text:span text:style-name="Source_20_Text"><text:span text:style-name="T65">)-&gt;</text:span></text:span><text:span text:style-name="Source_20_Text"><text:span text:style-name="T136">group</text:span></text:span><text:span text:style-name="Source_20_Text"><text:span text:style-name="T65">(</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user/{id}'</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95">$account</text:span></text:span><text:span text:style-name="Source_20_Text"><text:span text:style-name="T65">, </text:span></text:span><text:span text:style-name="Source_20_Text"><text:span text:style-name="T195">$id</text:span></text:span><text:span text:style-name="Source_20_Text"><text:span text:style-name="T65">) {</text:span></text:span></text:p>
      <text:p text:style-name="P81"><text:span text:style-name="Source_20_Text"><text:span text:style-name="T91"><text:s text:c="8"/></text:span></text:span><text:span text:style-name="Source_20_Text"><text:span text:style-name="T188">//</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p text:style-name="P55">In order to ensure your subdomain routes are reachable, you should register subdomain routes before registering root domain routes. This will prevent root domain routes from overwriting subdomain routes which have the same URI path.</text:p>
      <text:p text:style-name="P52"/>
      <text:p text:style-name="P52"/>
      <text:h text:style-name="P77" text:outline-level="3"><text:bookmark text:name="route-group-prefixes"/><text:a xlink:type="simple" xlink:href="https://laravel.com/docs/7.x/routing#route-group-prefixes" text:style-name="Internet_20_link" text:visited-style-name="Visited_20_Internet_20_Link"><text:span text:style-name="T39">Route Prefixes</text:span></text:a></text:h>
      <text:p text:style-name="P46"><text:span text:style-name="T41"/></text:p>
      <text:p text:style-name="P47"><text:span text:style-name="T126">The </text:span><text:span text:style-name="Source_20_Text"><text:span text:style-name="T142">prefix</text:span></text:span><text:span text:style-name="T126"> method may be used to prefix each route in the group with a given URI. For example, you may want to prefix all route URIs within the group with </text:span><text:span text:style-name="Source_20_Text"><text:span text:style-name="T142">admin</text:span></text:span><text:span text:style-name="T126">:</text:span></text:p>
      <text:p text:style-name="P83"><text:span text:style-name="Source_20_Text"><text:span text:style-name="T64">Route::</text:span></text:span><text:span text:style-name="Source_20_Text"><text:span text:style-name="T135">prefix</text:span></text:span><text:span text:style-name="Source_20_Text"><text:span text:style-name="T64">(</text:span></text:span><text:span text:style-name="Source_20_Text"><text:span text:style-name="T160">'admin'</text:span></text:span><text:span text:style-name="Source_20_Text"><text:span text:style-name="T64">)-&gt;</text:span></text:span><text:span text:style-name="Source_20_Text"><text:span text:style-name="T135">group</text:span></text:span><text:span text:style-name="Source_20_Text"><text:span text:style-name="T64">(</text:span></text:span><text:span text:style-name="Source_20_Text"><text:span text:style-name="T171">function</text:span></text:span><text:span text:style-name="Source_20_Text"><text:span text:style-name="T64"> () {</text:span></text:span></text:p>
      <text:p text:style-name="P81"><text:span text:style-name="Source_20_Text"><text:span text:style-name="T90"><text:s text:c="4"/></text:span></text:span><text:span text:style-name="Source_20_Text"><text:span text:style-name="T64">Route::</text:span></text:span><text:span text:style-name="Source_20_Text"><text:span text:style-name="T135">get</text:span></text:span><text:span text:style-name="Source_20_Text"><text:span text:style-name="T64">(</text:span></text:span><text:span text:style-name="Source_20_Text"><text:span text:style-name="T160">'users'</text:span></text:span><text:span text:style-name="Source_20_Text"><text:span text:style-name="T64">, </text:span></text:span><text:span text:style-name="Source_20_Text"><text:span text:style-name="T171">function</text:span></text:span><text:span text:style-name="Source_20_Text"><text:span text:style-name="T64"> () {</text:span></text:span></text:p>
      <text:p text:style-name="P81"><text:span text:style-name="Source_20_Text"><text:span text:style-name="T90"><text:s text:c="8"/></text:span></text:span><text:span text:style-name="Source_20_Text"><text:span text:style-name="T187">// Matches The "/admin/users" URL</text:span></text:span></text:p>
      <text:p text:style-name="P81"><text:span text:style-name="Source_20_Text"><text:span text:style-name="T90"><text:s text:c="4"/></text:span></text:span><text:span text:style-name="Source_20_Text"><text:span text:style-name="T64">});</text:span></text:span></text:p>
      <text:p text:style-name="P85"><text:span text:style-name="Source_20_Text"><text:span text:style-name="T64">});</text:span></text:span></text:p>
      <text:h text:style-name="P77" text:outline-level="3"><text:bookmark text:name="route-group-name-prefixes"/><text:soft-page-break/><text:a xlink:type="simple" xlink:href="https://laravel.com/docs/7.x/routing#route-group-name-prefixes" text:style-name="Internet_20_link" text:visited-style-name="Visited_20_Internet_20_Link"><text:span text:style-name="T39">Route Name Prefixes</text:span></text:a></text:h>
      <text:p text:style-name="P46"><text:span text:style-name="T41"/></text:p>
      <text:p text:style-name="P47"><text:span text:style-name="T126">The </text:span><text:span text:style-name="Source_20_Text"><text:span text:style-name="T142">name</text:span></text:span><text:span text:style-name="T126"> method may be used to prefix each route name in the group with a given string. For example, you may want to prefix all of the grouped route's names with </text:span><text:span text:style-name="Source_20_Text"><text:span text:style-name="T142">admin</text:span></text:span><text:span text:style-name="T126">. The given string is prefixed to the route name exactly as it is specified, so we will be sure to provide the trailing </text:span><text:span text:style-name="Source_20_Text"><text:span text:style-name="T70">.</text:span></text:span><text:span text:style-name="T126"> character in the prefix:</text:span></text:p>
      <text:p text:style-name="P83"><text:span text:style-name="Source_20_Text"><text:span text:style-name="T64">Route::</text:span></text:span><text:span text:style-name="Source_20_Text"><text:span text:style-name="T135">name</text:span></text:span><text:span text:style-name="Source_20_Text"><text:span text:style-name="T64">(</text:span></text:span><text:span text:style-name="Source_20_Text"><text:span text:style-name="T160">'admin.'</text:span></text:span><text:span text:style-name="Source_20_Text"><text:span text:style-name="T64">)-&gt;</text:span></text:span><text:span text:style-name="Source_20_Text"><text:span text:style-name="T135">group</text:span></text:span><text:span text:style-name="Source_20_Text"><text:span text:style-name="T64">(</text:span></text:span><text:span text:style-name="Source_20_Text"><text:span text:style-name="T171">function</text:span></text:span><text:span text:style-name="Source_20_Text"><text:span text:style-name="T64"> () {</text:span></text:span></text:p>
      <text:p text:style-name="P81"><text:span text:style-name="Source_20_Text"><text:span text:style-name="T90"><text:s text:c="4"/></text:span></text:span><text:span text:style-name="Source_20_Text"><text:span text:style-name="T64">Route::</text:span></text:span><text:span text:style-name="Source_20_Text"><text:span text:style-name="T135">get</text:span></text:span><text:span text:style-name="Source_20_Text"><text:span text:style-name="T64">(</text:span></text:span><text:span text:style-name="Source_20_Text"><text:span text:style-name="T160">'users'</text:span></text:span><text:span text:style-name="Source_20_Text"><text:span text:style-name="T64">, </text:span></text:span><text:span text:style-name="Source_20_Text"><text:span text:style-name="T171">function</text:span></text:span><text:span text:style-name="Source_20_Text"><text:span text:style-name="T64"> () {</text:span></text:span></text:p>
      <text:p text:style-name="P81"><text:span text:style-name="Source_20_Text"><text:span text:style-name="T90"><text:s text:c="8"/></text:span></text:span><text:span text:style-name="Source_20_Text"><text:span text:style-name="T187">// Route assigned name "admin.users"...</text:span></text:span></text:p>
      <text:p text:style-name="P81"><text:span text:style-name="Source_20_Text"><text:span text:style-name="T90"><text:s text:c="4"/></text:span></text:span><text:span text:style-name="Source_20_Text"><text:span text:style-name="T64">})-&gt;</text:span></text:span><text:span text:style-name="Source_20_Text"><text:span text:style-name="T135">name</text:span></text:span><text:span text:style-name="Source_20_Text"><text:span text:style-name="T64">(</text:span></text:span><text:span text:style-name="Source_20_Text"><text:span text:style-name="T160">'users'</text:span></text:span><text:span text:style-name="Source_20_Text"><text:span text:style-name="T64">);</text:span></text:span></text:p>
      <text:p text:style-name="P85"><text:span text:style-name="Source_20_Text"><text:span text:style-name="T64">});</text:span></text:span></text:p>
      <text:h text:style-name="P68" text:outline-level="2"><text:bookmark text:name="route-model-binding"/><text:a xlink:type="simple" xlink:href="https://laravel.com/docs/7.x/routing#route-model-binding" text:style-name="Internet_20_link" text:visited-style-name="Visited_20_Internet_20_Link"><text:span text:style-name="T55">Route Model Binding</text:span></text:a></text:h>
      <text:p text:style-name="P46"><text:span text:style-name="T57"/></text:p>
      <text:p text:style-name="P47"><text:span text:style-name="T244">When injecting a model ID to a route or controller action, you will often query to retrieve the model that corresponds to that ID. Laravel route model binding provides a convenient way to automatically inject the model instances directly into your routes. For example, instead of injecting a user's ID, you can inject the entire </text:span><text:span text:style-name="Source_20_Text"><text:span text:style-name="T159">User</text:span></text:span><text:span text:style-name="T244"> model instance that matches the given ID.</text:span></text:p>
      <text:h text:style-name="P77" text:outline-level="3"><text:bookmark text:name="implicit-binding"/><text:a xlink:type="simple" xlink:href="https://laravel.com/docs/7.x/routing#implicit-binding" text:style-name="Internet_20_link" text:visited-style-name="Visited_20_Internet_20_Link"><text:span text:style-name="T39">Implicit Binding</text:span></text:a></text:h>
      <text:p text:style-name="P46"><text:span text:style-name="T41"/></text:p>
      <text:p text:style-name="P44">Laravel automatically resolves Eloquent models defined in routes or controller actions whose type-hinted variable names match a route segment name. For example:</text:p>
      <text:p text:style-name="P83"><text:soft-page-break/><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api/users/{user}'</text:span></text:span><text:span text:style-name="Source_20_Text"><text:span text:style-name="T65">, </text:span></text:span><text:span text:style-name="Source_20_Text"><text:span text:style-name="T172">function</text:span></text:span><text:span text:style-name="Source_20_Text"><text:span text:style-name="T65"> (App\User </text:span></text:span><text:span text:style-name="Source_20_Text"><text:span text:style-name="T195">$user</text:span></text:span><text:span text:style-name="Source_20_Text"><text:span text:style-name="T65">) {</text:span></text:span></text:p>
      <text:p text:style-name="P81"><text:span text:style-name="Source_20_Text"><text:span text:style-name="T91"><text:s text:c="4"/></text:span></text:span><text:span text:style-name="Source_20_Text"><text:span text:style-name="T172">return</text:span></text:span><text:span text:style-name="Source_20_Text"><text:span text:style-name="T65"> </text:span></text:span><text:span text:style-name="Source_20_Text"><text:span text:style-name="T195">$user</text:span></text:span><text:span text:style-name="Source_20_Text"><text:span text:style-name="T65">-&gt;</text:span></text:span><text:span text:style-name="Source_20_Text"><text:span text:style-name="T208">email</text:span></text:span><text:span text:style-name="Source_20_Text"><text:span text:style-name="T65">;</text:span></text:span></text:p>
      <text:p text:style-name="P85"><text:span text:style-name="Source_20_Text"><text:span text:style-name="T65">});</text:span></text:span><text:span text:style-name="Source_20_Text"><text:span text:style-name="T64"><text:line-break/></text:span></text:span></text:p>
      <text:p text:style-name="P85"><text:span text:style-name="Source_20_Text"><text:span text:style-name="T64"/></text:span></text:p>
      <text:h text:style-name="P8" text:outline-level="1"><text:span text:style-name="Source_20_Text"><text:span text:style-name="T122">2- </text:span></text:span><text:span text:style-name="Source_20_Text"><text:span text:style-name="T121">Middleware</text:span></text:span></text:h>
      <text:h text:style-name="P7" text:outline-level="1"><text:span text:style-name="T125">Middleware provide a convenient mechanism for filtering HTTP requests entering your application. For example, Laravel includes a middleware that verifies the user of your application is authenticated. If the user is not authenticated, the middleware will redirect the user to the login screen. However, if the user is authenticated, the middleware will allow the request to proceed further into the application.</text:span></text:h>
      <text:p text:style-name="P39">Additional middleware can be written to perform a variety of tasks besides authentication. A CORS middleware might be responsible for adding the proper headers to all responses leaving your application. A logging middleware might log all incoming requests to your application.</text:p>
      <text:p text:style-name="P47"><text:span text:style-name="T126">There are several middleware included in the Laravel framework, including middleware for authentication and CSRF protection. All of these middleware are located in the </text:span><text:span text:style-name="Source_20_Text"><text:span text:style-name="T142">app</text:span></text:span><text:span text:style-name="Source_20_Text"><text:span text:style-name="T70">/</text:span></text:span><text:span text:style-name="Source_20_Text"><text:span text:style-name="T142">Http</text:span></text:span><text:span text:style-name="Source_20_Text"><text:span text:style-name="T70">/</text:span></text:span><text:span text:style-name="Source_20_Text"><text:span text:style-name="T142">Middleware</text:span></text:span><text:span text:style-name="T126"> directory.</text:span></text:p>
      <text:h text:style-name="P68" text:outline-level="2"><text:bookmark text:name="defining-middleware"/><text:a xlink:type="simple" xlink:href="https://laravel.com/docs/7.x/middleware#defining-middleware" text:style-name="Internet_20_link" text:visited-style-name="Visited_20_Internet_20_Link"><text:span text:style-name="T37">Defining Middleware</text:span></text:a></text:h>
      <text:p text:style-name="P47"><text:span text:style-name="T126">To create a new middleware, use the </text:span><text:span text:style-name="Source_20_Text"><text:span text:style-name="T142">make</text:span></text:span><text:span text:style-name="Source_20_Text"><text:span text:style-name="T70">:</text:span></text:span><text:span text:style-name="Source_20_Text"><text:span text:style-name="T142">middleware</text:span></text:span><text:span text:style-name="T126"> Artisan command:</text:span></text:p>
      <text:p text:style-name="P84"><text:span text:style-name="Source_20_Text"><text:span text:style-name="T64">php artisan make:middleware CheckAge</text:span></text:span></text:p>
      <text:p text:style-name="P47"><text:soft-page-break/><text:span text:style-name="T126">This command will place a new </text:span><text:span text:style-name="Source_20_Text"><text:span text:style-name="T142">CheckAge</text:span></text:span><text:span text:style-name="T126"> class within your </text:span><text:span text:style-name="Source_20_Text"><text:span text:style-name="T142">app</text:span></text:span><text:span text:style-name="Source_20_Text"><text:span text:style-name="T70">/</text:span></text:span><text:span text:style-name="Source_20_Text"><text:span text:style-name="T142">Http</text:span></text:span><text:span text:style-name="Source_20_Text"><text:span text:style-name="T70">/</text:span></text:span><text:span text:style-name="Source_20_Text"><text:span text:style-name="T142">Middleware</text:span></text:span><text:span text:style-name="T126"> directory. In this middleware, we will only allow access to the route if the supplied </text:span><text:span text:style-name="Source_20_Text"><text:span text:style-name="T142">age</text:span></text:span><text:span text:style-name="T126"> is greater than 200. Otherwise, we will redirect the users back to the </text:span><text:span text:style-name="Source_20_Text"><text:span text:style-name="T142">home</text:span></text:span><text:span text:style-name="T126"> URI:</text:span></text:p>
      <text:p text:style-name="P83"><text:span text:style-name="Source_20_Text"><text:span text:style-name="T193">&lt;?php</text:span></text:span></text:p>
      <text:p text:style-name="P80"/>
      <text:p text:style-name="P81"><text:span text:style-name="Source_20_Text"><text:span text:style-name="T171">namespace</text:span></text:span><text:span text:style-name="Source_20_Text"><text:span text:style-name="T64"> App\Http\Middleware;</text:span></text:span></text:p>
      <text:p text:style-name="P80"/>
      <text:p text:style-name="P81"><text:span text:style-name="Source_20_Text"><text:span text:style-name="T171">use</text:span></text:span><text:span text:style-name="Source_20_Text"><text:span text:style-name="T64"> Closure;</text:span></text:span></text:p>
      <text:p text:style-name="P80"/>
      <text:p text:style-name="P81"><text:span text:style-name="Source_20_Text"><text:span text:style-name="T171">class</text:span></text:span><text:span text:style-name="Source_20_Text"><text:span text:style-name="T64"> </text:span></text:span><text:span text:style-name="Source_20_Text"><text:span text:style-name="T135">CheckAge</text:span></text:span></text:p>
      <text:p text:style-name="P81"><text:span text:style-name="Source_20_Text"><text:span text:style-name="T64">{</text:span></text:span></text:p>
      <text:p text:style-name="P81"><text:span text:style-name="Source_20_Text"><text:span text:style-name="T90"><text:s text:c="4"/></text:span></text:span><text:span text:style-name="Source_20_Text"><text:span text:style-name="T171">public</text:span></text:span><text:span text:style-name="Source_20_Text"><text:span text:style-name="T64"> </text:span></text:span><text:span text:style-name="Source_20_Text"><text:span text:style-name="T171">function</text:span></text:span><text:span text:style-name="Source_20_Text"><text:span text:style-name="T64"> </text:span></text:span><text:span text:style-name="Source_20_Text"><text:span text:style-name="T135">handle</text:span></text:span><text:span text:style-name="Source_20_Text"><text:span text:style-name="T64">(</text:span></text:span><text:span text:style-name="Source_20_Text"><text:span text:style-name="T193">$request</text:span></text:span><text:span text:style-name="Source_20_Text"><text:span text:style-name="T64">, Closure </text:span></text:span><text:span text:style-name="Source_20_Text"><text:span text:style-name="T193">$next</text:span></text:span><text:span text:style-name="Source_20_Text"><text:span text:style-name="T64">)</text:span></text:span></text:p>
      <text:p text:style-name="P81"><text:span text:style-name="Source_20_Text"><text:span text:style-name="T90"><text:s text:c="4"/></text:span></text:span><text:span text:style-name="Source_20_Text"><text:span text:style-name="T64">{</text:span></text:span></text:p>
      <text:p text:style-name="P81"><text:span text:style-name="Source_20_Text"><text:span text:style-name="T90"><text:s text:c="8"/></text:span></text:span><text:span text:style-name="Source_20_Text"><text:span text:style-name="T171">if</text:span></text:span><text:span text:style-name="Source_20_Text"><text:span text:style-name="T64"> (</text:span></text:span><text:span text:style-name="Source_20_Text"><text:span text:style-name="T193">$request</text:span></text:span><text:span text:style-name="Source_20_Text"><text:span text:style-name="T64">-&gt;</text:span></text:span><text:span text:style-name="Source_20_Text"><text:span text:style-name="T207">age</text:span></text:span><text:span text:style-name="Source_20_Text"><text:span text:style-name="T64"> &lt;= </text:span></text:span><text:span text:style-name="Source_20_Text"><text:span text:style-name="T207">200</text:span></text:span><text:span text:style-name="Source_20_Text"><text:span text:style-name="T64">) {</text:span></text:span></text:p>
      <text:p text:style-name="P81"><text:span text:style-name="Source_20_Text"><text:span text:style-name="T90"><text:s text:c="12"/></text:span></text:span><text:span text:style-name="Source_20_Text"><text:span text:style-name="T171">return</text:span></text:span><text:span text:style-name="Source_20_Text"><text:span text:style-name="T64"> </text:span></text:span><text:span text:style-name="Source_20_Text"><text:span text:style-name="T135">redirect</text:span></text:span><text:span text:style-name="Source_20_Text"><text:span text:style-name="T64">(</text:span></text:span><text:span text:style-name="Source_20_Text"><text:span text:style-name="T160">'home'</text:span></text:span><text:span text:style-name="Source_20_Text"><text:span text:style-name="T64">);</text:span></text:span></text:p>
      <text:p text:style-name="P81"><text:span text:style-name="Source_20_Text"><text:span text:style-name="T90"><text:s text:c="8"/></text:span></text:span><text:span text:style-name="Source_20_Text"><text:span text:style-name="T64">}</text:span></text:span></text:p>
      <text:p text:style-name="P80"/>
      <text:p text:style-name="P81"><text:span text:style-name="Source_20_Text"><text:span text:style-name="T90"><text:s text:c="8"/></text:span></text:span><text:span text:style-name="Source_20_Text"><text:span text:style-name="T171">return</text:span></text:span><text:span text:style-name="Source_20_Text"><text:span text:style-name="T64"> </text:span></text:span><text:span text:style-name="Source_20_Text"><text:span text:style-name="T193">$next</text:span></text:span><text:span text:style-name="Source_20_Text"><text:span text:style-name="T64">(</text:span></text:span><text:span text:style-name="Source_20_Text"><text:span text:style-name="T193">$request</text:span></text:span><text:span text:style-name="Source_20_Text"><text:span text:style-name="T64">);</text:span></text:span></text:p>
      <text:p text:style-name="P81"><text:span text:style-name="Source_20_Text"><text:span text:style-name="T90"><text:s text:c="4"/></text:span></text:span><text:span text:style-name="Source_20_Text"><text:span text:style-name="T64">}</text:span></text:span></text:p>
      <text:p text:style-name="P85"><text:span text:style-name="Source_20_Text"><text:span text:style-name="T64">}</text:span></text:span></text:p>
      <text:p text:style-name="P47"><text:span text:style-name="T240">As you can see, if the given </text:span><text:span text:style-name="Source_20_Text"><text:span text:style-name="T158">age</text:span></text:span><text:span text:style-name="T240"> is less than or equal to </text:span><text:span text:style-name="Source_20_Text"><text:span text:style-name="T224">200</text:span></text:span><text:span text:style-name="T240">, the middleware will return an HTTP redirect to the client; otherwise, the request will be passed further into the application. To pass the request deeper into the application (allowing the middleware to "pass"), call the </text:span><text:span text:style-name="Source_20_Text"><text:span text:style-name="T206">$next</text:span></text:span><text:span text:style-name="T240"> callback with the </text:span><text:span text:style-name="Source_20_Text"><text:span text:style-name="T206">$request</text:span></text:span><text:span text:style-name="T240">.</text:span></text:p>
      <text:p text:style-name="P43"><text:soft-page-break/>It's best to envision middleware as a series of "layers" HTTP requests must pass through before they hit your application. Each layer can examine the request and even reject it entirely.</text:p>
      <text:p text:style-name="P57"><text:span text:style-name="T118">All middleware are resolved via the </text:span><text:a xlink:type="simple" xlink:href="https://laravel.com/docs/7.x/container" text:style-name="Internet_20_link" text:visited-style-name="Visited_20_Internet_20_Link"><text:span text:style-name="T233">service container</text:span></text:a><text:span text:style-name="T118">, so you may type-hint any dependencies you need within a middleware's constructor.</text:span></text:p>
      <text:p text:style-name="P56"><text:span text:style-name="T92"/></text:p>
      <text:p text:style-name="P56"><text:span text:style-name="T92"/></text:p>
      <text:h text:style-name="P90" text:outline-level="4">Before &amp; After Middleware</text:h>
      <text:p text:style-name="P42"/>
      <text:p text:style-name="P48"><text:span text:style-name="T131">Whether a middleware runs before or after a request depends on the middleware itself. For example, the following middleware would perform some task </text:span><text:span text:style-name="Strong_20_Emphasis"><text:span text:style-name="T132">before</text:span></text:span><text:span text:style-name="T131"> the request is handled by the application:</text:span></text:p>
      <text:p text:style-name="P46"><text:span text:style-name="T130"/></text:p>
      <text:p text:style-name="P83"><text:span text:style-name="Source_20_Text"><text:span text:style-name="T195">&lt;?php</text:span></text:span></text:p>
      <text:p text:style-name="P81"><text:span text:style-name="Source_20_Text"><text:span text:style-name="T172">namespace</text:span></text:span><text:span text:style-name="Source_20_Text"><text:span text:style-name="T65"> App\Http\Middleware;</text:span></text:span></text:p>
      <text:p text:style-name="P81"><text:span text:style-name="Source_20_Text"><text:span text:style-name="T172">use</text:span></text:span><text:span text:style-name="Source_20_Text"><text:span text:style-name="T65"> Closure;</text:span></text:span></text:p>
      <text:p text:style-name="P81"><text:span text:style-name="Source_20_Text"><text:span text:style-name="T172">class</text:span></text:span><text:span text:style-name="Source_20_Text"><text:span text:style-name="T65"> </text:span></text:span><text:span text:style-name="Source_20_Text"><text:span text:style-name="T136">BeforeMiddleware</text:span></text:span></text:p>
      <text:p text:style-name="P82"><text:span text:style-name="Source_20_Text"><text:span text:style-name="T65">{</text:span></text:span></text:p>
      <text:p text:style-name="P82"><text:span text:style-name="Source_20_Text"><text:span text:style-name="T91"><text:s/></text:span></text:span><text:span text:style-name="Source_20_Text"><text:span text:style-name="T172">public</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36">handle</text:span></text:span><text:span text:style-name="Source_20_Text"><text:span text:style-name="T65">(</text:span></text:span><text:span text:style-name="Source_20_Text"><text:span text:style-name="T195">$request</text:span></text:span><text:span text:style-name="Source_20_Text"><text:span text:style-name="T65">, Closure </text:span></text:span><text:span text:style-name="Source_20_Text"><text:span text:style-name="T195">$next</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1"><text:span text:style-name="Source_20_Text"><text:span text:style-name="T91"><text:s text:c="8"/></text:span></text:span><text:span text:style-name="Source_20_Text"><text:span text:style-name="T172">return</text:span></text:span><text:span text:style-name="Source_20_Text"><text:span text:style-name="T65"> </text:span></text:span><text:span text:style-name="Source_20_Text"><text:span text:style-name="T195">$next</text:span></text:span><text:span text:style-name="Source_20_Text"><text:span text:style-name="T65">(</text:span></text:span><text:span text:style-name="Source_20_Text"><text:span text:style-name="T195">$request</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p text:style-name="P48"><text:soft-page-break/><text:span text:style-name="T240">However, this middleware would perform its task </text:span><text:span text:style-name="Strong_20_Emphasis"><text:span text:style-name="T241">after</text:span></text:span><text:span text:style-name="T240"> the request is handled by the application:<text:line-break/></text:span></text:p>
      <text:p text:style-name="P83"><text:span text:style-name="Source_20_Text"><text:span text:style-name="T195">&lt;?php</text:span></text:span></text:p>
      <text:p text:style-name="P81"><text:span text:style-name="Source_20_Text"><text:span text:style-name="T172">namespace</text:span></text:span><text:span text:style-name="Source_20_Text"><text:span text:style-name="T65"> App\Http\Middleware;</text:span></text:span></text:p>
      <text:p text:style-name="P81"><text:span text:style-name="Source_20_Text"><text:span text:style-name="T172">use</text:span></text:span><text:span text:style-name="Source_20_Text"><text:span text:style-name="T65"> Closure;</text:span></text:span></text:p>
      <text:p text:style-name="P81"><text:span text:style-name="Source_20_Text"><text:span text:style-name="T172">class</text:span></text:span><text:span text:style-name="Source_20_Text"><text:span text:style-name="T65"> </text:span></text:span><text:span text:style-name="Source_20_Text"><text:span text:style-name="T136">AfterMiddleware</text:span></text:span></text:p>
      <text:p text:style-name="P81"><text:span text:style-name="Source_20_Text"><text:span text:style-name="T65">{</text:span></text:span></text:p>
      <text:p text:style-name="P81"><text:span text:style-name="Source_20_Text"><text:span text:style-name="T91"><text:s text:c="4"/></text:span></text:span><text:span text:style-name="Source_20_Text"><text:span text:style-name="T172">public</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36">handle</text:span></text:span><text:span text:style-name="Source_20_Text"><text:span text:style-name="T65">(</text:span></text:span><text:span text:style-name="Source_20_Text"><text:span text:style-name="T195">$request</text:span></text:span><text:span text:style-name="Source_20_Text"><text:span text:style-name="T65">, Closure </text:span></text:span><text:span text:style-name="Source_20_Text"><text:span text:style-name="T195">$next</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1"><text:span text:style-name="Source_20_Text"><text:span text:style-name="T91"><text:s text:c="8"/></text:span></text:span><text:span text:style-name="Source_20_Text"><text:span text:style-name="T195">$response</text:span></text:span><text:span text:style-name="Source_20_Text"><text:span text:style-name="T65"> = </text:span></text:span><text:span text:style-name="Source_20_Text"><text:span text:style-name="T195">$next</text:span></text:span><text:span text:style-name="Source_20_Text"><text:span text:style-name="T65">(</text:span></text:span><text:span text:style-name="Source_20_Text"><text:span text:style-name="T195">$request</text:span></text:span><text:span text:style-name="Source_20_Text"><text:span text:style-name="T65">);</text:span></text:span></text:p>
      <text:p text:style-name="P81"><text:span text:style-name="Source_20_Text"><text:span text:style-name="T91"><text:s text:c="8"/></text:span></text:span><text:span text:style-name="Source_20_Text"><text:span text:style-name="T172">return</text:span></text:span><text:span text:style-name="Source_20_Text"><text:span text:style-name="T65"> </text:span></text:span><text:span text:style-name="Source_20_Text"><text:span text:style-name="T195">$response</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h text:style-name="P71" text:outline-level="2"><text:bookmark text:name="registering-middleware"/><text:a xlink:type="simple" xlink:href="https://laravel.com/docs/7.x/middleware#registering-middleware" text:style-name="Internet_20_link" text:visited-style-name="Visited_20_Internet_20_Link"><text:span text:style-name="Source_20_Text"><text:span text:style-name="T51">Registering Middleware</text:span></text:span></text:a></text:h>
      <text:h text:style-name="P77" text:outline-level="3"><text:bookmark text:name="global-middleware"/><text:a xlink:type="simple" xlink:href="https://laravel.com/docs/7.x/middleware#global-middleware" text:style-name="Internet_20_link" text:visited-style-name="Visited_20_Internet_20_Link"><text:span text:style-name="T39">Global Middleware</text:span></text:a></text:h>
      <text:p text:style-name="P47"><text:span text:style-name="T240">If you want a middleware to run during every HTTP request to your application, list the middleware class in the </text:span><text:span text:style-name="Source_20_Text"><text:span text:style-name="T206">$middleware</text:span></text:span><text:span text:style-name="T240"> property of your </text:span><text:span text:style-name="Source_20_Text"><text:span text:style-name="T158">app</text:span></text:span><text:span text:style-name="Source_20_Text"><text:span text:style-name="T116">/</text:span></text:span><text:span text:style-name="Source_20_Text"><text:span text:style-name="T158">Http</text:span></text:span><text:span text:style-name="Source_20_Text"><text:span text:style-name="T116">/</text:span></text:span><text:span text:style-name="Source_20_Text"><text:span text:style-name="T158">Kernel</text:span></text:span><text:span text:style-name="Source_20_Text"><text:span text:style-name="T116">.</text:span></text:span><text:span text:style-name="Source_20_Text"><text:span text:style-name="T158">php</text:span></text:span><text:span text:style-name="T240"> class.</text:span></text:p>
      <text:h text:style-name="P77" text:outline-level="3"><text:bookmark text:name="assigning-middleware-to-routes"/><text:a xlink:type="simple" xlink:href="https://laravel.com/docs/7.x/middleware#assigning-middleware-to-routes" text:style-name="Internet_20_link" text:visited-style-name="Visited_20_Internet_20_Link"><text:span text:style-name="T39">Assigning Middleware To Routes</text:span></text:a></text:h>
      <text:p text:style-name="P47"><text:span text:style-name="T240">If you would like to assign middleware to specific routes, you should first assign the middleware a key in your </text:span><text:span text:style-name="Source_20_Text"><text:span text:style-name="T158">app</text:span></text:span><text:span text:style-name="Source_20_Text"><text:span text:style-name="T116">/</text:span></text:span><text:span text:style-name="Source_20_Text"><text:span text:style-name="T158">Http</text:span></text:span><text:span text:style-name="Source_20_Text"><text:span text:style-name="T116">/</text:span></text:span><text:span text:style-name="Source_20_Text"><text:span text:style-name="T158">Kernel</text:span></text:span><text:span text:style-name="Source_20_Text"><text:span text:style-name="T116">.</text:span></text:span><text:span text:style-name="Source_20_Text"><text:span text:style-name="T158">php</text:span></text:span><text:span text:style-name="T240"> file. By default, the </text:span><text:span text:style-name="Source_20_Text"><text:span text:style-name="T206">$routeMiddleware</text:span></text:span><text:span text:style-name="T240"> property of this class contains entries for the middleware included with Laravel. To add your own, append it to this list and assign it a key of your choosing:</text:span></text:p>
      <text:p text:style-name="P12"><text:soft-page-break/><text:span text:style-name="Source_20_Text"><text:span text:style-name="T187"><text:s/></text:span></text:span><text:span text:style-name="T5"><text:line-break/></text:span><text:span text:style-name="Source_20_Text"><text:span text:style-name="T171">protected</text:span></text:span><text:span text:style-name="Source_20_Text"><text:span text:style-name="T64"> </text:span></text:span><text:span text:style-name="Source_20_Text"><text:span text:style-name="T193">$routeMiddleware</text:span></text:span><text:span text:style-name="Source_20_Text"><text:span text:style-name="T64"> = [</text:span></text:span></text:p>
      <text:p text:style-name="P86"><text:span text:style-name="Source_20_Text"><text:span text:style-name="T90"><text:s text:c="4"/></text:span></text:span><text:span text:style-name="Source_20_Text"><text:span text:style-name="T160">'auth'</text:span></text:span><text:span text:style-name="Source_20_Text"><text:span text:style-name="T64"> =&gt; \App\Http\Middleware\Authenticate::</text:span></text:span><text:span text:style-name="Source_20_Text"><text:span text:style-name="T171">class</text:span></text:span><text:span text:style-name="Source_20_Text"><text:span text:style-name="T64">,</text:span></text:span></text:p>
      <text:p text:style-name="P86"><text:span text:style-name="Source_20_Text"><text:span text:style-name="T71">]</text:span></text:span></text:p>
      <text:p text:style-name="P85"><text:span text:style-name="Source_20_Text"><text:span text:style-name="T64"/></text:span></text:p>
      <text:h text:style-name="P9" text:outline-level="1"><text:span text:style-name="Source_20_Text"><text:span text:style-name="T98">3- </text:span></text:span><text:span text:style-name="Source_20_Text"><text:span text:style-name="T97">CSRF Protection</text:span></text:span></text:h>
      <text:p text:style-name="P58"><text:span text:style-name="Source_20_Text"><text:span text:style-name="T119">Laravel makes it easy to protect your application from </text:span></text:span><text:a xlink:type="simple" xlink:href="https://en.wikipedia.org/wiki/Cross-site_request_forgery" text:style-name="Internet_20_link" text:visited-style-name="Visited_20_Internet_20_Link"><text:span text:style-name="Source_20_Text"><text:span text:style-name="T233">cross-site request forgery</text:span></text:span></text:a><text:span text:style-name="Source_20_Text"><text:span text:style-name="T119"> (CSRF) attacks. Cross-site request forgeries are a type of malicious exploit whereby unauthorized commands are performed on behalf of an authenticated user.</text:span></text:span></text:p>
      <text:p text:style-name="P43">Laravel automatically generates a CSRF "token" for each active user session managed by the application. This token is used to verify that the authenticated user is the one actually making the requests to the application.</text:p>
      <text:p text:style-name="P47"><text:span text:style-name="T240">Anytime you define an HTML form in your application, you should include a hidden CSRF token field in the form so that the CSRF protection middleware can validate the request. You may use the </text:span><text:span text:style-name="Source_20_Text"><text:span text:style-name="T158">@csrf</text:span></text:span><text:span text:style-name="T240"> Blade directive to generate the token field:</text:span></text:p>
      <text:p text:style-name="P83"><text:span text:style-name="Source_20_Text"><text:span text:style-name="T65">&lt;form method=</text:span></text:span><text:span text:style-name="Source_20_Text"><text:span text:style-name="T161">"POST"</text:span></text:span><text:span text:style-name="Source_20_Text"><text:span text:style-name="T65"> action=</text:span></text:span><text:span text:style-name="Source_20_Text"><text:span text:style-name="T161">"/profile"</text:span></text:span><text:span text:style-name="Source_20_Text"><text:span text:style-name="T65">&gt;</text:span></text:span></text:p>
      <text:p text:style-name="P81"><text:span text:style-name="Source_20_Text"><text:span text:style-name="T91"><text:s text:c="4"/></text:span></text:span><text:span text:style-name="Source_20_Text"><text:span text:style-name="T65">@csrf</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lt;/form&gt;</text:span></text:span></text:p>
      <text:p text:style-name="P47"><text:span text:style-name="T126">The </text:span><text:span text:style-name="Source_20_Text"><text:span text:style-name="T142">VerifyCsrfToken</text:span></text:span><text:span text:style-name="T126"> </text:span><text:a xlink:type="simple" xlink:href="https://laravel.com/docs/7.x/middleware" text:style-name="Internet_20_link" text:visited-style-name="Visited_20_Internet_20_Link"><text:span text:style-name="T226">middleware</text:span></text:a><text:span text:style-name="T126">, which is included in the </text:span><text:span text:style-name="Source_20_Text"><text:span text:style-name="T142">web</text:span></text:span><text:span text:style-name="T126"> middleware group, will automatically verify that the token in the request input matches the token stored in the session.</text:span></text:p>
      <text:h text:style-name="P89" text:outline-level="4"><text:soft-page-break/>CSRF Tokens &amp; JavaScript<text:line-break/></text:h>
      <text:p text:style-name="P47"><text:span text:style-name="T126">When building JavaScript driven applications, it is convenient to have your JavaScript HTTP library automatically attach the CSRF token to every outgoing request. By default, the Axios HTTP library provided in the </text:span><text:span text:style-name="Source_20_Text"><text:span text:style-name="T142">resources</text:span></text:span><text:span text:style-name="Source_20_Text"><text:span text:style-name="T70">/</text:span></text:span><text:span text:style-name="Source_20_Text"><text:span text:style-name="T142">js</text:span></text:span><text:span text:style-name="Source_20_Text"><text:span text:style-name="T70">/</text:span></text:span><text:span text:style-name="Source_20_Text"><text:span text:style-name="T142">bootstrap</text:span></text:span><text:span text:style-name="Source_20_Text"><text:span text:style-name="T70">.</text:span></text:span><text:span text:style-name="Source_20_Text"><text:span text:style-name="T142">js</text:span></text:span><text:span text:style-name="T126"> file automatically sends an </text:span><text:span text:style-name="Source_20_Text"><text:span text:style-name="T211">X</text:span></text:span><text:span text:style-name="Source_20_Text"><text:span text:style-name="T70">-</text:span></text:span><text:span text:style-name="Source_20_Text"><text:span text:style-name="T211">XSRF</text:span></text:span><text:span text:style-name="Source_20_Text"><text:span text:style-name="T70">-</text:span></text:span><text:span text:style-name="Source_20_Text"><text:span text:style-name="T211">TOKEN</text:span></text:span><text:span text:style-name="T126"> header using the value of the encrypted </text:span><text:span text:style-name="Source_20_Text"><text:span text:style-name="T211">XSRF</text:span></text:span><text:span text:style-name="Source_20_Text"><text:span text:style-name="T70">-</text:span></text:span><text:span text:style-name="Source_20_Text"><text:span text:style-name="T211">TOKEN</text:span></text:span><text:span text:style-name="T126"> cookie. If you are not using this library, you will need to manually configure this behavior for your application.</text:span></text:p>
      <text:h text:style-name="P68" text:outline-level="2"><text:bookmark text:name="csrf-excluding-uris"/><text:a xlink:type="simple" xlink:href="https://laravel.com/docs/7.x/csrf#csrf-excluding-uris" text:style-name="Internet_20_link" text:visited-style-name="Visited_20_Internet_20_Link">Excluding URIs From CSRF Protection</text:a><text:span text:style-name="T53"><text:line-break/></text:span></text:h>
      <text:p text:style-name="P48"><text:span text:style-name="T126">Sometimes you may wish to exclude a set of URIs from CSRF protection. For example, if you are using </text:span><text:a xlink:type="simple" xlink:href="https://stripe.com/" text:style-name="Internet_20_link" text:visited-style-name="Visited_20_Internet_20_Link"><text:span text:style-name="T226">Stripe</text:span></text:a><text:span text:style-name="T126"> to process payments and are utilizing their webhook system, you will need to exclude your Stripe webhook handler route from CSRF protection since Stripe will not know what CSRF token to send to your routes.</text:span></text:p>
      <text:p text:style-name="P47"><text:span text:style-name="T126">Typically, you should place these kinds of routes outside of the </text:span><text:span text:style-name="Source_20_Text"><text:span text:style-name="T142">web</text:span></text:span><text:span text:style-name="T126"> middleware group that the </text:span><text:span text:style-name="Source_20_Text"><text:span text:style-name="T142">RouteServiceProvider</text:span></text:span><text:span text:style-name="T126"> applies to all routes in the </text:span><text:span text:style-name="Source_20_Text"><text:span text:style-name="T142">routes</text:span></text:span><text:span text:style-name="Source_20_Text"><text:span text:style-name="T70">/</text:span></text:span><text:span text:style-name="Source_20_Text"><text:span text:style-name="T142">web</text:span></text:span><text:span text:style-name="Source_20_Text"><text:span text:style-name="T70">.</text:span></text:span><text:span text:style-name="Source_20_Text"><text:span text:style-name="T142">php</text:span></text:span><text:span text:style-name="T126"> file. However, you may also exclude the routes by adding their URIs to the </text:span><text:span text:style-name="Source_20_Text"><text:span text:style-name="T194">$except</text:span></text:span><text:span text:style-name="T126"> property of the </text:span><text:span text:style-name="Source_20_Text"><text:span text:style-name="T142">VerifyCsrfToken</text:span></text:span><text:span text:style-name="T126"> middleware:</text:span></text:p>
      <text:p text:style-name="P83"><text:span text:style-name="Source_20_Text"><text:span text:style-name="T195">&lt;?php</text:span></text:span></text:p>
      <text:p text:style-name="P81"><text:span text:style-name="Source_20_Text"><text:span text:style-name="T172">namespace</text:span></text:span><text:span text:style-name="Source_20_Text"><text:span text:style-name="T65"> App\Http\Middleware;</text:span></text:span></text:p>
      <text:p text:style-name="P81"><text:span text:style-name="Source_20_Text"><text:span text:style-name="T172">use</text:span></text:span><text:span text:style-name="Source_20_Text"><text:span text:style-name="T65"> Illuminate\Foundation\Http\Middleware\VerifyCsrfToken </text:span></text:span><text:span text:style-name="Source_20_Text"><text:span text:style-name="T172">as</text:span></text:span><text:span text:style-name="Source_20_Text"><text:span text:style-name="T65"> Middleware;</text:span></text:span></text:p>
      <text:p text:style-name="P81"><text:span text:style-name="Source_20_Text"><text:span text:style-name="T172">class</text:span></text:span><text:span text:style-name="Source_20_Text"><text:span text:style-name="T65"> </text:span></text:span><text:span text:style-name="Source_20_Text"><text:span text:style-name="T136">VerifyCsrfToken</text:span></text:span><text:span text:style-name="Source_20_Text"><text:span text:style-name="T65"> </text:span></text:span><text:span text:style-name="Source_20_Text"><text:span text:style-name="T172">extends</text:span></text:span><text:span text:style-name="Source_20_Text"><text:span text:style-name="T65"> </text:span></text:span><text:span text:style-name="Source_20_Text"><text:span text:style-name="T136">Middleware</text:span></text:span></text:p>
      <text:p text:style-name="P81"><text:span text:style-name="Source_20_Text"><text:span text:style-name="T65">{</text:span></text:span></text:p>
      <text:p text:style-name="P81"><text:span text:style-name="Source_20_Text"><text:span text:style-name="T91"><text:s text:c="4"/></text:span></text:span><text:span text:style-name="Source_20_Text"><text:span text:style-name="T172">protected</text:span></text:span><text:span text:style-name="Source_20_Text"><text:span text:style-name="T65"> </text:span></text:span><text:span text:style-name="Source_20_Text"><text:span text:style-name="T195">$except</text:span></text:span><text:span text:style-name="Source_20_Text"><text:span text:style-name="T65"> = [</text:span></text:span></text:p>
      <text:p text:style-name="P81"><text:span text:style-name="Source_20_Text"><text:span text:style-name="T91"><text:s text:c="8"/></text:span></text:span><text:span text:style-name="Source_20_Text"><text:span text:style-name="T161">'stripe/*'</text:span></text:span><text:span text:style-name="Source_20_Text"><text:span text:style-name="T65">,</text:span></text:span></text:p>
      <text:p text:style-name="P81"><text:soft-page-break/><text:span text:style-name="Source_20_Text"><text:span text:style-name="T91"><text:s text:c="8"/></text:span></text:span><text:span text:style-name="Source_20_Text"><text:span text:style-name="T161">'http://example.com/foo/bar'</text:span></text:span><text:span text:style-name="Source_20_Text"><text:span text:style-name="T65">,</text:span></text:span></text:p>
      <text:p text:style-name="P81"><text:span text:style-name="Source_20_Text"><text:span text:style-name="T91"><text:s text:c="8"/></text:span></text:span><text:span text:style-name="Source_20_Text"><text:span text:style-name="T161">'http://example.com/foo/*'</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p text:style-name="P75"/>
      <text:h text:style-name="P10" text:outline-level="1"><text:span text:style-name="T261">4- </text:span>Controllers<text:line-break/></text:h>
      <text:p text:style-name="P73"><text:span text:style-name="T240">Instead of defining all of your request handling logic as Closures in route files, you may wish to organize this behavior using Controller classes. Controllers can group related request handling logic into a single class. Controllers are stored in the </text:span><text:span text:style-name="Source_20_Text"><text:span text:style-name="T158">app</text:span></text:span><text:span text:style-name="Source_20_Text"><text:span text:style-name="T116">/</text:span></text:span><text:span text:style-name="Source_20_Text"><text:span text:style-name="T158">Http</text:span></text:span><text:span text:style-name="Source_20_Text"><text:span text:style-name="T116">/</text:span></text:span><text:span text:style-name="Source_20_Text"><text:span text:style-name="T158">Controllers</text:span></text:span><text:span text:style-name="T242"> </text:span><text:span text:style-name="T240">directory.</text:span></text:p>
      <text:p text:style-name="P59"><text:span text:style-name="T240">Below is an example of a basic controller class. Note that the controller extends the base controller class included with Laravel. The base class provides a few convenience methods such as the </text:span><text:span text:style-name="Source_20_Text"><text:span text:style-name="T158">middleware</text:span></text:span><text:span text:style-name="T240"> method, which may be used to attach middleware to controller actions:</text:span></text:p>
      <text:p text:style-name="P60"><text:span text:style-name="T239"/></text:p>
      <text:p text:style-name="P83"><text:span text:style-name="Source_20_Text"><text:span text:style-name="T195">&lt;?php</text:span></text:span></text:p>
      <text:p text:style-name="P81"><text:span text:style-name="Source_20_Text"><text:span text:style-name="T172">namespace</text:span></text:span><text:span text:style-name="Source_20_Text"><text:span text:style-name="T65"> App\Http\Controllers;</text:span></text:span></text:p>
      <text:p text:style-name="P81"><text:span text:style-name="Source_20_Text"><text:span text:style-name="T172">use</text:span></text:span><text:span text:style-name="Source_20_Text"><text:span text:style-name="T65"> App\Http\Controllers\Controller;</text:span></text:span></text:p>
      <text:p text:style-name="P81"><text:span text:style-name="Source_20_Text"><text:span text:style-name="T172">use</text:span></text:span><text:span text:style-name="Source_20_Text"><text:span text:style-name="T65"> App\User;</text:span></text:span></text:p>
      <text:p text:style-name="P81"><text:span text:style-name="Source_20_Text"><text:span text:style-name="T172">class</text:span></text:span><text:span text:style-name="Source_20_Text"><text:span text:style-name="T65"> </text:span></text:span><text:span text:style-name="Source_20_Text"><text:span text:style-name="T136">UserController</text:span></text:span><text:span text:style-name="Source_20_Text"><text:span text:style-name="T65"> </text:span></text:span><text:span text:style-name="Source_20_Text"><text:span text:style-name="T172">extends</text:span></text:span><text:span text:style-name="Source_20_Text"><text:span text:style-name="T65"> </text:span></text:span><text:span text:style-name="Source_20_Text"><text:span text:style-name="T136">Controller</text:span></text:span></text:p>
      <text:p text:style-name="P81"><text:span text:style-name="Source_20_Text"><text:span text:style-name="T65">{</text:span></text:span></text:p>
      <text:p text:style-name="P81"><text:span text:style-name="Source_20_Text"><text:span text:style-name="T91"><text:s text:c="4"/></text:span></text:span><text:span text:style-name="Source_20_Text"><text:span text:style-name="T172">public</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36">show</text:span></text:span><text:span text:style-name="Source_20_Text"><text:span text:style-name="T65">(</text:span></text:span><text:span text:style-name="Source_20_Text"><text:span text:style-name="T195">$id</text:span></text:span><text:span text:style-name="Source_20_Text"><text:span text:style-name="T65">)</text:span></text:span></text:p>
      <text:p text:style-name="P81"><text:soft-page-break/><text:span text:style-name="Source_20_Text"><text:span text:style-name="T91"><text:s text:c="4"/></text:span></text:span><text:span text:style-name="Source_20_Text"><text:span text:style-name="T65">{</text:span></text:span></text:p>
      <text:p text:style-name="P81"><text:span text:style-name="Source_20_Text"><text:span text:style-name="T91"><text:s text:c="8"/></text:span></text:span><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user.profile'</text:span></text:span><text:span text:style-name="Source_20_Text"><text:span text:style-name="T65">, [</text:span></text:span><text:span text:style-name="Source_20_Text"><text:span text:style-name="T161">'user'</text:span></text:span><text:span text:style-name="Source_20_Text"><text:span text:style-name="T65"> =&gt; User::</text:span></text:span><text:span text:style-name="Source_20_Text"><text:span text:style-name="T136">findOrFail</text:span></text:span><text:span text:style-name="Source_20_Text"><text:span text:style-name="T65">(</text:span></text:span><text:span text:style-name="Source_20_Text"><text:span text:style-name="T195">$id</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5"><text:span text:style-name="Source_20_Text"><text:span text:style-name="T65">}</text:span></text:span></text:p>
      <text:p text:style-name="P39">You can define a route to this controller action like so:</text:p>
      <text:p text:style-name="P84"><text:span text:style-name="Source_20_Text"><text:span text:style-name="T64">Route::</text:span></text:span><text:span text:style-name="Source_20_Text"><text:span text:style-name="T135">get</text:span></text:span><text:span text:style-name="Source_20_Text"><text:span text:style-name="T64">(</text:span></text:span><text:span text:style-name="Source_20_Text"><text:span text:style-name="T160">'user/{id}'</text:span></text:span><text:span text:style-name="Source_20_Text"><text:span text:style-name="T64">, </text:span></text:span><text:a xlink:type="simple" xlink:href="mailto:'UserController@show" text:style-name="Internet_20_link" text:visited-style-name="Visited_20_Internet_20_Link"><text:span text:style-name="Source_20_Text">'UserController@show</text:span></text:a><text:span text:style-name="Source_20_Text"><text:span text:style-name="T160">'</text:span></text:span><text:span text:style-name="Source_20_Text"><text:span text:style-name="T64">);<text:line-break/><text:line-break/><text:line-break/></text:span></text:span><text:span text:style-name="Source_20_Text"><text:span text:style-name="T122">5- </text:span></text:span><text:span text:style-name="Source_20_Text"><text:span text:style-name="T121">Views</text:span></text:span></text:p>
      <text:p text:style-name="P50"><text:span text:style-name="Source_20_Text"><text:span text:style-name="T119">Views contain the HTML served by your application and separate your controller / application logic from your presentation logic. Views are stored in the </text:span></text:span><text:span text:style-name="Source_20_Text"><text:span text:style-name="T158">resources</text:span></text:span><text:span text:style-name="Source_20_Text"><text:span text:style-name="T116">/</text:span></text:span><text:span text:style-name="Source_20_Text"><text:span text:style-name="T158">views</text:span></text:span><text:span text:style-name="Source_20_Text"><text:span text:style-name="T119"> directory. A simple view might look something like this:</text:span></text:span></text:p>
      <text:p text:style-name="P83"><text:span text:style-name="Source_20_Text"><text:span text:style-name="T64">&lt;!-- View stored in resources/views/greeting.blade.php --&gt;</text:span></text:span></text:p>
      <text:p text:style-name="P80"/>
      <text:p text:style-name="P81"><text:span text:style-name="Source_20_Text"><text:span text:style-name="T65">&lt;html&gt;</text:span></text:span></text:p>
      <text:p text:style-name="P81"><text:span text:style-name="Source_20_Text"><text:span text:style-name="T91"><text:s text:c="4"/></text:span></text:span><text:span text:style-name="Source_20_Text"><text:span text:style-name="T65">&lt;body&gt;</text:span></text:span></text:p>
      <text:p text:style-name="P81"><text:span text:style-name="Source_20_Text"><text:span text:style-name="T91"><text:s text:c="8"/></text:span></text:span><text:span text:style-name="Source_20_Text"><text:span text:style-name="T65">&lt;h1&gt;Hello, {{ </text:span></text:span><text:span text:style-name="Source_20_Text"><text:span text:style-name="T195">$name</text:span></text:span><text:span text:style-name="Source_20_Text"><text:span text:style-name="T65"> }}&lt;/h1&gt;</text:span></text:span></text:p>
      <text:p text:style-name="P81"><text:span text:style-name="Source_20_Text"><text:span text:style-name="T91"><text:s text:c="4"/></text:span></text:span><text:span text:style-name="Source_20_Text"><text:span text:style-name="T65">&lt;/body&gt;</text:span></text:span></text:p>
      <text:p text:style-name="P85"><text:span text:style-name="Source_20_Text"><text:span text:style-name="T65">&lt;/html&gt;</text:span></text:span></text:p>
      <text:p text:style-name="P47"><text:span text:style-name="T240">Since this view is stored at </text:span><text:span text:style-name="Source_20_Text"><text:span text:style-name="T158">resources</text:span></text:span><text:span text:style-name="Source_20_Text"><text:span text:style-name="T116">/</text:span></text:span><text:span text:style-name="Source_20_Text"><text:span text:style-name="T158">views</text:span></text:span><text:span text:style-name="Source_20_Text"><text:span text:style-name="T116">/</text:span></text:span><text:span text:style-name="Source_20_Text"><text:span text:style-name="T158">greeting</text:span></text:span><text:span text:style-name="Source_20_Text"><text:span text:style-name="T116">.</text:span></text:span><text:span text:style-name="Source_20_Text"><text:span text:style-name="T158">blade</text:span></text:span><text:span text:style-name="Source_20_Text"><text:span text:style-name="T116">.</text:span></text:span><text:span text:style-name="Source_20_Text"><text:span text:style-name="T158">php</text:span></text:span><text:span text:style-name="T240">, we may return it using the global </text:span><text:span text:style-name="Source_20_Text"><text:span text:style-name="T158">view</text:span></text:span><text:span text:style-name="T240"> helper like so:</text:span></text:p>
      <text:p text:style-name="P83"><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text:span></text:span><text:span text:style-name="Source_20_Text"><text:span text:style-name="T65">, </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greeting'</text:span></text:span><text:span text:style-name="Source_20_Text"><text:span text:style-name="T65">, [</text:span></text:span><text:span text:style-name="Source_20_Text"><text:span text:style-name="T161">'name'</text:span></text:span><text:span text:style-name="Source_20_Text"><text:span text:style-name="T65"> =&gt; </text:span></text:span><text:span text:style-name="Source_20_Text"><text:span text:style-name="T161">'James'</text:span></text:span><text:span text:style-name="Source_20_Text"><text:span text:style-name="T65">]);</text:span></text:span></text:p>
      <text:p text:style-name="P85"><text:soft-page-break/><text:span text:style-name="Source_20_Text"><text:span text:style-name="T65">});</text:span></text:span></text:p>
      <text:p text:style-name="P47"><text:span text:style-name="T240">As you can see, the first argument passed to the </text:span><text:span text:style-name="Source_20_Text"><text:span text:style-name="T158">view</text:span></text:span><text:span text:style-name="T240"> helper corresponds to the name of the view file in the </text:span><text:span text:style-name="Source_20_Text"><text:span text:style-name="T158">resources</text:span></text:span><text:span text:style-name="Source_20_Text"><text:span text:style-name="T116">/</text:span></text:span><text:span text:style-name="Source_20_Text"><text:span text:style-name="T158">views</text:span></text:span><text:span text:style-name="T240"> directory. The second argument is an array of data that should be made available to the view. In this case, we are passing the </text:span><text:span text:style-name="Source_20_Text"><text:span text:style-name="T158">name</text:span></text:span><text:span text:style-name="T240"> variable, which is displayed in the view using </text:span><text:a xlink:type="simple" xlink:href="https://laravel.com/docs/7.x/blade" text:style-name="Internet_20_link" text:visited-style-name="Visited_20_Internet_20_Link"><text:span text:style-name="T233">Blade syntax</text:span></text:a><text:span text:style-name="T240">.</text:span></text:p>
      <text:p text:style-name="P47"><text:span text:style-name="T240">Views may also be nested within subdirectories of the </text:span><text:span text:style-name="Source_20_Text"><text:span text:style-name="T158">resources</text:span></text:span><text:span text:style-name="Source_20_Text"><text:span text:style-name="T116">/</text:span></text:span><text:span text:style-name="Source_20_Text"><text:span text:style-name="T158">views</text:span></text:span><text:span text:style-name="T240"> directory. "Dot" notation may be used to reference nested views. For example, if your view is stored at </text:span><text:span text:style-name="Source_20_Text"><text:span text:style-name="T158">resources</text:span></text:span><text:span text:style-name="Source_20_Text"><text:span text:style-name="T116">/</text:span></text:span><text:span text:style-name="Source_20_Text"><text:span text:style-name="T158">views</text:span></text:span><text:span text:style-name="Source_20_Text"><text:span text:style-name="T116">/</text:span></text:span><text:span text:style-name="Source_20_Text"><text:span text:style-name="T158">admin</text:span></text:span><text:span text:style-name="Source_20_Text"><text:span text:style-name="T116">/</text:span></text:span><text:span text:style-name="Source_20_Text"><text:span text:style-name="T158">profile</text:span></text:span><text:span text:style-name="Source_20_Text"><text:span text:style-name="T116">.</text:span></text:span><text:span text:style-name="Source_20_Text"><text:span text:style-name="T158">blade</text:span></text:span><text:span text:style-name="Source_20_Text"><text:span text:style-name="T116">.</text:span></text:span><text:span text:style-name="Source_20_Text"><text:span text:style-name="T158">php</text:span></text:span><text:span text:style-name="T240">, you may reference it like so:</text:span></text:p>
      <text:p text:style-name="P84"><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admin.profile'</text:span></text:span><text:span text:style-name="Source_20_Text"><text:span text:style-name="T65">, </text:span></text:span><text:span text:style-name="Source_20_Text"><text:span text:style-name="T195">$data</text:span></text:span><text:span text:style-name="Source_20_Text"><text:span text:style-name="T65">);</text:span></text:span></text:p>
      <text:p text:style-name="P84"><text:span text:style-name="Source_20_Text"><text:span text:style-name="T64"/></text:span></text:p>
      <text:h text:style-name="P70" text:outline-level="2"><text:bookmark text:name="passing-data-to-views"/><text:a xlink:type="simple" xlink:href="https://laravel.com/docs/7.x/views#passing-data-to-views" text:style-name="Internet_20_link" text:visited-style-name="Visited_20_Internet_20_Link"><text:span text:style-name="Source_20_Text"><text:span text:style-name="T44">Passing Data To Views</text:span></text:span></text:a></text:h>
      <text:p text:style-name="P50"><text:span text:style-name="Source_20_Text"><text:span text:style-name="T119">As you saw in the previous examples, you may pass an array of data to views:</text:span></text:span></text:p>
      <text:p text:style-name="P84"><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greetings'</text:span></text:span><text:span text:style-name="Source_20_Text"><text:span text:style-name="T65">, [</text:span></text:span><text:span text:style-name="Source_20_Text"><text:span text:style-name="T161">'name'</text:span></text:span><text:span text:style-name="Source_20_Text"><text:span text:style-name="T65"> =&gt; </text:span></text:span><text:span text:style-name="Source_20_Text"><text:span text:style-name="T161">'Victoria'</text:span></text:span><text:span text:style-name="Source_20_Text"><text:span text:style-name="T65">]);</text:span></text:span></text:p>
      <text:p text:style-name="P47"><text:span text:style-name="T240">When passing information in this manner, the data should be an array with key / value pairs. Inside your view, you can then access each value using its corresponding key, such as </text:span><text:span text:style-name="Source_20_Text"><text:span text:style-name="T206">&lt;?php</text:span></text:span><text:span text:style-name="Source_20_Text"><text:span text:style-name="T158"> </text:span></text:span><text:span text:style-name="Source_20_Text"><text:span text:style-name="T185">echo</text:span></text:span><text:span text:style-name="Source_20_Text"><text:span text:style-name="T158"> </text:span></text:span><text:span text:style-name="Source_20_Text"><text:span text:style-name="T206">$key</text:span></text:span><text:span text:style-name="Source_20_Text"><text:span text:style-name="T116">;</text:span></text:span><text:span text:style-name="Source_20_Text"><text:span text:style-name="T158"> </text:span></text:span><text:span text:style-name="Source_20_Text"><text:span text:style-name="T206">?&gt;</text:span></text:span><text:span text:style-name="T240">. As an alternative to passing a complete array of data to the </text:span><text:span text:style-name="Source_20_Text"><text:span text:style-name="T158">view</text:span></text:span><text:span text:style-name="T240"> helper function, you may use the </text:span><text:span text:style-name="Source_20_Text"><text:span text:style-name="T158">with</text:span></text:span><text:span text:style-name="T240"> method to add individual pieces of data to the view:</text:span></text:p>
      <text:p text:style-name="P84"><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greeting'</text:span></text:span><text:span text:style-name="Source_20_Text"><text:span text:style-name="T65">)-&gt;</text:span></text:span><text:span text:style-name="Source_20_Text"><text:span text:style-name="T136">with</text:span></text:span><text:span text:style-name="Source_20_Text"><text:span text:style-name="T65">(</text:span></text:span><text:span text:style-name="Source_20_Text"><text:span text:style-name="T161">'name'</text:span></text:span><text:span text:style-name="Source_20_Text"><text:span text:style-name="T65">, </text:span></text:span><text:span text:style-name="Source_20_Text"><text:span text:style-name="T161">'Victoria'</text:span></text:span><text:span text:style-name="Source_20_Text"><text:span text:style-name="T65">);</text:span></text:span></text:p>
      <text:p text:style-name="P84"><text:span text:style-name="Source_20_Text"><text:span text:style-name="T72"/></text:span></text:p>
      <text:h text:style-name="P1" text:outline-level="1"><text:soft-page-break/><text:span text:style-name="Source_20_Text">6- </text:span><text:span text:style-name="Source_20_Text"><text:span text:style-name="T100">Validation</text:span></text:span></text:h>
      <text:p text:style-name="P84"><text:span text:style-name="Source_20_Text"><text:span text:style-name="T119">Laravel provides several different approaches to validate your application's incoming data. By default, Laravel's base controller class uses a </text:span></text:span><text:span text:style-name="Source_20_Text"><text:span text:style-name="T158">ValidatesRequests</text:span></text:span><text:span text:style-name="Source_20_Text"><text:span text:style-name="T117"> </text:span></text:span><text:span text:style-name="Source_20_Text"><text:span text:style-name="T119">trait which provides a convenient method to validate incoming HTTP requests with a variety of powerful validation rules.</text:span></text:span></text:p>
      <text:h text:style-name="P78" text:outline-level="3"><text:bookmark text:name="quick-writing-the-validation-logic"/><text:a xlink:type="simple" xlink:href="https://laravel.com/docs/7.x/validation#quick-writing-the-validation-logic" text:style-name="Internet_20_link" text:visited-style-name="Visited_20_Internet_20_Link"><text:span text:style-name="T52">Writing The Validation Logic</text:span></text:a></text:h>
      <text:p text:style-name="P47"><text:span text:style-name="T240">Now we are ready to fill in our </text:span><text:span text:style-name="Source_20_Text"><text:span text:style-name="T158">store</text:span></text:span><text:span text:style-name="T240"> method with the logic to validate the new blog post. To do this, we will use the </text:span><text:span text:style-name="Source_20_Text"><text:span text:style-name="T158">validate</text:span></text:span><text:span text:style-name="T240"> method provided by the </text:span><text:span text:style-name="Source_20_Text"><text:span text:style-name="T158">Illuminate\Http</text:span></text:span><text:span text:style-name="Source_20_Text"><text:span text:style-name="T116">\</text:span></text:span><text:span text:style-name="Source_20_Text"><text:span text:style-name="T158">Request</text:span></text:span><text:span text:style-name="T240"> object. If the validation rules pass, your code will keep executing normally; however, if validation fails, an exception will be thrown and the proper error response will automatically be sent back to the user. In the case of a traditional HTTP request, a redirect response will be generated, while a JSON response will be sent for AJAX requests.</text:span></text:p>
      <text:p text:style-name="P47"><text:span text:style-name="T240">To get a better understanding of the </text:span><text:span text:style-name="Source_20_Text"><text:span text:style-name="T158">validate</text:span></text:span><text:span text:style-name="T240"> method, let's jump back into the </text:span><text:span text:style-name="Source_20_Text"><text:span text:style-name="T158">store</text:span></text:span><text:span text:style-name="T240"> method:</text:span></text:p>
      <text:p text:style-name="P83"><text:span text:style-name="Source_20_Text"><text:span text:style-name="T187"><text:s/></text:span></text:span></text:p>
      <text:p text:style-name="P81"><text:span text:style-name="Source_20_Text"><text:span text:style-name="T172">public</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36">store</text:span></text:span><text:span text:style-name="Source_20_Text"><text:span text:style-name="T65">(Request </text:span></text:span><text:span text:style-name="Source_20_Text"><text:span text:style-name="T195">$request</text:span></text:span><text:span text:style-name="Source_20_Text"><text:span text:style-name="T65">)</text:span></text:span></text:p>
      <text:p text:style-name="P81"><text:span text:style-name="Source_20_Text"><text:span text:style-name="T65">{</text:span></text:span></text:p>
      <text:p text:style-name="P81"><text:span text:style-name="Source_20_Text"><text:span text:style-name="T91"><text:s text:c="4"/></text:span></text:span><text:span text:style-name="Source_20_Text"><text:span text:style-name="T195">$validatedData</text:span></text:span><text:span text:style-name="Source_20_Text"><text:span text:style-name="T65"> = </text:span></text:span><text:span text:style-name="Source_20_Text"><text:span text:style-name="T195">$request</text:span></text:span><text:span text:style-name="Source_20_Text"><text:span text:style-name="T65">-&gt;</text:span></text:span><text:span text:style-name="Source_20_Text"><text:span text:style-name="T136">validate</text:span></text:span><text:span text:style-name="Source_20_Text"><text:span text:style-name="T65">([</text:span></text:span></text:p>
      <text:p text:style-name="P81"><text:span text:style-name="Source_20_Text"><text:span text:style-name="T91"><text:s text:c="8"/></text:span></text:span><text:span text:style-name="Source_20_Text"><text:span text:style-name="T161">'title'</text:span></text:span><text:span text:style-name="Source_20_Text"><text:span text:style-name="T65"> =&gt; </text:span></text:span><text:span text:style-name="Source_20_Text"><text:span text:style-name="T161">'required|unique:posts|max:255'</text:span></text:span><text:span text:style-name="Source_20_Text"><text:span text:style-name="T65">,</text:span></text:span></text:p>
      <text:p text:style-name="P81"><text:span text:style-name="Source_20_Text"><text:span text:style-name="T91"><text:s text:c="8"/></text:span></text:span><text:span text:style-name="Source_20_Text"><text:span text:style-name="T161">'body'</text:span></text:span><text:span text:style-name="Source_20_Text"><text:span text:style-name="T65"> =&gt; </text:span></text:span><text:span text:style-name="Source_20_Text"><text:span text:style-name="T161">'required'</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span text:style-name="Source_20_Text"><text:span text:style-name="T188"> </text:span></text:span></text:p>
      <text:p text:style-name="P85"><text:span text:style-name="Source_20_Text"><text:span text:style-name="T65">}</text:span></text:span></text:p>
      <text:p text:style-name="P76"><text:soft-page-break/><text:span text:style-name="T19">( </text:span><text:span text:style-name="T18">many about validations : </text:span><text:a xlink:type="simple" xlink:href="https://laravel.com/docs/7.x/validation" text:style-name="Internet_20_link" text:visited-style-name="Visited_20_Internet_20_Link">https://laravel.com/docs/7.x/validation</text:a><text:span text:style-name="T20"> </text:span><text:span text:style-name="T21">)</text:span><text:span text:style-name="T5"><text:line-break/></text:span></text:p>
      <text:p text:style-name="P74">Available Validation Rules - Below is a list of all available validation rules and their function: <text:s text:c="2"/></text:p>
      <text:p text:style-name="P74">- Accepted - Active URL - After (Date) - After Or Equal (Date) - Alpha - Alpha Dash - Alpha Numeric - Array - Bail - Before (Date) - Before Or Equal (Date) - Between - Boolean - Confirmed - Date - Date Equals - Date Format - Different - Digits - Digits Between - Dimensions (Image Files) - Distinct - Email - Ends With - Exclude If - Exclude Unless - Exists (Database) - File - Filled - Greater Than - Greater Than Or Equal - Image (File) - In - In Array - Integer - IP Address - JSON - Less Than - Less Than Or Equal - Max - MIME Types - MIME Type By File Extension - Min - Not In - Not Regex - Nullable - Numeric - Password - Present - Regular Expression - Required - Required If - Required Unless - Required With - Required With All - Required Without - Required Without All - Same - Size - Sometimes - Starts With - String - Timezone - Unique (Database) - URL - UUID</text:p>
      <text:p text:style-name="P58"><text:span text:style-name="Source_20_Text"><text:span text:style-name="T97"><text:line-break/><text:line-break/></text:span></text:span><text:span text:style-name="Source_20_Text"><text:span text:style-name="T99">7- </text:span></text:span><text:span text:style-name="Source_20_Text"><text:span text:style-name="T97">Blade Templates</text:span></text:span></text:p>
      <text:p text:style-name="P58"><text:span text:style-name="Source_20_Text"><text:span text:style-name="T119">Blade is the simple, yet powerful templating engine provided with Laravel. Unlike other popular PHP templating engines, Blade does not restrict you from using plain PHP code in your views. In fact, all Blade views are compiled into plain PHP code and cached until they are modified, meaning Blade adds essentially zero overhead to your </text:span></text:span><text:soft-page-break/><text:span text:style-name="Source_20_Text"><text:span text:style-name="T119">application. Blade view files use the </text:span></text:span><text:span text:style-name="Source_20_Text"><text:span text:style-name="T116">.</text:span></text:span><text:span text:style-name="Source_20_Text"><text:span text:style-name="T158">blade</text:span></text:span><text:span text:style-name="Source_20_Text"><text:span text:style-name="T116">.</text:span></text:span><text:span text:style-name="Source_20_Text"><text:span text:style-name="T158">php</text:span></text:span><text:span text:style-name="Source_20_Text"><text:span text:style-name="T119"> file extension and are typically stored in the </text:span></text:span><text:span text:style-name="Source_20_Text"><text:span text:style-name="T158">resources</text:span></text:span><text:span text:style-name="Source_20_Text"><text:span text:style-name="T116">/</text:span></text:span><text:span text:style-name="Source_20_Text"><text:span text:style-name="T158">views</text:span></text:span><text:span text:style-name="Source_20_Text"><text:span text:style-name="T119"> directory.</text:span></text:span></text:p>
      <text:h text:style-name="P68" text:outline-level="2"><text:a xlink:type="simple" xlink:href="https://laravel.com/docs/7.x/blade#template-inheritance" text:style-name="Internet_20_link" text:visited-style-name="Visited_20_Internet_20_Link"><text:span text:style-name="T38">Template Inheritance</text:span></text:a><text:span text:style-name="T37"><text:line-break/></text:span></text:h>
      <text:h text:style-name="P77" text:outline-level="3"><text:bookmark text:name="defining-a-layout"/><text:a xlink:type="simple" xlink:href="https://laravel.com/docs/7.x/blade#defining-a-layout" text:style-name="Internet_20_link" text:visited-style-name="Visited_20_Internet_20_Link"><text:span text:style-name="T39">Defining A Layout</text:span></text:a></text:h>
      <text:p text:style-name="P48"><text:span text:style-name="T240">Two of the primary benefits of using Blade are </text:span><text:span text:style-name="Emphasis"><text:span text:style-name="T240">template inheritance</text:span></text:span><text:span text:style-name="T240"> and </text:span><text:span text:style-name="Emphasis"><text:span text:style-name="T240">sections</text:span></text:span><text:span text:style-name="T240">. To get started, let's take a look at a simple example. First, we will examine a "master" page layout. Since most web applications maintain the same general layout across various pages, it's convenient to define this layout as a single Blade view:</text:span></text:p>
      <text:p text:style-name="P83"><text:span text:style-name="Source_20_Text"><text:span text:style-name="T117">&lt;!-- Stored in resources/views/layouts/app.blade.php --&gt;</text:span></text:span></text:p>
      <text:p text:style-name="P80"/>
      <text:p text:style-name="P81"><text:span text:style-name="Source_20_Text"><text:span text:style-name="T65">&lt;html&gt;</text:span></text:span></text:p>
      <text:p text:style-name="P81"><text:span text:style-name="Source_20_Text"><text:span text:style-name="T91"><text:s text:c="4"/></text:span></text:span><text:span text:style-name="Source_20_Text"><text:span text:style-name="T65">&lt;head&gt;</text:span></text:span></text:p>
      <text:p text:style-name="P81"><text:span text:style-name="Source_20_Text"><text:span text:style-name="T91"><text:s text:c="8"/></text:span></text:span><text:span text:style-name="Source_20_Text"><text:span text:style-name="T65">&lt;title&gt;App Name - @</text:span></text:span><text:span text:style-name="Source_20_Text"><text:span text:style-name="T172">yield</text:span></text:span><text:span text:style-name="Source_20_Text"><text:span text:style-name="T65">(</text:span></text:span><text:span text:style-name="Source_20_Text"><text:span text:style-name="T161">'title'</text:span></text:span><text:span text:style-name="Source_20_Text"><text:span text:style-name="T65">)&lt;/title&gt;</text:span></text:span></text:p>
      <text:p text:style-name="P81"><text:span text:style-name="Source_20_Text"><text:span text:style-name="T91"><text:s text:c="4"/></text:span></text:span><text:span text:style-name="Source_20_Text"><text:span text:style-name="T65">&lt;/head&gt;</text:span></text:span></text:p>
      <text:p text:style-name="P81"><text:span text:style-name="Source_20_Text"><text:span text:style-name="T91"><text:s text:c="4"/></text:span></text:span><text:span text:style-name="Source_20_Text"><text:span text:style-name="T65">&lt;body&gt;</text:span></text:span></text:p>
      <text:p text:style-name="P81"><text:span text:style-name="Source_20_Text"><text:span text:style-name="T91"><text:s text:c="8"/></text:span></text:span><text:span text:style-name="Source_20_Text"><text:span text:style-name="T65">@</text:span></text:span><text:span text:style-name="Source_20_Text"><text:span text:style-name="T136">section</text:span></text:span><text:span text:style-name="Source_20_Text"><text:span text:style-name="T65">(</text:span></text:span><text:span text:style-name="Source_20_Text"><text:span text:style-name="T161">'sidebar'</text:span></text:span><text:span text:style-name="Source_20_Text"><text:span text:style-name="T65">)</text:span></text:span></text:p>
      <text:p text:style-name="P81"><text:span text:style-name="Source_20_Text"><text:span text:style-name="T91"><text:s text:c="12"/></text:span></text:span><text:span text:style-name="Source_20_Text"><text:span text:style-name="T65">This is the master sidebar.</text:span></text:span></text:p>
      <text:p text:style-name="P81"><text:span text:style-name="Source_20_Text"><text:span text:style-name="T91"><text:s text:c="8"/></text:span></text:span><text:span text:style-name="Source_20_Text"><text:span text:style-name="T65">@show</text:span></text:span></text:p>
      <text:p text:style-name="P79"/>
      <text:p text:style-name="P81"><text:span text:style-name="Source_20_Text"><text:span text:style-name="T91"><text:s text:c="8"/></text:span></text:span><text:span text:style-name="Source_20_Text"><text:span text:style-name="T65">&lt;div </text:span></text:span><text:span text:style-name="Source_20_Text"><text:span text:style-name="T172">class</text:span></text:span><text:span text:style-name="Source_20_Text"><text:span text:style-name="T65">=</text:span></text:span><text:span text:style-name="Source_20_Text"><text:span text:style-name="T161">"container"</text:span></text:span><text:span text:style-name="Source_20_Text"><text:span text:style-name="T65">&gt;</text:span></text:span></text:p>
      <text:p text:style-name="P81"><text:span text:style-name="Source_20_Text"><text:span text:style-name="T91"><text:s text:c="12"/></text:span></text:span><text:span text:style-name="Source_20_Text"><text:span text:style-name="T65">@</text:span></text:span><text:span text:style-name="Source_20_Text"><text:span text:style-name="T172">yield</text:span></text:span><text:span text:style-name="Source_20_Text"><text:span text:style-name="T65">(</text:span></text:span><text:span text:style-name="Source_20_Text"><text:span text:style-name="T161">'content'</text:span></text:span><text:span text:style-name="Source_20_Text"><text:span text:style-name="T65">)</text:span></text:span></text:p>
      <text:p text:style-name="P81"><text:span text:style-name="Source_20_Text"><text:span text:style-name="T91"><text:s text:c="8"/></text:span></text:span><text:span text:style-name="Source_20_Text"><text:span text:style-name="T65">&lt;/div&gt;</text:span></text:span></text:p>
      <text:p text:style-name="P81"><text:span text:style-name="Source_20_Text"><text:span text:style-name="T91"><text:s text:c="4"/></text:span></text:span><text:span text:style-name="Source_20_Text"><text:span text:style-name="T65">&lt;/body&gt;</text:span></text:span></text:p>
      <text:p text:style-name="P85"><text:span text:style-name="Source_20_Text"><text:span text:style-name="T65">&lt;/html&gt;</text:span></text:span></text:p>
      <text:p text:style-name="P47"><text:soft-page-break/><text:span text:style-name="T126">As you can see, this file contains typical HTML mark-up. However, take note of the </text:span><text:span text:style-name="Source_20_Text"><text:span text:style-name="T142">@section</text:span></text:span><text:span text:style-name="T126"> and </text:span><text:span text:style-name="Source_20_Text"><text:span text:style-name="T142">@</text:span></text:span><text:span text:style-name="Source_20_Text"><text:span text:style-name="T176">yield</text:span></text:span><text:span text:style-name="T126"> directives. The </text:span><text:span text:style-name="Source_20_Text"><text:span text:style-name="T142">@section</text:span></text:span><text:span text:style-name="T126"> directive, as the name implies, defines a section of content, while the </text:span><text:span text:style-name="Source_20_Text"><text:span text:style-name="T142">@</text:span></text:span><text:span text:style-name="Source_20_Text"><text:span text:style-name="T176">yield</text:span></text:span><text:span text:style-name="T126"> directive is used to display the contents of a given section.</text:span></text:p>
      <text:p text:style-name="P39">Now that we have defined a layout for our application, let's define a child page that inherits the layout.</text:p>
      <text:h text:style-name="P77" text:outline-level="3"><text:bookmark text:name="extending-a-layout"/><text:a xlink:type="simple" xlink:href="https://laravel.com/docs/7.x/blade#extending-a-layout" text:style-name="Internet_20_link" text:visited-style-name="Visited_20_Internet_20_Link"><text:span text:style-name="T39">Extending A Layout</text:span></text:a></text:h>
      <text:p text:style-name="P47"><text:span text:style-name="T126">When defining a child view, use the Blade </text:span><text:span text:style-name="Source_20_Text"><text:span text:style-name="T142">@</text:span></text:span><text:span text:style-name="Source_20_Text"><text:span text:style-name="T176">extends</text:span></text:span><text:span text:style-name="T126"> directive to specify which layout the child view should "inherit". Views which extend a Blade layout may inject content into the layout's sections using </text:span><text:span text:style-name="Source_20_Text"><text:span text:style-name="T142">@section</text:span></text:span><text:span text:style-name="T126"> directives. Remember, as seen in the example above, the contents of these sections will be displayed in the layout using </text:span><text:span text:style-name="Source_20_Text"><text:span text:style-name="T137">@</text:span></text:span><text:span text:style-name="Source_20_Text"><text:span text:style-name="T173">yield</text:span></text:span><text:span text:style-name="T127">:</text:span></text:p>
      <text:p text:style-name="P83"><text:span text:style-name="Source_20_Text"><text:span text:style-name="T65">&lt;!-- Stored in resources/views/child.blade.php --&gt;</text:span></text:span></text:p>
      <text:p text:style-name="P79"/>
      <text:p text:style-name="P81"><text:span text:style-name="Source_20_Text"><text:span text:style-name="T65">@</text:span></text:span><text:span text:style-name="Source_20_Text"><text:span text:style-name="T172">extends</text:span></text:span><text:span text:style-name="Source_20_Text"><text:span text:style-name="T65">(</text:span></text:span><text:span text:style-name="Source_20_Text"><text:span text:style-name="T161">'layouts.app'</text:span></text:span><text:span text:style-name="Source_20_Text"><text:span text:style-name="T65">)</text:span></text:span></text:p>
      <text:p text:style-name="P79"/>
      <text:p text:style-name="P81"><text:span text:style-name="Source_20_Text"><text:span text:style-name="T65">@</text:span></text:span><text:span text:style-name="Source_20_Text"><text:span text:style-name="T136">section</text:span></text:span><text:span text:style-name="Source_20_Text"><text:span text:style-name="T65">(</text:span></text:span><text:span text:style-name="Source_20_Text"><text:span text:style-name="T161">'title'</text:span></text:span><text:span text:style-name="Source_20_Text"><text:span text:style-name="T65">, </text:span></text:span><text:span text:style-name="Source_20_Text"><text:span text:style-name="T161">'Page Title'</text:span></text:span><text:span text:style-name="Source_20_Text"><text:span text:style-name="T65">)</text:span></text:span></text:p>
      <text:p text:style-name="P79"/>
      <text:p text:style-name="P81"><text:span text:style-name="Source_20_Text"><text:span text:style-name="T65">@</text:span></text:span><text:span text:style-name="Source_20_Text"><text:span text:style-name="T136">section</text:span></text:span><text:span text:style-name="Source_20_Text"><text:span text:style-name="T65">(</text:span></text:span><text:span text:style-name="Source_20_Text"><text:span text:style-name="T161">'sidebar'</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span text:style-name="Source_20_Text"><text:span text:style-name="T172">parent</text:span></text:span></text:p>
      <text:p text:style-name="P79"/>
      <text:p text:style-name="P81"><text:span text:style-name="Source_20_Text"><text:span text:style-name="T91"><text:s text:c="4"/></text:span></text:span><text:span text:style-name="Source_20_Text"><text:span text:style-name="T65">&lt;p&gt;This is appended to the master sidebar.&lt;/p&gt;</text:span></text:span></text:p>
      <text:p text:style-name="P81"><text:span text:style-name="Source_20_Text"><text:span text:style-name="T65">@endsection</text:span></text:span></text:p>
      <text:p text:style-name="P79"/>
      <text:p text:style-name="P81"><text:span text:style-name="Source_20_Text"><text:span text:style-name="T65">@</text:span></text:span><text:span text:style-name="Source_20_Text"><text:span text:style-name="T136">section</text:span></text:span><text:span text:style-name="Source_20_Text"><text:span text:style-name="T65">(</text:span></text:span><text:span text:style-name="Source_20_Text"><text:span text:style-name="T161">'content'</text:span></text:span><text:span text:style-name="Source_20_Text"><text:span text:style-name="T65">)</text:span></text:span></text:p>
      <text:p text:style-name="P81"><text:span text:style-name="Source_20_Text"><text:span text:style-name="T91"><text:s text:c="4"/></text:span></text:span><text:span text:style-name="Source_20_Text"><text:span text:style-name="T65">&lt;p&gt;This is my body content.&lt;/p&gt;</text:span></text:span></text:p>
      <text:p text:style-name="P85"><text:span text:style-name="Source_20_Text"><text:span text:style-name="T65">@endsection</text:span></text:span></text:p>
      <text:p text:style-name="P47"><text:soft-page-break/><text:span text:style-name="T126">In this example, the </text:span><text:span text:style-name="Source_20_Text"><text:span text:style-name="T142">sidebar</text:span></text:span><text:span text:style-name="T126"> section is utilizing the </text:span><text:span text:style-name="Source_20_Text"><text:span text:style-name="T142">@</text:span></text:span><text:span text:style-name="Source_20_Text"><text:span text:style-name="T176">parent</text:span></text:span><text:span text:style-name="T126"> directive to append (rather than overwriting) content to the layout's sidebar. The </text:span><text:span text:style-name="Source_20_Text"><text:span text:style-name="T142">@</text:span></text:span><text:span text:style-name="Source_20_Text"><text:span text:style-name="T176">parent</text:span></text:span><text:span text:style-name="T126"> directive will be replaced by the content of the layout when the view is rendered.<text:line-break/><text:line-break/></text:span><text:bookmark text:name="displaying-data"/><text:a xlink:type="simple" xlink:href="https://laravel.com/docs/7.x/blade#displaying-data" text:style-name="Internet_20_link" text:visited-style-name="Visited_20_Internet_20_Link"><text:span text:style-name="T42">Displaying Data</text:span></text:a></text:p>
      <text:p text:style-name="P39">You may display data passed to your Blade views by wrapping the variable in curly braces. For example, given the following route:</text:p>
      <text:p text:style-name="P83"><text:span text:style-name="Source_20_Text"><text:span text:style-name="T65">Route::</text:span></text:span><text:span text:style-name="Source_20_Text"><text:span text:style-name="T136">get</text:span></text:span><text:span text:style-name="Source_20_Text"><text:span text:style-name="T65">(</text:span></text:span><text:span text:style-name="Source_20_Text"><text:span text:style-name="T161">'greeting'</text:span></text:span><text:span text:style-name="Source_20_Text"><text:span text:style-name="T65">, </text:span></text:span><text:span text:style-name="Source_20_Text"><text:span text:style-name="T172">function</text:span></text:span><text:span text:style-name="Source_20_Text"><text:span text:style-name="T65"> () {</text:span></text:span></text:p>
      <text:p text:style-name="P81"><text:span text:style-name="Source_20_Text"><text:span text:style-name="T91"><text:s text:c="4"/></text:span></text:span><text:span text:style-name="Source_20_Text"><text:span text:style-name="T172">return</text:span></text:span><text:span text:style-name="Source_20_Text"><text:span text:style-name="T65"> </text:span></text:span><text:span text:style-name="Source_20_Text"><text:span text:style-name="T136">view</text:span></text:span><text:span text:style-name="Source_20_Text"><text:span text:style-name="T65">(</text:span></text:span><text:span text:style-name="Source_20_Text"><text:span text:style-name="T161">'welcome'</text:span></text:span><text:span text:style-name="Source_20_Text"><text:span text:style-name="T65">, [</text:span></text:span><text:span text:style-name="Source_20_Text"><text:span text:style-name="T161">'name'</text:span></text:span><text:span text:style-name="Source_20_Text"><text:span text:style-name="T65"> =&gt; </text:span></text:span><text:span text:style-name="Source_20_Text"><text:span text:style-name="T161">'Samantha'</text:span></text:span><text:span text:style-name="Source_20_Text"><text:span text:style-name="T65">]);</text:span></text:span></text:p>
      <text:p text:style-name="P85"><text:span text:style-name="Source_20_Text"><text:span text:style-name="T65">});</text:span></text:span></text:p>
      <text:p text:style-name="P47"><text:span text:style-name="T126">You may display the contents of the </text:span><text:span text:style-name="Source_20_Text"><text:span text:style-name="T142">name</text:span></text:span><text:span text:style-name="T126"> variable like so:</text:span></text:p>
      <text:p text:style-name="P84"><text:span text:style-name="Source_20_Text"><text:span text:style-name="T65">Hello, {{ </text:span></text:span><text:span text:style-name="Source_20_Text"><text:span text:style-name="T195">$name</text:span></text:span><text:span text:style-name="Source_20_Text"><text:span text:style-name="T65"> }}.</text:span></text:span></text:p>
      <text:h text:style-name="P5" text:outline-level="1"><text:span text:style-name="T124">8- </text:span><text:span text:style-name="T123">Localization</text:span><text:span text:style-name="T103"><text:line-break/></text:span><text:span text:style-name="T126">Laravel's localization features provide a convenient way to retrieve strings in various languages, allowing you to easily support multiple languages within your application. Language strings are stored in files within the </text:span><text:span text:style-name="Source_20_Text"><text:span text:style-name="T142">resources</text:span></text:span><text:span text:style-name="Source_20_Text"><text:span text:style-name="T70">/</text:span></text:span><text:span text:style-name="Source_20_Text"><text:span text:style-name="T142">lang</text:span></text:span><text:span text:style-name="T126"> directory. Within this directory there should be a subdirectory for each language supported by the application:</text:span></text:h>
      <text:p text:style-name="P83"><text:span text:style-name="Source_20_Text"><text:span text:style-name="T64">/resources</text:span></text:span></text:p>
      <text:p text:style-name="P81"><text:span text:style-name="Source_20_Text"><text:span text:style-name="T90"><text:s text:c="4"/></text:span></text:span><text:span text:style-name="Source_20_Text"><text:span text:style-name="T64">/lang</text:span></text:span></text:p>
      <text:p text:style-name="P81"><text:span text:style-name="Source_20_Text"><text:span text:style-name="T90"><text:s text:c="8"/></text:span></text:span><text:span text:style-name="Source_20_Text"><text:span text:style-name="T64">/en</text:span></text:span></text:p>
      <text:p text:style-name="P81"><text:span text:style-name="Source_20_Text"><text:span text:style-name="T90"><text:s text:c="12"/></text:span></text:span><text:span text:style-name="Source_20_Text"><text:span text:style-name="T64">messages.php</text:span></text:span></text:p>
      <text:p text:style-name="P81"><text:span text:style-name="Source_20_Text"><text:span text:style-name="T90"><text:s text:c="8"/></text:span></text:span><text:span text:style-name="Source_20_Text"><text:span text:style-name="T64">/es</text:span></text:span></text:p>
      <text:p text:style-name="P85"><text:span text:style-name="Source_20_Text"><text:span text:style-name="T90"><text:s text:c="12"/></text:span></text:span><text:span text:style-name="Source_20_Text"><text:span text:style-name="T64">messages.php</text:span></text:span></text:p>
      <text:p text:style-name="P39"><text:soft-page-break/>All language files return an array of keyed strings. For example:</text:p>
      <text:p text:style-name="P83"><text:span text:style-name="Source_20_Text"><text:span text:style-name="T195">&lt;?php</text:span></text:span></text:p>
      <text:p text:style-name="P81"><text:span text:style-name="Source_20_Text"><text:span text:style-name="T172">return</text:span></text:span><text:span text:style-name="Source_20_Text"><text:span text:style-name="T65"> [</text:span></text:span></text:p>
      <text:p text:style-name="P81"><text:span text:style-name="Source_20_Text"><text:span text:style-name="T91"><text:s text:c="4"/></text:span></text:span><text:span text:style-name="Source_20_Text"><text:span text:style-name="T161">'welcome'</text:span></text:span><text:span text:style-name="Source_20_Text"><text:span text:style-name="T65"> =&gt; </text:span></text:span><text:span text:style-name="Source_20_Text"><text:span text:style-name="T161">'Welcome to our application'</text:span></text:span><text:span text:style-name="Source_20_Text"><text:span text:style-name="T65">,</text:span></text:span></text:p>
      <text:p text:style-name="P85"><text:span text:style-name="Source_20_Text"><text:span text:style-name="T65">];</text:span></text:span><text:span text:style-name="T103"><text:line-break/></text:span><text:span text:style-name="T124">9- </text:span><text:span text:style-name="T121">Authentication</text:span><text:span text:style-name="T102"><text:line-break/></text:span><text:span text:style-name="T126">Laravel makes implementing authentication very simple. In fact, almost everything is configured for you out of the box. The authentication configuration file is located at </text:span><text:span text:style-name="Source_20_Text"><text:span text:style-name="T142">config</text:span></text:span><text:span text:style-name="Source_20_Text"><text:span text:style-name="T70">/</text:span></text:span><text:span text:style-name="Source_20_Text"><text:span text:style-name="T142">auth</text:span></text:span><text:span text:style-name="Source_20_Text"><text:span text:style-name="T70">.</text:span></text:span><text:span text:style-name="Source_20_Text"><text:span text:style-name="T142">php</text:span></text:span><text:span text:style-name="T126">, which contains several well documented options for tweaking the behavior of the authentication services.</text:span></text:p>
      <text:p text:style-name="P47"><text:span text:style-name="T126">At its core, Laravel's authentication facilities are made up of "guards" and "providers". Guards define how users are authenticated for each request. For example, Laravel ships with a </text:span><text:span text:style-name="Source_20_Text"><text:span text:style-name="T142">session</text:span></text:span><text:span text:style-name="T126"> guard which maintains state using session storage and cookies.</text:span></text:p>
      <text:p text:style-name="P39">Providers define how users are retrieved from your persistent storage. Laravel ships with support for retrieving users using Eloquent and the database query builder. However, you are free to define additional providers as needed for your application.</text:p>
      <text:p text:style-name="P39">Don't worry if this all sounds confusing now! Many applications will never need to modify the default authentication configuration.</text:p>
      <text:p text:style-name="P39"/>
      <text:h text:style-name="P77" text:outline-level="3"><text:bookmark text:name="introduction-database-considerations"/><text:span text:style-name="T61">10 - </text:span><text:a xlink:type="simple" xlink:href="https://laravel.com/docs/7.x/authentication#introduction-database-considerations" text:style-name="Internet_20_link" text:visited-style-name="Visited_20_Internet_20_Link"><text:span text:style-name="T60">Database Considerations</text:span></text:a></text:h>
      <text:p text:style-name="P47"><text:span text:style-name="T126">By default, Laravel includes an </text:span><text:span text:style-name="Source_20_Text"><text:span text:style-name="T142">App\User</text:span></text:span><text:span text:style-name="T126"> </text:span><text:a xlink:type="simple" xlink:href="https://laravel.com/docs/7.x/eloquent" text:style-name="Internet_20_link" text:visited-style-name="Visited_20_Internet_20_Link"><text:span text:style-name="T226">Eloquent model</text:span></text:a><text:span text:style-name="T126"> in your </text:span><text:span text:style-name="Source_20_Text"><text:span text:style-name="T142">app</text:span></text:span><text:span text:style-name="T126"> directory. This model may be used with the default Eloquent authentication driver. If your application is not using Eloquent, you may use the </text:span><text:span text:style-name="Source_20_Text"><text:span text:style-name="T142">database</text:span></text:span><text:span text:style-name="T126"> authentication driver which uses the Laravel query builder.</text:span></text:p>
      <text:p text:style-name="P47"><text:soft-page-break/><text:span text:style-name="T126">When building the database schema for the </text:span><text:span text:style-name="Source_20_Text"><text:span text:style-name="T142">App\User</text:span></text:span><text:span text:style-name="T126"> model, make sure the password column is at least 60 characters in length. Maintaining the default string column length of 255 characters would be a good choice.</text:span></text:p>
      <text:p text:style-name="P47"><text:span text:style-name="T126">Also, you should verify that your </text:span><text:span text:style-name="Source_20_Text"><text:span text:style-name="T142">users</text:span></text:span><text:span text:style-name="T126"> (or equivalent) table contains a nullable, string </text:span><text:span text:style-name="Source_20_Text"><text:span text:style-name="T142">remember_token</text:span></text:span><text:span text:style-name="T126"> column of 100 characters. This column will be used to store a token for users that select the "remember me" option when logging into your application.</text:span></text:p>
      <text:h text:style-name="P68" text:outline-level="2"><text:bookmark text:name="authentication-quickstart"/><text:a xlink:type="simple" xlink:href="https://laravel.com/docs/7.x/authentication#authentication-quickstart" text:style-name="Internet_20_link" text:visited-style-name="Visited_20_Internet_20_Link"><text:span text:style-name="T37">Authentication Quickstart</text:span></text:a></text:h>
      <text:h text:style-name="P77" text:outline-level="3"><text:bookmark text:name="included-routing"/><text:a xlink:type="simple" xlink:href="https://laravel.com/docs/7.x/authentication#included-routing" text:style-name="Internet_20_link" text:visited-style-name="Visited_20_Internet_20_Link"><text:span text:style-name="T39">Routing</text:span></text:a></text:h>
      <text:p text:style-name="P47"><text:span text:style-name="T126">Laravel's </text:span><text:span text:style-name="Source_20_Text"><text:span text:style-name="T142">laravel</text:span></text:span><text:span text:style-name="Source_20_Text"><text:span text:style-name="T70">/</text:span></text:span><text:span text:style-name="Source_20_Text"><text:span text:style-name="T142">ui</text:span></text:span><text:span text:style-name="T126"> package provides a quick way to scaffold all of the routes and views you need for authentication using a few simple commands:</text:span></text:p>
      <text:p text:style-name="P83"><text:span text:style-name="Source_20_Text"><text:span text:style-name="T64">composer </text:span></text:span><text:span text:style-name="Source_20_Text"><text:span text:style-name="T171">require</text:span></text:span><text:span text:style-name="Source_20_Text"><text:span text:style-name="T64"> laravel/ui</text:span></text:span></text:p>
      <text:p text:style-name="P80"/>
      <text:p text:style-name="P85"><text:span text:style-name="Source_20_Text"><text:span text:style-name="T64">php artisan ui vue --auth</text:span></text:span></text:p>
      <text:p text:style-name="P47"><text:span text:style-name="T126">This command should be used on fresh applications and will install a layout view, registration and login views, as well as routes for all authentication end-points. A </text:span><text:span text:style-name="Source_20_Text"><text:span text:style-name="T142">HomeController</text:span></text:span><text:span text:style-name="T126"> will also be generated to handle post-login requests to your application's dashboard.</text:span></text:p>
      <text:p text:style-name="P47"><text:span text:style-name="T126">The </text:span><text:span text:style-name="Source_20_Text"><text:span text:style-name="T142">laravel</text:span></text:span><text:span text:style-name="Source_20_Text"><text:span text:style-name="T70">/</text:span></text:span><text:span text:style-name="Source_20_Text"><text:span text:style-name="T142">ui</text:span></text:span><text:span text:style-name="T126"> package also generates several pre-built authentication controllers, which are located in the </text:span><text:span text:style-name="Source_20_Text"><text:span text:style-name="T142">App\Http</text:span></text:span><text:span text:style-name="Source_20_Text"><text:span text:style-name="T70">\</text:span></text:span><text:span text:style-name="Source_20_Text"><text:span text:style-name="T142">Controllers</text:span></text:span><text:span text:style-name="Source_20_Text"><text:span text:style-name="T70">\</text:span></text:span><text:span text:style-name="Source_20_Text"><text:span text:style-name="T142">Auth</text:span></text:span><text:span text:style-name="T126"> namespace. The </text:span><text:span text:style-name="Source_20_Text"><text:span text:style-name="T142">RegisterController</text:span></text:span><text:span text:style-name="T126"> handles new user registration, the </text:span><text:span text:style-name="Source_20_Text"><text:span text:style-name="T142">LoginController</text:span></text:span><text:span text:style-name="T126"> handles authentication, the </text:span><text:span text:style-name="Source_20_Text"><text:span text:style-name="T142">ForgotPasswordController</text:span></text:span><text:span text:style-name="T126"> handles e-mailing links for resetting passwords, and the </text:span><text:span text:style-name="Source_20_Text"><text:span text:style-name="T142">ResetPasswordController</text:span></text:span><text:span text:style-name="T126"> contains the logic to reset passwords. Each of these controllers uses a trait to include their necessary methods. For many applications, you will not need to modify these controllers at all.</text:span></text:p>
      <text:p text:style-name="P72"><text:soft-page-break/></text:p>
      <text:h text:style-name="P3" text:outline-level="1"><text:span text:style-name="T262">11- </text:span>Hashing</text:h>
      <text:h text:style-name="P67" text:outline-level="2"><text:bookmark text:name="introduction"/><text:a xlink:type="simple" xlink:href="https://laravel.com/docs/7.x/hashing#introduction" text:style-name="Internet_20_link" text:visited-style-name="Visited_20_Internet_20_Link"><text:span text:style-name="T30">Introduction</text:span></text:a></text:h>
      <text:p text:style-name="P47"><text:span text:style-name="T126">The Laravel </text:span><text:span text:style-name="Source_20_Text"><text:span text:style-name="T142">Hash</text:span></text:span><text:span text:style-name="T126"> </text:span><text:a xlink:type="simple" xlink:href="https://laravel.com/docs/7.x/facades" text:style-name="Internet_20_link" text:visited-style-name="Visited_20_Internet_20_Link"><text:span text:style-name="T226">facade</text:span></text:a><text:span text:style-name="T126"> provides secure Bcrypt and Argon2 hashing for storing user passwords. If you are using the built-in </text:span><text:span text:style-name="Source_20_Text"><text:span text:style-name="T142">LoginController</text:span></text:span><text:span text:style-name="T126"> and </text:span><text:span text:style-name="Source_20_Text"><text:span text:style-name="T142">RegisterController</text:span></text:span><text:span text:style-name="T126"> classes that are included with your Laravel application, they will use Bcrypt for registration and authentication by default.</text:span></text:p>
      <text:p text:style-name="P53">Bcrypt is a great choice for hashing passwords because its "work factor" is adjustable, which means that the time it takes to generate a hash can be increased as hardware power increases.</text:p>
      <text:p text:style-name="P52"/>
      <text:h text:style-name="P68" text:outline-level="2"><text:bookmark text:name="configuration"/><text:a xlink:type="simple" xlink:href="https://laravel.com/docs/7.x/hashing#configuration" text:style-name="Internet_20_link" text:visited-style-name="Visited_20_Internet_20_Link"><text:span text:style-name="T237">Configuration</text:span></text:a></text:h>
      <text:p text:style-name="P47"><text:span text:style-name="T126">The default hashing driver for your application is configured in the </text:span><text:span text:style-name="Source_20_Text"><text:span text:style-name="T142">config</text:span></text:span><text:span text:style-name="Source_20_Text"><text:span text:style-name="T70">/</text:span></text:span><text:span text:style-name="Source_20_Text"><text:span text:style-name="T142">hashing</text:span></text:span><text:span text:style-name="Source_20_Text"><text:span text:style-name="T70">.</text:span></text:span><text:span text:style-name="Source_20_Text"><text:span text:style-name="T142">php</text:span></text:span><text:span text:style-name="T126"> configuration file. There are currently three supported drivers: </text:span><text:a xlink:type="simple" xlink:href="https://en.wikipedia.org/wiki/Bcrypt" text:style-name="Internet_20_link" text:visited-style-name="Visited_20_Internet_20_Link"><text:span text:style-name="T226">Bcrypt</text:span></text:a><text:span text:style-name="T126"> and </text:span><text:a xlink:type="simple" xlink:href="https://en.wikipedia.org/wiki/Argon2" text:style-name="Internet_20_link" text:visited-style-name="Visited_20_Internet_20_Link"><text:span text:style-name="T226">Argon2</text:span></text:a><text:span text:style-name="T126"> (Argon2i and Argon2id variants).</text:span></text:p>
      <text:p text:style-name="P53">The Argon2i driver requires PHP 7.2.0 or greater and the Argon2id driver requires PHP 7.3.0 or greater.</text:p>
      <text:p text:style-name="P53"/>
      <text:h text:style-name="P68" text:outline-level="2"><text:bookmark text:name="basic-usage"/><text:a xlink:type="simple" xlink:href="https://laravel.com/docs/7.x/hashing#basic-usage" text:style-name="Internet_20_link" text:visited-style-name="Visited_20_Internet_20_Link"><text:span text:style-name="T236">Basic Usage</text:span></text:a></text:h>
      <text:p text:style-name="P47"><text:span text:style-name="T126">You may hash a password by calling the </text:span><text:span text:style-name="Source_20_Text"><text:span text:style-name="T142">make</text:span></text:span><text:span text:style-name="T126"> method on the </text:span><text:span text:style-name="Source_20_Text"><text:span text:style-name="T142">Hash</text:span></text:span><text:span text:style-name="T126"> facade:</text:span></text:p>
      <text:p text:style-name="P83"><text:span text:style-name="Source_20_Text"><text:span text:style-name="T195">&lt;?php</text:span></text:span></text:p>
      <text:p text:style-name="P81"><text:span text:style-name="Source_20_Text"><text:span text:style-name="T172">namespace</text:span></text:span><text:span text:style-name="Source_20_Text"><text:span text:style-name="T65"> App\Http\Controllers;</text:span></text:span></text:p>
      <text:p text:style-name="P81"><text:span text:style-name="Source_20_Text"><text:span text:style-name="T172">use</text:span></text:span><text:span text:style-name="Source_20_Text"><text:span text:style-name="T65"> App\Http\Controllers\Controller;</text:span></text:span></text:p>
      <text:p text:style-name="P81"><text:soft-page-break/><text:span text:style-name="Source_20_Text"><text:span text:style-name="T172">use</text:span></text:span><text:span text:style-name="Source_20_Text"><text:span text:style-name="T65"> Illuminate\Http\Request;</text:span></text:span></text:p>
      <text:p text:style-name="P81"><text:span text:style-name="Source_20_Text"><text:span text:style-name="T172">use</text:span></text:span><text:span text:style-name="Source_20_Text"><text:span text:style-name="T65"> Illuminate\Support\Facades\Hash;</text:span></text:span></text:p>
      <text:p text:style-name="P81"><text:span text:style-name="Source_20_Text"><text:span text:style-name="T172">class</text:span></text:span><text:span text:style-name="Source_20_Text"><text:span text:style-name="T65"> </text:span></text:span><text:span text:style-name="Source_20_Text"><text:span text:style-name="T136">UpdatePasswordController</text:span></text:span><text:span text:style-name="Source_20_Text"><text:span text:style-name="T65"> </text:span></text:span><text:span text:style-name="Source_20_Text"><text:span text:style-name="T172">extends</text:span></text:span><text:span text:style-name="Source_20_Text"><text:span text:style-name="T65"> </text:span></text:span><text:span text:style-name="Source_20_Text"><text:span text:style-name="T136">Controller</text:span></text:span></text:p>
      <text:p text:style-name="P81"><text:span text:style-name="Source_20_Text"><text:span text:style-name="T65">{</text:span></text:span></text:p>
      <text:p text:style-name="P81"><text:span text:style-name="Source_20_Text"><text:span text:style-name="T91"><text:s text:c="4"/></text:span></text:span><text:span text:style-name="Source_20_Text"><text:span text:style-name="T172">public</text:span></text:span><text:span text:style-name="Source_20_Text"><text:span text:style-name="T65"> </text:span></text:span><text:span text:style-name="Source_20_Text"><text:span text:style-name="T172">function</text:span></text:span><text:span text:style-name="Source_20_Text"><text:span text:style-name="T65"> </text:span></text:span><text:span text:style-name="Source_20_Text"><text:span text:style-name="T136">update</text:span></text:span><text:span text:style-name="Source_20_Text"><text:span text:style-name="T65">(Request </text:span></text:span><text:span text:style-name="Source_20_Text"><text:span text:style-name="T195">$request</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1"><text:span text:style-name="Source_20_Text"><text:span text:style-name="T91"><text:s text:c="8"/></text:span></text:span><text:span text:style-name="Source_20_Text"><text:span text:style-name="T195">$request</text:span></text:span><text:span text:style-name="Source_20_Text"><text:span text:style-name="T65">-&gt;</text:span></text:span><text:span text:style-name="Source_20_Text"><text:span text:style-name="T136">user</text:span></text:span><text:span text:style-name="Source_20_Text"><text:span text:style-name="T65">()-&gt;</text:span></text:span><text:span text:style-name="Source_20_Text"><text:span text:style-name="T136">fill</text:span></text:span><text:span text:style-name="Source_20_Text"><text:span text:style-name="T65">([</text:span></text:span></text:p>
      <text:p text:style-name="P81"><text:span text:style-name="Source_20_Text"><text:span text:style-name="T91"><text:s text:c="12"/></text:span></text:span><text:span text:style-name="Source_20_Text"><text:span text:style-name="T161">'password'</text:span></text:span><text:span text:style-name="Source_20_Text"><text:span text:style-name="T65"> =&gt; Hash::</text:span></text:span><text:span text:style-name="Source_20_Text"><text:span text:style-name="T136">make</text:span></text:span><text:span text:style-name="Source_20_Text"><text:span text:style-name="T65">(</text:span></text:span><text:span text:style-name="Source_20_Text"><text:span text:style-name="T195">$request</text:span></text:span><text:span text:style-name="Source_20_Text"><text:span text:style-name="T65">-&gt;</text:span></text:span><text:span text:style-name="Source_20_Text"><text:span text:style-name="T208">newPassword</text:span></text:span><text:span text:style-name="Source_20_Text"><text:span text:style-name="T65">)</text:span></text:span></text:p>
      <text:p text:style-name="P81"><text:span text:style-name="Source_20_Text"><text:span text:style-name="T91"><text:s text:c="8"/></text:span></text:span><text:span text:style-name="Source_20_Text"><text:span text:style-name="T65">])-&gt;</text:span></text:span><text:span text:style-name="Source_20_Text"><text:span text:style-name="T136">save</text:span></text:span><text:span text:style-name="Source_20_Text"><text:span text:style-name="T65">();</text:span></text:span></text:p>
      <text:p text:style-name="P81"><text:span text:style-name="Source_20_Text"><text:span text:style-name="T91"><text:s text:c="4"/></text:span></text:span><text:span text:style-name="Source_20_Text"><text:span text:style-name="T65">}</text:span></text:span></text:p>
      <text:p text:style-name="P88"><text:span text:style-name="Source_20_Text"><text:span text:style-name="T65">}</text:span></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oft-page-break/><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h text:style-name="P6" text:outline-level="1"><text:span text:style-name="Source_20_Text"><text:span text:style-name="T105">Database</text:span></text:span></text:h>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pan text:style-name="Source_20_Text"><text:span text:style-name="T65"/></text:span></text:p>
      <text:p text:style-name="P88"><text:soft-page-break/><text:span text:style-name="T102"><text:s/><text:line-break/></text:span><text:bookmark text:name="introduction1"/><text:a xlink:type="simple" xlink:href="https://laravel.com/docs/7.x/database#introduction" text:style-name="Internet_20_link" text:visited-style-name="Visited_20_Internet_20_Link"><text:span text:style-name="T46">Introduction</text:span></text:a></text:p>
      <text:p text:style-name="P49"><text:span text:style-name="T126">Laravel makes interacting with databases extremely simple across a variety of database backends using either raw SQL, the </text:span><text:a xlink:type="simple" xlink:href="https://laravel.com/docs/7.x/queries" text:style-name="Internet_20_link" text:visited-style-name="Visited_20_Internet_20_Link"><text:span text:style-name="T226">fluent query builder</text:span></text:a><text:span text:style-name="T126">, and the </text:span><text:a xlink:type="simple" xlink:href="https://laravel.com/docs/7.x/eloquent" text:style-name="Internet_20_link" text:visited-style-name="Visited_20_Internet_20_Link"><text:span text:style-name="T226">Eloquent ORM</text:span></text:a><text:span text:style-name="T126">. Currently, Laravel supports four databases:</text:span></text:p>
      <text:list xml:id="list232619502" text:style-name="L7">
        <text:list-item>
          <text:list>
            <text:list-header>
              <text:p text:style-name="P38"/>
            </text:list-header>
            <text:list-item>
              <text:p text:style-name="P38"><text:span text:style-name="T93">MySQL 5.6+ (</text:span><text:a xlink:type="simple" xlink:href="https://en.wikipedia.org/wiki/MySQL#Release_history" text:style-name="Internet_20_link" text:visited-style-name="Visited_20_Internet_20_Link"><text:span text:style-name="T231">Version Policy</text:span></text:a><text:span text:style-name="T93">)</text:span></text:p>
            </text:list-item>
            <text:list-item>
              <text:p text:style-name="P66"><text:span text:style-name="T93">PostgreSQL 9.4+ (</text:span><text:a xlink:type="simple" xlink:href="https://www.postgresql.org/support/versioning/" text:style-name="Internet_20_link" text:visited-style-name="Visited_20_Internet_20_Link"><text:span text:style-name="T231">Version Policy</text:span></text:a><text:span text:style-name="T93">)</text:span></text:p>
            </text:list-item>
            <text:list-item>
              <text:p text:style-name="P61">SQLite 3.8.8+</text:p>
            </text:list-item>
            <text:list-item>
              <text:p text:style-name="P66"><text:span text:style-name="T93">SQL Server 2017+ (</text:span><text:a xlink:type="simple" xlink:href="https://support.microsoft.com/en-us/lifecycle/search" text:style-name="Internet_20_link" text:visited-style-name="Visited_20_Internet_20_Link"><text:span text:style-name="T231">Version Policy</text:span></text:a><text:span text:style-name="T93">)</text:span></text:p>
            </text:list-item>
          </text:list>
        </text:list-item>
      </text:list>
      <text:h text:style-name="P77" text:outline-level="3"><text:bookmark text:name="configuration2"/><text:bookmark text:name="configuration1"/><text:a xlink:type="simple" xlink:href="https://laravel.com/docs/7.x/database#configuration" text:style-name="Internet_20_link" text:visited-style-name="Visited_20_Internet_20_Link"><text:span text:style-name="T39">Configuration</text:span></text:a></text:h>
      <text:p text:style-name="P47"><text:span text:style-name="T240">The database configuration for your application is located at </text:span><text:span text:style-name="Source_20_Text"><text:span text:style-name="T158">config</text:span></text:span><text:span text:style-name="Source_20_Text"><text:span text:style-name="T116">/</text:span></text:span><text:span text:style-name="Source_20_Text"><text:span text:style-name="T158">database</text:span></text:span><text:span text:style-name="Source_20_Text"><text:span text:style-name="T116">.</text:span></text:span><text:span text:style-name="Source_20_Text"><text:span text:style-name="T158">php</text:span></text:span><text:span text:style-name="T240">. In this file you may define all of your database connections, as well as specify which connection should be used by default. Examples for most of the supported database systems are provided in this file.</text:span></text:p>
      <text:p text:style-name="P48"><text:span text:style-name="T240">By default, Laravel's sample </text:span><text:a xlink:type="simple" xlink:href="https://laravel.com/docs/7.x/configuration#environment-configuration" text:style-name="Internet_20_link" text:visited-style-name="Visited_20_Internet_20_Link"><text:span text:style-name="T233">environment configuration</text:span></text:a><text:span text:style-name="T240"> is ready to use with </text:span><text:a xlink:type="simple" xlink:href="https://laravel.com/docs/7.x/homestead" text:style-name="Internet_20_link" text:visited-style-name="Visited_20_Internet_20_Link"><text:span text:style-name="T233">Laravel Homestead</text:span></text:a><text:span text:style-name="T240">, which is a convenient virtual machine for doing Laravel development on your local machine. You are free to modify this configuration as needed for your local database.</text:span></text:p>
      <text:h text:style-name="P90" text:outline-level="4">SQLite Configuration</text:h>
      <text:p text:style-name="P47"><text:span text:style-name="T240">After creating a new SQLite database using a command such as </text:span><text:span text:style-name="Source_20_Text"><text:span text:style-name="T158">touch database</text:span></text:span><text:span text:style-name="Source_20_Text"><text:span text:style-name="T116">/</text:span></text:span><text:span text:style-name="Source_20_Text"><text:span text:style-name="T158">database</text:span></text:span><text:span text:style-name="Source_20_Text"><text:span text:style-name="T116">.</text:span></text:span><text:span text:style-name="Source_20_Text"><text:span text:style-name="T158">sqlite</text:span></text:span><text:span text:style-name="T240">, you can easily configure your environment variables to point to this newly created database by using the database's absolute path:</text:span></text:p>
      <text:p text:style-name="P83"><text:soft-page-break/><text:span text:style-name="Source_20_Text"><text:span text:style-name="T225">DB_CONNECTION</text:span></text:span><text:span text:style-name="Source_20_Text"><text:span text:style-name="T117">=sqlite</text:span></text:span></text:p>
      <text:p text:style-name="P85"><text:span text:style-name="Source_20_Text"><text:span text:style-name="T225">DB_DATABASE</text:span></text:span><text:span text:style-name="Source_20_Text"><text:span text:style-name="T117">=/absolute/path/to/database.sqlite</text:span></text:span></text:p>
      <text:p text:style-name="P47"><text:span text:style-name="T240">To enable foreign key constraints for SQLite connections, you should set the </text:span><text:span text:style-name="Source_20_Text"><text:span text:style-name="T224">DB_FOREIGN_KEYS</text:span></text:span><text:span text:style-name="T240"> environment variable to </text:span><text:span text:style-name="Source_20_Text"><text:span text:style-name="T224">true</text:span></text:span><text:span text:style-name="T240">:</text:span></text:p>
      <text:p text:style-name="P84"><text:span text:style-name="Source_20_Text"><text:span text:style-name="T225">DB_FOREIGN_KEYS</text:span></text:span><text:span text:style-name="Source_20_Text"><text:span text:style-name="T117">=</text:span></text:span><text:span text:style-name="Source_20_Text"><text:span text:style-name="T225">true</text:span></text:span></text:p>
      <text:h text:style-name="P90" text:outline-level="4">Configuration Using URLs</text:h>
      <text:p text:style-name="P47"><text:span text:style-name="T240">Typically, database connections are configured using multiple configuration values such as </text:span><text:span text:style-name="Source_20_Text"><text:span text:style-name="T158">host</text:span></text:span><text:span text:style-name="T240">, </text:span><text:span text:style-name="Source_20_Text"><text:span text:style-name="T158">database</text:span></text:span><text:span text:style-name="T240">, </text:span><text:span text:style-name="Source_20_Text"><text:span text:style-name="T158">username</text:span></text:span><text:span text:style-name="T240">, </text:span><text:span text:style-name="Source_20_Text"><text:span text:style-name="T158">password</text:span></text:span><text:span text:style-name="T240">, etc. Each of these configuration values has its own corresponding environment variable. This means that when configuring your database connection information on a production server, you need to manage several environment variables.</text:span></text:p>
      <text:p text:style-name="P43">Some managed database providers such as Heroku provide a single database "URL" that contains all of the connection information for the database in a single string. An example database URL may look something like the following:</text:p>
      <text:p text:style-name="P84"><text:span text:style-name="Source_20_Text"><text:span text:style-name="T117">mysql:</text:span></text:span><text:span text:style-name="Source_20_Text"><text:span text:style-name="T192">//root:password@127.0.0.1/forge?charset=UTF-8</text:span></text:span></text:p>
      <text:p text:style-name="P43">These URLs typically follow a standard schema convention:</text:p>
      <text:p text:style-name="P84"><text:span text:style-name="Source_20_Text"><text:span text:style-name="T117">driver:</text:span></text:span><text:span text:style-name="Source_20_Text"><text:span text:style-name="T192">//username:password@host:port/database?options</text:span></text:span></text:p>
      <text:p text:style-name="P47"><text:span text:style-name="T240">For convenience, Laravel supports these URLs as an alternative to configuring your database with multiple configuration options. If the </text:span><text:span text:style-name="Source_20_Text"><text:span text:style-name="T158">url</text:span></text:span><text:span text:style-name="T240"> (or corresponding </text:span><text:span text:style-name="Source_20_Text"><text:span text:style-name="T224">DATABASE_URL</text:span></text:span><text:span text:style-name="T240"> environment variable) configuration option is present, it will be used to extract the database connection and credential information.</text:span></text:p>
      <text:h text:style-name="P77" text:outline-level="3"><text:bookmark text:name="read-and-write-connections"/><text:soft-page-break/><text:a xlink:type="simple" xlink:href="https://laravel.com/docs/7.x/database#read-and-write-connections" text:style-name="Internet_20_link" text:visited-style-name="Visited_20_Internet_20_Link"><text:span text:style-name="T52">Read &amp; Write Connections</text:span></text:a></text:h>
      <text:p text:style-name="P43">Sometimes you may wish to use one database connection for SELECT statements, and another for INSERT, UPDATE, and DELETE statements. Laravel makes this a breeze, and the proper connections will always be used whether you are using raw queries, the query builder, or the Eloquent ORM.</text:p>
      <text:p text:style-name="P41"><text:span text:style-name="T253"><text:line-break/></text:span><text:span text:style-name="T251">12- </text:span><text:span text:style-name="T250">Database: Query Builder</text:span></text:p>
      <text:h text:style-name="P67" text:outline-level="2"><text:bookmark text:name="introduction2"/><text:a xlink:type="simple" xlink:href="https://laravel.com/docs/7.x/queries#introduction" text:style-name="Internet_20_link" text:visited-style-name="Visited_20_Internet_20_Link"><text:span text:style-name="T30">Introduction</text:span></text:a></text:h>
      <text:p text:style-name="P43">Laravel's database query builder provides a convenient, fluent interface to creating and running database queries. It can be used to perform most database operations in your application and works on all supported database systems.</text:p>
      <text:p text:style-name="P43">The Laravel query builder uses PDO parameter binding to protect your application against SQL injection attacks. There is no need to clean strings being passed as bindings.<text:line-break/></text:p>
      <text:p text:style-name="P54">PDO does not support binding column names. Therefore, you should never allow user input to dictate the column names referenced by your queries, including "order by" columns, etc. If you must allow the user to select certain columns to query against, always validate the column names against a white-list of allowed columns.</text:p>
      <text:h text:style-name="P68" text:outline-level="2"><text:bookmark text:name="retrieving-results"/><text:soft-page-break/><text:a xlink:type="simple" xlink:href="https://laravel.com/docs/7.x/queries#retrieving-results" text:style-name="Internet_20_link" text:visited-style-name="Visited_20_Internet_20_Link">Retrieving Results</text:a><text:span text:style-name="T51"> </text:span></text:h>
      <text:h text:style-name="P90" text:outline-level="4">Retrieving All Rows From A Table</text:h>
      <text:p text:style-name="P47"><text:span text:style-name="T240">You may use the </text:span><text:span text:style-name="Source_20_Text"><text:span text:style-name="T158">table</text:span></text:span><text:span text:style-name="T240"> method on the </text:span><text:span text:style-name="Source_20_Text"><text:span text:style-name="T224">DB</text:span></text:span><text:span text:style-name="T240"> facade to begin a query. The </text:span><text:span text:style-name="Source_20_Text"><text:span text:style-name="T158">table</text:span></text:span><text:span text:style-name="T240"> method returns a fluent query builder instance for the given table, allowing you to chain more constraints onto the query and then finally get the results using the </text:span><text:span text:style-name="Source_20_Text"><text:span text:style-name="T158">get</text:span></text:span><text:span text:style-name="T240"> method:</text:span></text:p>
      <text:p text:style-name="P83"><text:span text:style-name="Source_20_Text"><text:span text:style-name="T197">&lt;?php</text:span></text:span></text:p>
      <text:p text:style-name="P81"><text:span text:style-name="Source_20_Text"><text:span text:style-name="T175">namespace</text:span></text:span><text:span text:style-name="Source_20_Text"><text:span text:style-name="T69"> App\Http\Controllers;</text:span></text:span></text:p>
      <text:p text:style-name="P81"><text:span text:style-name="Source_20_Text"><text:span text:style-name="T175">use</text:span></text:span><text:span text:style-name="Source_20_Text"><text:span text:style-name="T69"> App\Http\Controllers\Controller;</text:span></text:span></text:p>
      <text:p text:style-name="P81"><text:span text:style-name="Source_20_Text"><text:span text:style-name="T175">use</text:span></text:span><text:span text:style-name="Source_20_Text"><text:span text:style-name="T69"> Illuminate\Support\Facades\DB;</text:span></text:span></text:p>
      <text:p text:style-name="P81"><text:span text:style-name="Source_20_Text"><text:span text:style-name="T175">class</text:span></text:span><text:span text:style-name="Source_20_Text"><text:span text:style-name="T69"> </text:span></text:span><text:span text:style-name="Source_20_Text"><text:span text:style-name="T141">UserController</text:span></text:span><text:span text:style-name="Source_20_Text"><text:span text:style-name="T69"> </text:span></text:span><text:span text:style-name="Source_20_Text"><text:span text:style-name="T175">extends</text:span></text:span><text:span text:style-name="Source_20_Text"><text:span text:style-name="T69"> </text:span></text:span><text:span text:style-name="Source_20_Text"><text:span text:style-name="T141">Controller</text:span></text:span></text:p>
      <text:p text:style-name="P81"><text:span text:style-name="Source_20_Text"><text:span text:style-name="T69">{</text:span></text:span></text:p>
      <text:p text:style-name="P81"><text:span text:style-name="Source_20_Text"><text:span text:style-name="T109"><text:s text:c="4"/></text:span></text:span><text:span text:style-name="Source_20_Text"><text:span text:style-name="T175">public</text:span></text:span><text:span text:style-name="Source_20_Text"><text:span text:style-name="T69"> </text:span></text:span><text:span text:style-name="Source_20_Text"><text:span text:style-name="T175">function</text:span></text:span><text:span text:style-name="Source_20_Text"><text:span text:style-name="T69"> </text:span></text:span><text:span text:style-name="Source_20_Text"><text:span text:style-name="T141">index</text:span></text:span><text:span text:style-name="Source_20_Text"><text:span text:style-name="T69">()</text:span></text:span></text:p>
      <text:p text:style-name="P81"><text:span text:style-name="Source_20_Text"><text:span text:style-name="T109"><text:s text:c="4"/></text:span></text:span><text:span text:style-name="Source_20_Text"><text:span text:style-name="T69">{</text:span></text:span></text:p>
      <text:p text:style-name="P81"><text:span text:style-name="Source_20_Text"><text:span text:style-name="T109"><text:s text:c="8"/></text:span></text:span><text:span text:style-name="Source_20_Text"><text:span text:style-name="T197">$users</text:span></text:span><text:span text:style-name="Source_20_Text"><text:span text:style-name="T69"> = </text:span></text:span><text:span text:style-name="Source_20_Text"><text:span text:style-name="T210">DB</text:span></text:span><text:span text:style-name="Source_20_Text"><text:span text:style-name="T69">::</text:span></text:span><text:span text:style-name="Source_20_Text"><text:span text:style-name="T141">table</text:span></text:span><text:span text:style-name="Source_20_Text"><text:span text:style-name="T69">(</text:span></text:span><text:span text:style-name="Source_20_Text"><text:span text:style-name="T163">'users'</text:span></text:span><text:span text:style-name="Source_20_Text"><text:span text:style-name="T69">)-&gt;</text:span></text:span><text:span text:style-name="Source_20_Text"><text:span text:style-name="T141">get</text:span></text:span><text:span text:style-name="Source_20_Text"><text:span text:style-name="T69">();</text:span></text:span></text:p>
      <text:p text:style-name="P81"><text:span text:style-name="T248"><text:tab/><text:tab/></text:span><text:span text:style-name="Source_20_Text"><text:span text:style-name="T197">$users</text:span></text:span><text:span text:style-name="Source_20_Text"><text:span text:style-name="T69"> = </text:span></text:span><text:span text:style-name="Source_20_Text"><text:span text:style-name="T210">DB</text:span></text:span><text:span text:style-name="Source_20_Text"><text:span text:style-name="T69">::</text:span></text:span><text:span text:style-name="Source_20_Text"><text:span text:style-name="T141">table</text:span></text:span><text:span text:style-name="Source_20_Text"><text:span text:style-name="T69">(</text:span></text:span><text:span text:style-name="Source_20_Text"><text:span text:style-name="T163">'users'</text:span></text:span><text:span text:style-name="Source_20_Text"><text:span text:style-name="T69">)</text:span></text:span></text:p>
      <text:p text:style-name="P81"><text:span text:style-name="Source_20_Text"><text:span text:style-name="T109"><text:s text:c="9"/></text:span></text:span><text:span text:style-name="Source_20_Text"><text:span text:style-name="T69">-&gt;</text:span></text:span><text:span text:style-name="Source_20_Text"><text:span text:style-name="T141">select</text:span></text:span><text:span text:style-name="Source_20_Text"><text:span text:style-name="T69">(</text:span></text:span><text:span text:style-name="Source_20_Text"><text:span text:style-name="T210">DB</text:span></text:span><text:span text:style-name="Source_20_Text"><text:span text:style-name="T69">::</text:span></text:span><text:span text:style-name="Source_20_Text"><text:span text:style-name="T141">raw</text:span></text:span><text:span text:style-name="Source_20_Text"><text:span text:style-name="T69">(</text:span></text:span><text:span text:style-name="Source_20_Text"><text:span text:style-name="T163">'count(*) as user_count, status'</text:span></text:span><text:span text:style-name="Source_20_Text"><text:span text:style-name="T69">))</text:span></text:span></text:p>
      <text:p text:style-name="P81"><text:span text:style-name="Source_20_Text"><text:span text:style-name="T109"><text:s text:c="9"/></text:span></text:span><text:span text:style-name="Source_20_Text"><text:span text:style-name="T69">-&gt;</text:span></text:span><text:span text:style-name="Source_20_Text"><text:span text:style-name="T141">where</text:span></text:span><text:span text:style-name="Source_20_Text"><text:span text:style-name="T69">(</text:span></text:span><text:span text:style-name="Source_20_Text"><text:span text:style-name="T163">'status'</text:span></text:span><text:span text:style-name="Source_20_Text"><text:span text:style-name="T69">, </text:span></text:span><text:span text:style-name="Source_20_Text"><text:span text:style-name="T163">'&lt;&gt;'</text:span></text:span><text:span text:style-name="Source_20_Text"><text:span text:style-name="T69">, </text:span></text:span><text:span text:style-name="Source_20_Text"><text:span text:style-name="T210">1</text:span></text:span><text:span text:style-name="Source_20_Text"><text:span text:style-name="T69">)</text:span></text:span></text:p>
      <text:p text:style-name="P81"><text:span text:style-name="Source_20_Text"><text:span text:style-name="T109"><text:s text:c="9"/></text:span></text:span><text:span text:style-name="Source_20_Text"><text:span text:style-name="T69">-&gt;</text:span></text:span><text:span text:style-name="Source_20_Text"><text:span text:style-name="T141">groupBy</text:span></text:span><text:span text:style-name="Source_20_Text"><text:span text:style-name="T69">(</text:span></text:span><text:span text:style-name="Source_20_Text"><text:span text:style-name="T163">'status'</text:span></text:span><text:span text:style-name="Source_20_Text"><text:span text:style-name="T69">)</text:span></text:span></text:p>
      <text:p text:style-name="P85"><text:span text:style-name="Source_20_Text"><text:span text:style-name="T109"><text:s text:c="9"/></text:span></text:span><text:span text:style-name="Source_20_Text"><text:span text:style-name="T69">-&gt;</text:span></text:span><text:span text:style-name="Source_20_Text"><text:span text:style-name="T140">paginate</text:span></text:span><text:span text:style-name="Source_20_Text"><text:span text:style-name="T69">(</text:span></text:span><text:span text:style-name="Source_20_Text"><text:span text:style-name="T68">15</text:span></text:span><text:span text:style-name="Source_20_Text"><text:span text:style-name="T69">);</text:span></text:span></text:p>
      <text:p text:style-name="P81"><text:span text:style-name="Source_20_Text"><text:span text:style-name="T109"><text:s text:c="8"/></text:span></text:span><text:span text:style-name="Source_20_Text"><text:span text:style-name="T175">return</text:span></text:span><text:span text:style-name="Source_20_Text"><text:span text:style-name="T69"> </text:span></text:span><text:span text:style-name="Source_20_Text"><text:span text:style-name="T141">view</text:span></text:span><text:span text:style-name="Source_20_Text"><text:span text:style-name="T69">(</text:span></text:span><text:span text:style-name="Source_20_Text"><text:span text:style-name="T163">'user.index'</text:span></text:span><text:span text:style-name="Source_20_Text"><text:span text:style-name="T69">, [</text:span></text:span><text:span text:style-name="Source_20_Text"><text:span text:style-name="T163">'users'</text:span></text:span><text:span text:style-name="Source_20_Text"><text:span text:style-name="T69"> =&gt; </text:span></text:span><text:span text:style-name="Source_20_Text"><text:span text:style-name="T197">$users</text:span></text:span><text:span text:style-name="Source_20_Text"><text:span text:style-name="T69">]);</text:span></text:span></text:p>
      <text:p text:style-name="P81"><text:span text:style-name="Source_20_Text"><text:span text:style-name="T109"><text:s text:c="4"/></text:span></text:span><text:span text:style-name="Source_20_Text"><text:span text:style-name="T69">}</text:span></text:span></text:p>
      <text:p text:style-name="P87"><text:span text:style-name="Source_20_Text"><text:span text:style-name="T69">}</text:span></text:span><text:span text:style-name="Source_20_Text"><text:span text:style-name="T85"><text:line-break/><text:line-break/> </text:span></text:span></text:p>
      <text:h text:style-name="P4" text:outline-level="1"><text:soft-page-break/><text:span text:style-name="T263">13- </text:span>Database: Migrations</text:h>
      <text:h text:style-name="P67" text:outline-level="2"><text:bookmark text:name="introduction3"/><text:a xlink:type="simple" xlink:href="https://laravel.com/docs/7.x/migrations#introduction" text:style-name="Internet_20_link" text:visited-style-name="Visited_20_Internet_20_Link"><text:span text:style-name="T30">Introduction</text:span></text:a></text:h>
      <text:p text:style-name="P43">Migrations are like version control for your database, allowing your team to modify and share the application's database schema. Migrations are typically paired with Laravel's schema builder to build your application's database schema. If you have ever had to tell a teammate to manually add a column to their local database schema, you've faced the problem that database migrations solve.</text:p>
      <text:p text:style-name="P47"><text:span text:style-name="T240">The Laravel </text:span><text:span text:style-name="Source_20_Text"><text:span text:style-name="T158">Schema</text:span></text:span><text:span text:style-name="T240"> </text:span><text:a xlink:type="simple" xlink:href="https://laravel.com/docs/7.x/facades" text:style-name="Internet_20_link" text:visited-style-name="Visited_20_Internet_20_Link"><text:span text:style-name="T233">facade</text:span></text:a><text:span text:style-name="T240"> provides database agnostic support for creating and manipulating tables across all of Laravel's supported database systems.</text:span></text:p>
      <text:h text:style-name="P68" text:outline-level="2"><text:bookmark text:name="generating-migrations"/><text:a xlink:type="simple" xlink:href="https://laravel.com/docs/7.x/migrations#generating-migrations" text:style-name="Internet_20_link" text:visited-style-name="Visited_20_Internet_20_Link"><text:span text:style-name="T51">Generating Migrations</text:span></text:a></text:h>
      <text:p text:style-name="P47"><text:span text:style-name="T240">To create a migration, use the </text:span><text:span text:style-name="Source_20_Text"><text:span text:style-name="T158">make</text:span></text:span><text:span text:style-name="Source_20_Text"><text:span text:style-name="T116">:</text:span></text:span><text:span text:style-name="Source_20_Text"><text:span text:style-name="T158">migration</text:span></text:span><text:span text:style-name="T240"> </text:span><text:a xlink:type="simple" xlink:href="https://laravel.com/docs/7.x/artisan" text:style-name="Internet_20_link" text:visited-style-name="Visited_20_Internet_20_Link"><text:span text:style-name="T233">Artisan command</text:span></text:a><text:span text:style-name="T240">:</text:span></text:p>
      <text:p text:style-name="P84"><text:span text:style-name="Source_20_Text"><text:span text:style-name="T117">php artisan make:migration create_users_table</text:span></text:span></text:p>
      <text:h text:style-name="P2" text:outline-level="1"><text:span text:style-name="T254"><text:line-break/></text:span><text:span text:style-name="T260">14- </text:span><text:span text:style-name="T259">Database: Seeding</text:span></text:h>
      <text:h text:style-name="P67" text:outline-level="2"><text:bookmark text:name="introduction4"/><text:a xlink:type="simple" xlink:href="https://laravel.com/docs/7.x/seeding#introduction" text:style-name="Internet_20_link" text:visited-style-name="Visited_20_Internet_20_Link"><text:span text:style-name="T36">Introduction</text:span></text:a></text:h>
      <text:p text:style-name="P47"><text:span text:style-name="T126">Laravel includes a simple method of seeding your database with test data using seed classes. All seed classes are stored in the </text:span><text:span text:style-name="Source_20_Text"><text:span text:style-name="T142">database</text:span></text:span><text:span text:style-name="Source_20_Text"><text:span text:style-name="T70">/</text:span></text:span><text:span text:style-name="Source_20_Text"><text:span text:style-name="T142">seeds</text:span></text:span><text:span text:style-name="T126"> directory. Seed classes may have any name you wish, but probably should follow some sensible convention, such as </text:span><text:span text:style-name="Source_20_Text"><text:span text:style-name="T142">UserSeeder</text:span></text:span><text:span text:style-name="T126">, etc. By default, a </text:span><text:span text:style-name="Source_20_Text"><text:span text:style-name="T142">DatabaseSeeder</text:span></text:span><text:span text:style-name="T126"> class is defined for you. </text:span><text:soft-page-break/><text:span text:style-name="T126">From this class, you may use the </text:span><text:span text:style-name="Source_20_Text"><text:span text:style-name="T142">call</text:span></text:span><text:span text:style-name="T126"> method to run other seed classes, allowing you to control the seeding order.</text:span></text:p>
      <text:h text:style-name="P68" text:outline-level="2"><text:bookmark text:name="writing-seeders"/><text:a xlink:type="simple" xlink:href="https://laravel.com/docs/7.x/seeding#writing-seeders" text:style-name="Internet_20_link" text:visited-style-name="Visited_20_Internet_20_Link"><text:span text:style-name="T37">Writing Seeders</text:span></text:a></text:h>
      <text:p text:style-name="P47"><text:span text:style-name="T126">To generate a seeder, execute the </text:span><text:span text:style-name="Source_20_Text"><text:span text:style-name="T142">make</text:span></text:span><text:span text:style-name="Source_20_Text"><text:span text:style-name="T70">:</text:span></text:span><text:span text:style-name="Source_20_Text"><text:span text:style-name="T142">seeder</text:span></text:span><text:span text:style-name="T126"> </text:span><text:a xlink:type="simple" xlink:href="https://laravel.com/docs/7.x/artisan" text:style-name="Internet_20_link" text:visited-style-name="Visited_20_Internet_20_Link"><text:span text:style-name="T226">Artisan command</text:span></text:a><text:span text:style-name="T126">. All seeders generated by the framework will be placed in the </text:span><text:span text:style-name="Source_20_Text"><text:span text:style-name="T142">database</text:span></text:span><text:span text:style-name="Source_20_Text"><text:span text:style-name="T70">/</text:span></text:span><text:span text:style-name="Source_20_Text"><text:span text:style-name="T142">seeds</text:span></text:span><text:span text:style-name="T126"> directory:</text:span></text:p>
      <text:p text:style-name="P84"><text:span text:style-name="Source_20_Text"><text:span text:style-name="T64">php artisan make:seeder UserSeeder</text:span></text:span></text:p>
      <text:p text:style-name="P47"><text:span text:style-name="T126">A seeder class only contains one method by default: </text:span><text:span text:style-name="Source_20_Text"><text:span text:style-name="T142">run</text:span></text:span><text:span text:style-name="T126">. This method is called when the </text:span><text:span text:style-name="Source_20_Text"><text:span text:style-name="T142">db</text:span></text:span><text:span text:style-name="Source_20_Text"><text:span text:style-name="T70">:</text:span></text:span><text:span text:style-name="Source_20_Text"><text:span text:style-name="T142">seed</text:span></text:span><text:span text:style-name="T126"> </text:span><text:a xlink:type="simple" xlink:href="https://laravel.com/docs/7.x/artisan" text:style-name="Internet_20_link" text:visited-style-name="Visited_20_Internet_20_Link"><text:span text:style-name="T226">Artisan command</text:span></text:a><text:span text:style-name="T126"> is executed. Within the </text:span><text:span text:style-name="Source_20_Text"><text:span text:style-name="T142">run</text:span></text:span><text:span text:style-name="T126"> method, you may insert data into your database however you wish. You may use the </text:span><text:a xlink:type="simple" xlink:href="https://laravel.com/docs/7.x/queries" text:style-name="Internet_20_link" text:visited-style-name="Visited_20_Internet_20_Link"><text:span text:style-name="T226">query builder</text:span></text:a><text:span text:style-name="T126"> to manually insert data or you may use </text:span><text:a xlink:type="simple" xlink:href="https://laravel.com/docs/7.x/database-testing#writing-factories" text:style-name="Internet_20_link" text:visited-style-name="Visited_20_Internet_20_Link"><text:span text:style-name="T226">Eloquent model factories</text:span></text:a><text:span text:style-name="T126">.</text:span></text:p>
      <text:p text:style-name="P51"><text:a xlink:type="simple" xlink:href="https://laravel.com/docs/7.x/eloquent#mass-assignment" text:style-name="Internet_20_link" text:visited-style-name="Visited_20_Internet_20_Link"><text:span text:style-name="T226">Mass assignment protection</text:span></text:a><text:span text:style-name="T94"> is automatically disabled during database seeding.</text:span></text:p>
      <text:p text:style-name="P47"><text:span text:style-name="T126">As an example, let's modify the default </text:span><text:span text:style-name="Source_20_Text"><text:span text:style-name="T142">DatabaseSeeder</text:span></text:span><text:span text:style-name="T126"> class and add a database insert statement to the </text:span><text:span text:style-name="Source_20_Text"><text:span text:style-name="T142">run</text:span></text:span><text:span text:style-name="T126"> method:</text:span></text:p>
      <text:p text:style-name="P83"><text:span text:style-name="Source_20_Text"><text:span text:style-name="T199">&lt;?php</text:span></text:span></text:p>
      <text:p text:style-name="P81"><text:span text:style-name="Source_20_Text"><text:span text:style-name="T180">use</text:span></text:span><text:span text:style-name="Source_20_Text"><text:span text:style-name="T82"> Illuminate\Database\Seeder;</text:span></text:span></text:p>
      <text:p text:style-name="P81"><text:span text:style-name="Source_20_Text"><text:span text:style-name="T180">use</text:span></text:span><text:span text:style-name="Source_20_Text"><text:span text:style-name="T82"> Illuminate\Support\Facades\DB;</text:span></text:span></text:p>
      <text:p text:style-name="P81"><text:span text:style-name="Source_20_Text"><text:span text:style-name="T180">use</text:span></text:span><text:span text:style-name="Source_20_Text"><text:span text:style-name="T82"> Illuminate\Support\Facades\Hash;</text:span></text:span></text:p>
      <text:p text:style-name="P81"><text:span text:style-name="Source_20_Text"><text:span text:style-name="T180">use</text:span></text:span><text:span text:style-name="Source_20_Text"><text:span text:style-name="T82"> Illuminate\Support\Str;</text:span></text:span></text:p>
      <text:p text:style-name="P81"><text:span text:style-name="Source_20_Text"><text:span text:style-name="T180">class</text:span></text:span><text:span text:style-name="Source_20_Text"><text:span text:style-name="T82"> </text:span></text:span><text:span text:style-name="Source_20_Text"><text:span text:style-name="T151">DatabaseSeeder</text:span></text:span><text:span text:style-name="Source_20_Text"><text:span text:style-name="T82"> </text:span></text:span><text:span text:style-name="Source_20_Text"><text:span text:style-name="T180">extends</text:span></text:span><text:span text:style-name="Source_20_Text"><text:span text:style-name="T82"> </text:span></text:span><text:span text:style-name="Source_20_Text"><text:span text:style-name="T151">Seeder</text:span></text:span></text:p>
      <text:p text:style-name="P81"><text:span text:style-name="Source_20_Text"><text:span text:style-name="T82">{</text:span></text:span></text:p>
      <text:p text:style-name="P81"><text:span text:style-name="Source_20_Text"><text:span text:style-name="T112"><text:s text:c="4"/></text:span></text:span><text:span text:style-name="Source_20_Text"><text:span text:style-name="T180">public</text:span></text:span><text:span text:style-name="Source_20_Text"><text:span text:style-name="T82"> </text:span></text:span><text:span text:style-name="Source_20_Text"><text:span text:style-name="T180">function</text:span></text:span><text:span text:style-name="Source_20_Text"><text:span text:style-name="T82"> </text:span></text:span><text:span text:style-name="Source_20_Text"><text:span text:style-name="T151">run</text:span></text:span><text:span text:style-name="Source_20_Text"><text:span text:style-name="T82">()</text:span></text:span></text:p>
      <text:p text:style-name="P81"><text:span text:style-name="Source_20_Text"><text:span text:style-name="T112"><text:s text:c="4"/></text:span></text:span><text:span text:style-name="Source_20_Text"><text:span text:style-name="T82">{</text:span></text:span></text:p>
      <text:p text:style-name="P81"><text:soft-page-break/><text:span text:style-name="Source_20_Text"><text:span text:style-name="T112"><text:s text:c="8"/></text:span></text:span><text:span text:style-name="Source_20_Text"><text:span text:style-name="T218">DB</text:span></text:span><text:span text:style-name="Source_20_Text"><text:span text:style-name="T82">::</text:span></text:span><text:span text:style-name="Source_20_Text"><text:span text:style-name="T151">table</text:span></text:span><text:span text:style-name="Source_20_Text"><text:span text:style-name="T82">(</text:span></text:span><text:span text:style-name="Source_20_Text"><text:span text:style-name="T167">'users'</text:span></text:span><text:span text:style-name="Source_20_Text"><text:span text:style-name="T82">)-&gt;</text:span></text:span><text:span text:style-name="Source_20_Text"><text:span text:style-name="T151">insert</text:span></text:span><text:span text:style-name="Source_20_Text"><text:span text:style-name="T82">([</text:span></text:span></text:p>
      <text:p text:style-name="P81"><text:span text:style-name="Source_20_Text"><text:span text:style-name="T112"><text:s text:c="12"/></text:span></text:span><text:span text:style-name="Source_20_Text"><text:span text:style-name="T167">'name'</text:span></text:span><text:span text:style-name="Source_20_Text"><text:span text:style-name="T82"> =&gt; Str::</text:span></text:span><text:span text:style-name="Source_20_Text"><text:span text:style-name="T151">random</text:span></text:span><text:span text:style-name="Source_20_Text"><text:span text:style-name="T82">(</text:span></text:span><text:span text:style-name="Source_20_Text"><text:span text:style-name="T218">10</text:span></text:span><text:span text:style-name="Source_20_Text"><text:span text:style-name="T82">),</text:span></text:span></text:p>
      <text:p text:style-name="P81"><text:span text:style-name="Source_20_Text"><text:span text:style-name="T112"><text:s text:c="12"/></text:span></text:span><text:span text:style-name="Source_20_Text"><text:span text:style-name="T167">'email'</text:span></text:span><text:span text:style-name="Source_20_Text"><text:span text:style-name="T82"> =&gt; Str::</text:span></text:span><text:span text:style-name="Source_20_Text"><text:span text:style-name="T151">random</text:span></text:span><text:span text:style-name="Source_20_Text"><text:span text:style-name="T82">(</text:span></text:span><text:span text:style-name="Source_20_Text"><text:span text:style-name="T218">10</text:span></text:span><text:span text:style-name="Source_20_Text"><text:span text:style-name="T82">).</text:span></text:span><text:span text:style-name="Source_20_Text"><text:span text:style-name="T167">'@gmail.com'</text:span></text:span><text:span text:style-name="Source_20_Text"><text:span text:style-name="T82">,</text:span></text:span></text:p>
      <text:p text:style-name="P81"><text:span text:style-name="Source_20_Text"><text:span text:style-name="T112"><text:s text:c="12"/></text:span></text:span><text:span text:style-name="Source_20_Text"><text:span text:style-name="T167">'password'</text:span></text:span><text:span text:style-name="Source_20_Text"><text:span text:style-name="T82"> =&gt; Hash::</text:span></text:span><text:span text:style-name="Source_20_Text"><text:span text:style-name="T151">make</text:span></text:span><text:span text:style-name="Source_20_Text"><text:span text:style-name="T82">(</text:span></text:span><text:span text:style-name="Source_20_Text"><text:span text:style-name="T167">'password'</text:span></text:span><text:span text:style-name="Source_20_Text"><text:span text:style-name="T82">),</text:span></text:span></text:p>
      <text:p text:style-name="P81"><text:span text:style-name="Source_20_Text"><text:span text:style-name="T112"><text:s text:c="8"/></text:span></text:span><text:span text:style-name="Source_20_Text"><text:span text:style-name="T82">]);</text:span></text:span></text:p>
      <text:p text:style-name="P81"><text:span text:style-name="Source_20_Text"><text:span text:style-name="T112"><text:s text:c="4"/></text:span></text:span><text:span text:style-name="Source_20_Text"><text:span text:style-name="T82">}</text:span></text:span></text:p>
      <text:p text:style-name="P85"><text:span text:style-name="Source_20_Text"><text:span text:style-name="T82">}</text:span></text:span></text:p>
      <text:p text:style-name="P41"><text:span text:style-name="T253"/></text:p>
      <text:p text:style-name="P40"/>
      <text:p text:style-name="P45"><text:span text:style-name="T125"/></text:p>
      <text:p text:style-name="P58"><text:span text:style-name="Source_20_Text"><text:span text:style-name="T97"/></text:span></text:p>
      <text:list xml:id="list3493257919" text:style-name="L6">
        <text:list-item>
          <text:list>
            <text:list-header>
              <text:p text:style-name="P33"/>
            </text:list-header>
          </text:list>
        </text:list-item>
      </text:list>
      <text:p text:style-name="P85"><text:span text:style-name="Source_20_Text"><text:span text:style-name="T64"/></text:span></text:p>
      <text:p text:style-name="P30"><text:span text:style-name="T15"/></text:p>
      <text:p text:style-name="P27"/>
      <text:p text:style-name="P27"/>
      <text:p text:style-name="P27"/>
      <text:p text:style-name="P27"/>
      <text:p text:style-name="P2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monospace" svg:font-family="monospace, monospace"/>
    <style:font-face style:name="scandia-web" svg:font-family="scandia-web, sans-serif"/>
    <style:font-face style:name="source-code-pro" svg:font-family="source-code-pr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BoutrosAsma" svg:font-family="BoutrosAsma" style:font-pitch="variable"/>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fo:border="none" fo:padding="0.020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7:14:12.752744717</meta:creation-date>
    <dc:date>2020-08-19T19:55:32.289284818</dc:date>
    <meta:editing-duration>PT48M11S</meta:editing-duration>
    <meta:editing-cycles>12</meta:editing-cycles>
    <meta:generator>LibreOffice/6.0.7.3$Linux_X86_64 LibreOffice_project/00m0$Build-3</meta:generator>
    <meta:document-statistic meta:table-count="0" meta:image-count="6" meta:object-count="0" meta:page-count="40" meta:paragraph-count="416" meta:word-count="4867" meta:character-count="33616" meta:non-whitespace-character-count="28484"/>
  </office:meta>
</office:document-meta>
</file>